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1.3465in"/>
    </style:style>
    <style:style style:name="co3" style:family="table-column">
      <style:table-column-properties fo:break-before="auto" style:column-width="1.5874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1.356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793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61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9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3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2])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style-name="ce10"/>
          <table:table-cell/>
          <table:table-cell/>
          <table:table-cell table:style-name="Default" table:formula="of:=IF(ISBLANK([.M2]);[.A2];[.M2])" office:value-type="float" office:value="1">
            <text:p>1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3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]);[.A3];[.M3])" office:value-type="float" office:value="0">
            <text:p>0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4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5])" office:value-type="float" office:value="1.9999">
            <text:p>1.9999</text:p>
          </table:table-cell>
          <table:table-cell table:style-name="ce7" office:value-type="float" office:value="-1.9999">
            <text:p>-1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]);[.A5];[.M5])" office:value-type="float" office:value="1.9999">
            <text:p>1.9999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6])" office:value-type="float" office:value="1.9999">
            <text:p>1.9999</text:p>
          </table:table-cell>
          <table:table-cell table:style-name="ce7" office:value-type="float" office:value="1.9999">
            <text:p>1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]);[.A6];[.M6])" office:value-type="float" office:value="1.9999">
            <text:p>1.9999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7])" office:value-type="float" office:value="0">
            <text:p>0</text:p>
          </table:table-cell>
          <table:table-cell table:style-name="ce8" office:value-type="boolean" office:boolean-value="false">
            <text:p>FALS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]);[.A7];[.M7])" office:value-type="float" office:value="0">
            <text:p>0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8])" office:value-type="float" office:value="1">
            <text:p>1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ABS([.C9])" office:value-type="float" office:value="3">
            <text:p>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ABS([.C10])" office:value-type="float" office:value="4">
            <text:p>4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]);[.A10];[.M10])" office:value-type="float" office:value="4">
            <text:p>4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COS([.C12])" office:value-type="float" office:value="3.14159265358979">
            <text:p>3.14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style-name="ce10"/>
          <table:table-cell/>
          <table:table-cell/>
          <table:table-cell table:style-name="Default" table:formula="of:=IF(ISBLANK([.M12]);[.A12];[.M12])" office:value-type="float" office:value="3.14159265358979">
            <text:p>3.14159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2745040011228">
            <text:p>3.12745</text:p>
          </table:table-cell>
          <table:table-cell table:formula="of:=ACOS([.C13])" office:value-type="float" office:value="3.12745040011228">
            <text:p>3.12745</text:p>
          </table:table-cell>
          <table:table-cell table:style-name="ce7" office:value-type="float" office:value="-0.9999">
            <text:p>-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]);[.A13];[.M13])" office:value-type="float" office:value="3.12745040011228">
            <text:p>3.12745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943951023932">
            <text:p>2.0944</text:p>
          </table:table-cell>
          <table:table-cell table:formula="of:=ACOS([.C14])" office:value-type="float" office:value="2.0943951023932">
            <text:p>2.0944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]);[.A14];[.M14])" office:value-type="float" office:value="2.0943951023932">
            <text:p>2.0944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89632679506">
            <text:p>1.5709</text:p>
          </table:table-cell>
          <table:table-cell table:formula="of:=ACOS([.C15])" office:value-type="float" office:value="1.57089632679506">
            <text:p>1.5709</text:p>
          </table:table-cell>
          <table:table-cell table:style-name="ce7" office:value-type="float" office:value="-0.0001">
            <text:p>-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]);[.A15];[.M15])" office:value-type="float" office:value="1.57089632679506">
            <text:p>1.5709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COS([.C16])" office:value-type="float" office:value="1.5707963267949">
            <text:p>1.5708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]);[.A16];[.M16])" office:value-type="float" office:value="1.5707963267949">
            <text:p>1.5708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69632679473">
            <text:p>1.5707</text:p>
          </table:table-cell>
          <table:table-cell table:formula="of:=ACOS([.C17])" office:value-type="float" office:value="1.57069632679473">
            <text:p>1.5707</text:p>
          </table:table-cell>
          <table:table-cell table:style-name="ce7" office:value-type="float" office:value="0.0001">
            <text:p>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]);[.A17];[.M17])" office:value-type="float" office:value="1.57069632679473">
            <text:p>1.5707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471975511966">
            <text:p>1.0472</text:p>
          </table:table-cell>
          <table:table-cell table:formula="of:=ACOS([.C18])" office:value-type="float" office:value="1.0471975511966">
            <text:p>1.0472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]);[.A18];[.M18])" office:value-type="float" office:value="1.0471975511966">
            <text:p>1.0472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41422534775121">
            <text:p>0.01414</text:p>
          </table:table-cell>
          <table:table-cell table:formula="of:=ACOS([.C19])" office:value-type="float" office:value="0.0141422534775121">
            <text:p>0.01414</text:p>
          </table:table-cell>
          <table:table-cell table:style-name="ce7" office:value-type="float" office:value="0.9999">
            <text:p>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]);[.A19];[.M19])" office:value-type="float" office:value="0.0141422534775121">
            <text:p>0.01414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([.C2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]);[.A20];[.M20])" office:value-type="float" office:value="0">
            <text:p>0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1])" office:value-type="float" office:value="0">
            <text:p>#VALUE!</text:p>
          </table:table-cell>
          <table:table-cell table:style-name="ce7" office:value-type="float" office:value="-1.0001">
            <text:p>-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21]);[.A21];[.M21])" office:value-type="string" office:string-value="Err:519">
            <text:p>Err:519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2])" office:value-type="float" office:value="0">
            <text:p>#VALUE!</text:p>
          </table:table-cell>
          <table:table-cell table:style-name="ce7" office:value-type="float" office:value="1.0001">
            <text:p>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22]);[.A22];[.M22])" office:value-type="string" office:string-value="Err:519">
            <text:p>Err:519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H([.C2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style-name="ce10"/>
          <table:table-cell/>
          <table:table-cell/>
          <table:table-cell table:style-name="Default" table:formula="of:=IF(ISBLANK([.M24]);[.A24];[.M24])" office:value-type="float" office:value="0">
            <text:p>0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1695789692482">
            <text:p>1.31696</text:p>
          </table:table-cell>
          <table:table-cell table:formula="of:=ACOSH([.C25])" office:value-type="float" office:value="1.31695789692482">
            <text:p>1.3169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]);[.A25];[.M25])" office:value-type="float" office:value="1.31695789692482">
            <text:p>1.31696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76274717403909">
            <text:p>1.76275</text:p>
          </table:table-cell>
          <table:table-cell table:formula="of:=ACOSH([.C26])" office:value-type="float" office:value="1.76274717403909">
            <text:p>1.7627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]);[.A26];[.M26])" office:value-type="float" office:value="1.76274717403909">
            <text:p>1.76275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16158094096531">
            <text:p>2.16158</text:p>
          </table:table-cell>
          <table:table-cell table:formula="of:=ACOSH([.C27])" office:value-type="float" office:value="2.16158094096531">
            <text:p>2.16158</text:p>
          </table:table-cell>
          <table:table-cell table:style-name="ce7" office:value-type="float" office:value="4.4">
            <text:p>4.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]);[.A27];[.M27])" office:value-type="float" office:value="2.16158094096531">
            <text:p>2.16158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6307574609729">
            <text:p>3.06308</text:p>
          </table:table-cell>
          <table:table-cell table:formula="of:=ACOSH([.C28])" office:value-type="float" office:value="3.06307574609729">
            <text:p>3.06308</text:p>
          </table:table-cell>
          <table:table-cell table:style-name="ce7" office:value-type="float" office:value="10.72">
            <text:p>10.7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]);[.A28];[.M28])" office:value-type="float" office:value="3.06307574609729">
            <text:p>3.06308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0537783121665">
            <text:p>3.70538</text:p>
          </table:table-cell>
          <table:table-cell table:formula="of:=ACOSH([.C29])" office:value-type="float" office:value="3.70537783121665">
            <text:p>3.70538</text:p>
          </table:table-cell>
          <table:table-cell table:style-name="ce7" office:value-type="float" office:value="20.345">
            <text:p>20.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]);[.A29];[.M29])" office:value-type="float" office:value="3.70537783121665">
            <text:p>3.70538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29829236561049">
            <text:p>5.29829</text:p>
          </table:table-cell>
          <table:table-cell table:formula="of:=ACOSH([.C30])" office:value-type="float" office:value="5.29829236561049">
            <text:p>5.29829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]);[.A30];[.M30])" office:value-type="float" office:value="5.29829236561049">
            <text:p>5.29829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60090220954199">
            <text:p>7.6009</text:p>
          </table:table-cell>
          <table:table-cell table:formula="of:=ACOSH([.C31])" office:value-type="float" office:value="7.60090220954199">
            <text:p>7.6009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]);[.A31];[.M31])" office:value-type="float" office:value="7.60090220954199">
            <text:p>7.6009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.90348755003613">
            <text:p>9.90349</text:p>
          </table:table-cell>
          <table:table-cell table:formula="of:=ACOSH([.C32])" office:value-type="float" office:value="9.90348755003613">
            <text:p>9.90349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]);[.A32];[.M32])" office:value-type="float" office:value="9.90348755003613">
            <text:p>9.90349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052">
            <text:p>12.20607</text:p>
          </table:table-cell>
          <table:table-cell table:formula="of:=ACOSH([.C33])" office:value-type="float" office:value="12.2060726455052">
            <text:p>12.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]);[.A33];[.M33])" office:value-type="float" office:value="12.2060726455052">
            <text:p>12.20607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.508657738524">
            <text:p>14.50866</text:p>
          </table:table-cell>
          <table:table-cell table:formula="of:=ACOSH([.C34])" office:value-type="float" office:value="14.508657738524">
            <text:p>14.50866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]);[.A34];[.M34])" office:value-type="float" office:value="14.508657738524">
            <text:p>14.50866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5])" office:value-type="float" office:value="0">
            <text:p>Err:502</text:p>
          </table:table-cell>
          <table:table-cell table:style-name="ce7" office:value-type="float" office:value="0.98">
            <text:p>0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5]);[.A35];[.M35])" office:value-type="string" office:string-value="Err:502">
            <text:p>Err:502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6]);[.A36];[.M36])" office:value-type="string" office:string-value="Err:502">
            <text:p>Err:502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67949">
            <text:p>-1.5708</text:p>
          </table:table-cell>
          <table:table-cell table:formula="of:=ASIN([.C38])" office:value-type="float" office:value="-1.5707963267949">
            <text:p>-1.570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style-name="ce10"/>
          <table:table-cell/>
          <table:table-cell/>
          <table:table-cell table:style-name="Default" table:formula="of:=IF(ISBLANK([.M38]);[.A38];[.M38])" office:value-type="float" office:value="-1.5707963267949">
            <text:p>-1.5708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5665407331738">
            <text:p>-1.55665</text:p>
          </table:table-cell>
          <table:table-cell table:formula="of:=ASIN([.C39])" office:value-type="float" office:value="-1.55665407331738">
            <text:p>-1.55665</text:p>
          </table:table-cell>
          <table:table-cell table:style-name="ce7" office:value-type="float" office:value="-0.9999">
            <text:p>-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9]);[.A39];[.M39])" office:value-type="float" office:value="-1.55665407331738">
            <text:p>-1.55665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.5236</text:p>
          </table:table-cell>
          <table:table-cell table:formula="of:=ASIN([.C40])" office:value-type="float" office:value="-0.523598775598299">
            <text:p>-0.5236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]);[.A40];[.M40])" office:value-type="float" office:value="-0.523598775598299">
            <text:p>-0.5236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100000000166667">
            <text:p>-0.0001</text:p>
          </table:table-cell>
          <table:table-cell table:formula="of:=ASIN([.C41])" office:value-type="float" office:value="-0.000100000000166667">
            <text:p>-0.0001</text:p>
          </table:table-cell>
          <table:table-cell table:style-name="ce7" office:value-type="float" office:value="-0.0001">
            <text:p>-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]);[.A41];[.M41])" office:value-type="float" office:value="-0.000100000000166667">
            <text:p>-0.0001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([.C42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]);[.A42];[.M42])" office:value-type="float" office:value="0">
            <text:p>0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100000000166667">
            <text:p>0.0001</text:p>
          </table:table-cell>
          <table:table-cell table:formula="of:=ASIN([.C43])" office:value-type="float" office:value="0.000100000000166667">
            <text:p>0.0001</text:p>
          </table:table-cell>
          <table:table-cell table:style-name="ce7" office:value-type="float" office:value="0.0001">
            <text:p>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]);[.A43];[.M43])" office:value-type="float" office:value="0.000100000000166667">
            <text:p>0.0001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.5236</text:p>
          </table:table-cell>
          <table:table-cell table:formula="of:=ASIN([.C44])" office:value-type="float" office:value="0.523598775598299">
            <text:p>0.5236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]);[.A44];[.M44])" office:value-type="float" office:value="0.523598775598299">
            <text:p>0.5236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5665407331738">
            <text:p>1.55665</text:p>
          </table:table-cell>
          <table:table-cell table:formula="of:=ASIN([.C45])" office:value-type="float" office:value="1.55665407331738">
            <text:p>1.55665</text:p>
          </table:table-cell>
          <table:table-cell table:style-name="ce7" office:value-type="float" office:value="0.9999">
            <text:p>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]);[.A45];[.M45])" office:value-type="float" office:value="1.55665407331738">
            <text:p>1.55665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SIN([.C46])" office:value-type="float" office:value="1.5707963267949">
            <text:p>1.57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]);[.A46];[.M46])" office:value-type="float" office:value="1.5707963267949">
            <text:p>1.5708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7])" office:value-type="float" office:value="0">
            <text:p>#VALUE!</text:p>
          </table:table-cell>
          <table:table-cell table:style-name="ce7" office:value-type="float" office:value="-1.0001">
            <text:p>-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7]);[.A47];[.M47])" office:value-type="string" office:string-value="Err:519">
            <text:p>Err:519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8])" office:value-type="float" office:value="0">
            <text:p>#VALUE!</text:p>
          </table:table-cell>
          <table:table-cell table:style-name="ce7" office:value-type="float" office:value="1.0001">
            <text:p>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8]);[.A48];[.M48])" office:value-type="string" office:string-value="Err:519">
            <text:p>Err:519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H([.C50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style-name="ce10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81211825059603">
            <text:p>0.48121</text:p>
          </table:table-cell>
          <table:table-cell table:formula="of:=ASINH([.C51])" office:value-type="float" office:value="0.481211825059603">
            <text:p>0.48121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1]);[.A51];[.M51])" office:value-type="float" office:value="0.481211825059603">
            <text:p>0.48121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481211825059603">
            <text:p>-0.48121</text:p>
          </table:table-cell>
          <table:table-cell table:formula="of:=ASINH([.C52])" office:value-type="float" office:value="-0.481211825059603">
            <text:p>-0.48121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2]);[.A52];[.M52])" office:value-type="float" office:value="-0.481211825059603">
            <text:p>-0.4812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44363547517881">
            <text:p>1.44364</text:p>
          </table:table-cell>
          <table:table-cell table:formula="of:=ASINH([.C53])" office:value-type="float" office:value="1.44363547517881">
            <text:p>1.44364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3]);[.A53];[.M53])" office:value-type="float" office:value="1.44363547517881">
            <text:p>1.44364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44363547517881">
            <text:p>-1.44364</text:p>
          </table:table-cell>
          <table:table-cell table:formula="of:=ASINH([.C54])" office:value-type="float" office:value="-1.44363547517881">
            <text:p>-1.4436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4]);[.A54];[.M54])" office:value-type="float" office:value="-1.44363547517881">
            <text:p>-1.44364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1844645923207">
            <text:p>1.81845</text:p>
          </table:table-cell>
          <table:table-cell table:formula="of:=ASINH([.C55])" office:value-type="float" office:value="1.81844645923207">
            <text:p>1.8184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5]);[.A55];[.M55])" office:value-type="float" office:value="1.81844645923207">
            <text:p>1.81845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1243834127275">
            <text:p>2.31244</text:p>
          </table:table-cell>
          <table:table-cell table:formula="of:=ASINH([.C56])" office:value-type="float" office:value="2.31243834127275">
            <text:p>2.31244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6]);[.A56];[.M56])" office:value-type="float" office:value="2.31243834127275">
            <text:p>2.31244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99822295029797">
            <text:p>2.99822</text:p>
          </table:table-cell>
          <table:table-cell table:formula="of:=ASINH([.C57])" office:value-type="float" office:value="2.99822295029797">
            <text:p>2.9982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7]);[.A57];[.M57])" office:value-type="float" office:value="2.99822295029797">
            <text:p>2.99822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29834236561059">
            <text:p>5.29834</text:p>
          </table:table-cell>
          <table:table-cell table:formula="of:=ASINH([.C58])" office:value-type="float" office:value="5.29834236561059">
            <text:p>5.29834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8]);[.A58];[.M58])" office:value-type="float" office:value="5.29834236561059">
            <text:p>5.29834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552">
            <text:p>12.20607</text:p>
          </table:table-cell>
          <table:table-cell table:formula="of:=ASINH([.C59])" office:value-type="float" office:value="12.2060726455552">
            <text:p>12.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9]);[.A59];[.M59])" office:value-type="float" office:value="12.2060726455552">
            <text:p>12.20607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.2060726455552">
            <text:p>-12.20607</text:p>
          </table:table-cell>
          <table:table-cell table:formula="of:=ASINH([.C60])" office:value-type="float" office:value="-12.2060726455552">
            <text:p>-12.20607</text:p>
          </table:table-cell>
          <table:table-cell table:style-name="ce7" office:value-type="float" office:value="-100000">
            <text:p>-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0]);[.A60];[.M60])" office:value-type="float" office:value="-12.2060726455552">
            <text:p>-12.20607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57949">
            <text:p>-1.5708</text:p>
          </table:table-cell>
          <table:table-cell table:formula="of:=ATAN([.C62])" office:value-type="float" office:value="-1.5707963257949">
            <text:p>-1.5708</text:p>
          </table:table-cell>
          <table:table-cell table:style-name="ce7" office:value-type="float" office:value="-1000000000">
            <text:p>-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style-name="ce10"/>
          <table:table-cell/>
          <table:table-cell/>
          <table:table-cell table:style-name="Default" table:formula="of:=IF(ISBLANK([.M62]);[.A62];[.M62])" office:value-type="float" office:value="-1.5707963257949">
            <text:p>-1.5708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6979632712823">
            <text:p>-1.5698</text:p>
          </table:table-cell>
          <table:table-cell table:formula="of:=ATAN([.C63])" office:value-type="float" office:value="-1.56979632712823">
            <text:p>-1.5698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3]);[.A63];[.M63])" office:value-type="float" office:value="-1.56979632712823">
            <text:p>-1.5698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.7854</text:p>
          </table:table-cell>
          <table:table-cell table:formula="of:=ATAN([.C64])" office:value-type="float" office:value="-0.785398163397448">
            <text:p>-0.7854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4]);[.A64];[.M64])" office:value-type="float" office:value="-0.785398163397448">
            <text:p>-0.7854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99668652491162">
            <text:p>-0.09967</text:p>
          </table:table-cell>
          <table:table-cell table:formula="of:=ATAN([.C65])" office:value-type="float" office:value="-0.099668652491162">
            <text:p>-0.09967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5]);[.A65];[.M65])" office:value-type="float" office:value="-0.099668652491162">
            <text:p>-0.09967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.001</text:p>
          </table:table-cell>
          <table:table-cell table:formula="of:=ATAN([.C66])" office:value-type="float" office:value="-0.000999999666666867">
            <text:p>-0.00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6]);[.A66];[.M66])" office:value-type="float" office:value="-0.000999999666666867">
            <text:p>-0.001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([.C6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7]);[.A67];[.M67])" office:value-type="float" office:value="0">
            <text:p>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.001</text:p>
          </table:table-cell>
          <table:table-cell table:formula="of:=ATAN([.C68])" office:value-type="float" office:value="0.000999999666666867">
            <text:p>0.00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8]);[.A68];[.M68])" office:value-type="float" office:value="0.000999999666666867">
            <text:p>0.001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9668652491162">
            <text:p>0.09967</text:p>
          </table:table-cell>
          <table:table-cell table:formula="of:=ATAN([.C69])" office:value-type="float" office:value="0.099668652491162">
            <text:p>0.09967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9]);[.A69];[.M69])" office:value-type="float" office:value="0.099668652491162">
            <text:p>0.09967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.7854</text:p>
          </table:table-cell>
          <table:table-cell table:formula="of:=ATAN([.C70])" office:value-type="float" office:value="0.785398163397448">
            <text:p>0.7854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0]);[.A70];[.M70])" office:value-type="float" office:value="0.785398163397448">
            <text:p>0.7854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6979632712823">
            <text:p>1.5698</text:p>
          </table:table-cell>
          <table:table-cell table:formula="of:=ATAN([.C71])" office:value-type="float" office:value="1.56979632712823">
            <text:p>1.5698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1]);[.A71];[.M71])" office:value-type="float" office:value="1.56979632712823">
            <text:p>1.5698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57949">
            <text:p>1.5708</text:p>
          </table:table-cell>
          <table:table-cell table:formula="of:=ATAN([.C72])" office:value-type="float" office:value="1.5707963257949">
            <text:p>1.5708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2]);[.A72];[.M72])" office:value-type="float" office:value="1.5707963257949">
            <text:p>1.5708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H([.C7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style-name="ce10"/>
          <table:table-cell/>
          <table:table-cell/>
          <table:table-cell table:style-name="Default" table:formula="of:=IF(ISBLANK([.M74]);[.A74];[.M74])" office:value-type="float" office:value="0">
            <text:p>0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5347731076">
            <text:p>0.10034</text:p>
          </table:table-cell>
          <table:table-cell table:formula="of:=ATANH([.C75])" office:value-type="float" office:value="0.100335347731076">
            <text:p>0.10034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5]);[.A75];[.M75])" office:value-type="float" office:value="0.100335347731076">
            <text:p>0.10034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5347731076">
            <text:p>-0.10034</text:p>
          </table:table-cell>
          <table:table-cell table:formula="of:=ATANH([.C76])" office:value-type="float" office:value="-0.100335347731076">
            <text:p>-0.10034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6]);[.A76];[.M76])" office:value-type="float" office:value="-0.100335347731076">
            <text:p>-0.10034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ATANH([.C77])" office:value-type="float" office:value="0.549306144334055">
            <text:p>0.54931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7]);[.A77];[.M77])" office:value-type="float" office:value="0.549306144334055">
            <text:p>0.54931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ATANH([.C78])" office:value-type="float" office:value="-0.549306144334055">
            <text:p>-0.54931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8]);[.A78];[.M78])" office:value-type="float" office:value="-0.549306144334055">
            <text:p>-0.54931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67300527694053">
            <text:p>0.8673</text:p>
          </table:table-cell>
          <table:table-cell table:formula="of:=ATANH([.C79])" office:value-type="float" office:value="0.867300527694053">
            <text:p>0.8673</text:p>
          </table:table-cell>
          <table:table-cell table:style-name="ce7" office:value-type="float" office:value="0.7">
            <text:p>0.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9]);[.A79];[.M79])" office:value-type="float" office:value="0.867300527694053">
            <text:p>0.8673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67300527694053">
            <text:p>-0.8673</text:p>
          </table:table-cell>
          <table:table-cell table:formula="of:=ATANH([.C80])" office:value-type="float" office:value="-0.867300527694053">
            <text:p>-0.8673</text:p>
          </table:table-cell>
          <table:table-cell table:style-name="ce7" office:value-type="float" office:value="-0.7">
            <text:p>-0.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0]);[.A80];[.M80])" office:value-type="float" office:value="-0.867300527694053">
            <text:p>-0.8673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f:=ATANH([.C8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ATANH([.C8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2]);[.A82];[.M82])" office:value-type="string" office:string-value="Err:502">
            <text:p>Err:50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4])" office:value-type="float" office:value="0">
            <text:p>Err:502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4]);[.A84];[.M84])" office:value-type="string" office:string-value="Err:502">
            <text:p>Err:502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.35619449019234">
            <text:p>-2.35619</text:p>
          </table:table-cell>
          <table:table-cell table:formula="of:=ATAN2([.C86];[.D86])" office:value-type="float" office:value="-2.35619449019234">
            <text:p>-2.3561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style-name="ce10"/>
          <table:table-cell/>
          <table:table-cell/>
          <table:table-cell table:style-name="Default" table:formula="of:=IF(ISBLANK([.M86]);[.A86];[.M86])" office:value-type="float" office:value="-2.35619449019234">
            <text:p>-2.35619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.7854</text:p>
          </table:table-cell>
          <table:table-cell table:formula="of:=ATAN2([.C87];[.D87])" office:value-type="float" office:value="-0.785398163397448">
            <text:p>-0.78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7]);[.A87];[.M87])" office:value-type="float" office:value="-0.785398163397448">
            <text:p>-0.7854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707963267949">
            <text:p>-1.5708</text:p>
          </table:table-cell>
          <table:table-cell table:formula="of:=ATAN2([.C88];[.D88])" office:value-type="float" office:value="-1.5707963267949">
            <text:p>-1.57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8]);[.A88];[.M88])" office:value-type="float" office:value="-1.5707963267949">
            <text:p>-1.5708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5619449019234">
            <text:p>2.35619</text:p>
          </table:table-cell>
          <table:table-cell table:formula="of:=ATAN2([.C89];[.D89])" office:value-type="float" office:value="2.35619449019234">
            <text:p>2.3561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9]);[.A89];[.M89])" office:value-type="float" office:value="2.35619449019234">
            <text:p>2.35619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.7854</text:p>
          </table:table-cell>
          <table:table-cell table:formula="of:=ATAN2([.C90];[.D90])" office:value-type="float" office:value="0.785398163397448">
            <text:p>0.78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0]);[.A90];[.M90])" office:value-type="float" office:value="0.785398163397448">
            <text:p>0.7854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TAN2([.C91];[.D91])" office:value-type="float" office:value="1.5707963267949">
            <text:p>1.57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1]);[.A91];[.M91])" office:value-type="float" office:value="1.5707963267949">
            <text:p>1.5708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TAN2([.C92];[.D92])" office:value-type="float" office:value="3.14159265358979">
            <text:p>3.1415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2]);[.A92];[.M92])" office:value-type="float" office:value="3.14159265358979">
            <text:p>3.14159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3];[.D93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3]);[.A93];[.M93])" office:value-type="float" office:value="0">
            <text:p>0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4];[.D9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4]);[.A94];[.M94])" office:value-type="float" office:value="0">
            <text:p>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.001</text:p>
          </table:table-cell>
          <table:table-cell table:formula="of:=ATAN2([.C95];[.D95])" office:value-type="float" office:value="-0.000999999666666866">
            <text:p>-0.00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5]);[.A95];[.M95])" office:value-type="float" office:value="-0.000999999666666867">
            <text:p>-0.001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.001</text:p>
          </table:table-cell>
          <table:table-cell table:formula="of:=ATAN2([.C96];[.D96])" office:value-type="float" office:value="0.000999999666666866">
            <text:p>0.00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6]);[.A96];[.M96])" office:value-type="float" office:value="0.000999999666666867">
            <text:p>0.001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GEOMEAN([.C98];[.D9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style-name="ce10"/>
          <table:table-cell/>
          <table:table-cell/>
          <table:table-cell table:style-name="Default" table:formula="of:=IF(ISBLANK([.M98]);[.A98];[.M98])" office:value-type="float" office:value="1">
            <text:p>1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99];[.D99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9]);[.A99];[.M99])" office:value-type="float" office:value="3">
            <text:p>3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44948974278318">
            <text:p>2.44949</text:p>
          </table:table-cell>
          <table:table-cell table:formula="of:=GEOMEAN([.C100];[.D100])" office:value-type="float" office:value="2.44948974278318">
            <text:p>2.4494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0]);[.A100];[.M100])" office:value-type="float" office:value="2.44948974278318">
            <text:p>2.44949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GEOMEAN([.C101];[.D101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2">
            <text:p>7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1]);[.A101];[.M101])" office:value-type="float" office:value="12">
            <text:p>12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72119144780585">
            <text:p>1.72119</text:p>
          </table:table-cell>
          <table:table-cell table:formula="of:=GEOMEAN([.C102];[.D102])" office:value-type="float" office:value="1.72119144780585">
            <text:p>1.72119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2.37">
            <text:p>2.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2]);[.A102];[.M102])" office:value-type="float" office:value="1.72119144780585">
            <text:p>1.72119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3];[.D10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3]);[.A103];[.M103])" office:value-type="string" office:string-value="Err:502">
            <text:p>Err:502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4];[.D10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4]);[.A104];[.M104])" office:value-type="string" office:string-value="Err:502">
            <text:p>Err:502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5];[.D10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5]);[.A105];[.M105])" office:value-type="string" office:string-value="Err:502">
            <text:p>Err:502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GEOMEAN([.C107];[.D107];[.E107:.F107])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7]);[.A107];[.M107])" office:value-type="float" office:value="5">
            <text:p>5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108];[.D108];[.E108:.F108])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8]);[.A108];[.M108])" office:value-type="float" office:value="3">
            <text:p>3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94923200383977">
            <text:p>4.94923</text:p>
          </table:table-cell>
          <table:table-cell table:formula="of:=GEOMEAN([.C109];[.D109];[.E109:.F109])" office:value-type="float" office:value="4.94923200383977">
            <text:p>4.9492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9]);[.A109];[.M109])" office:value-type="float" office:value="4.94923200383977">
            <text:p>4.94923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HARMEAN([.C111];[.D111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style-name="ce10"/>
          <table:table-cell/>
          <table:table-cell/>
          <table:table-cell table:style-name="Default" table:formula="of:=IF(ISBLANK([.M111]);[.A111];[.M111])" office:value-type="float" office:value="4">
            <text:p>4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HARMEAN([.C112];[.D112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2]);[.A112];[.M112])" office:value-type="float" office:value="1">
            <text:p>1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13];[.D113])" office:value-type="float" office:value="3.2">
            <text:p>3.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3]);[.A113];[.M113])" office:value-type="float" office:value="3.2">
            <text:p>3.2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14];[.D114])" office:value-type="float" office:value="2.66666666666667">
            <text:p>2.6666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4]);[.A114];[.M114])" office:value-type="float" office:value="2.66666666666667">
            <text:p>2.66667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3674033149171">
            <text:p>1.63674</text:p>
          </table:table-cell>
          <table:table-cell table:formula="of:=HARMEAN([.C115];[.D115])" office:value-type="float" office:value="1.63674033149171">
            <text:p>1.63674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2.37">
            <text:p>2.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5]);[.A115];[.M115])" office:value-type="float" office:value="1.63674033149171">
            <text:p>1.63674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6];[.D11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6]);[.A116];[.M116])" office:value-type="string" office:string-value="Err:502">
            <text:p>Err:502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7];[.D117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7]);[.A117];[.M117])" office:value-type="string" office:string-value="Err:502">
            <text:p>Err:502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8];[.D118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8]);[.A118];[.M118])" office:value-type="string" office:string-value="Err:502">
            <text:p>Err:502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20];[.D120];[.E120:.F120])" office:value-type="float" office:value="3.2">
            <text:p>3.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0]);[.A120];[.M120])" office:value-type="float" office:value="3.2">
            <text:p>3.2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20689655172414">
            <text:p>2.2069</text:p>
          </table:table-cell>
          <table:table-cell table:formula="of:=HARMEAN([.C121];[.D121];[.E121:.F121])" office:value-type="float" office:value="2.20689655172414">
            <text:p>2.2069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1]);[.A121];[.M121])" office:value-type="float" office:value="2.20689655172414">
            <text:p>2.2069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22];[.D122];[.E122:.F122])" office:value-type="float" office:value="2.66666666666667">
            <text:p>2.6666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2]);[.A122];[.M122])" office:value-type="float" office:value="2.66666666666667">
            <text:p>2.66667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PERMUT([.C124];[.D12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style-name="ce10"/>
          <table:table-cell/>
          <table:table-cell/>
          <table:table-cell table:style-name="Default" table:formula="of:=IF(ISBLANK([.M124]);[.A124];[.M124])" office:value-type="float" office:value="2">
            <text:p>2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5];[.D125])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5]);[.A125];[.M125])" office:value-type="float" office:value="6">
            <text:p>6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26];[.D126])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 office:value-type="float" office:value="1.3">
            <text:p>1.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6]);[.A126];[.M126])" office:value-type="float" office:value="1">
            <text:p>1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520">
            <text:p>2520</text:p>
          </table:table-cell>
          <table:table-cell table:formula="of:=PERMUT([.C127];[.D127])" office:value-type="float" office:value="2520">
            <text:p>252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7]);[.A127];[.M127])" office:value-type="float" office:value="2520">
            <text:p>2520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8];[.D128])" office:value-type="float" office:value="6">
            <text:p>6</text:p>
          </table:table-cell>
          <table:table-cell table:style-name="ce7" office:value-type="float" office:value="3.4">
            <text:p>3.4</text:p>
          </table:table-cell>
          <table:table-cell table:style-name="ce7" office:value-type="float" office:value="2.1">
            <text:p>2.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8]);[.A128];[.M128])" office:value-type="float" office:value="6">
            <text:p>6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29];[.D129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29]);[.A129];[.M129])" office:value-type="string" office:string-value="Err:502">
            <text:p>Err:502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30];[.D13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0]);[.A130];[.M130])" office:value-type="float" office:value="1">
            <text:p>1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1];[.D13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1]);[.A131];[.M131])" office:value-type="string" office:string-value="Err:502">
            <text:p>Err:502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2];[.D13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2]);[.A132];[.M132])" office:value-type="string" office:string-value="Err:502">
            <text:p>Err:502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3];[.D13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3]);[.A133];[.M133])" office:value-type="string" office:string-value="Err:502">
            <text:p>Err:502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style-name="ce10"/>
          <table:table-cell/>
          <table:table-cell/>
          <table:table-cell table:style-name="Default" table:formula="of:=IF(ISBLANK([.M135]);[.A135];[.M135])" office:value-type="boolean" office:boolean-value="true">
            <text:p>TRUE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office:value-type="string">
            <text:p>double, BigDecimal, long</text:p>
          </table:table-cell>
          <table:table-cell/>
          <table:table-cell table:style-name="Default" table:formula="of:=IF(ISBLANK([.M136]);[.A136];[.M136])" office:value-type="boolean" office:boolean-value="true">
            <text:p>TRUE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7]);[.A137];[.M137])" office:value-type="boolean" office:boolean-value="true">
            <text:p>TRUE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8]);[.A138];[.M138])" office:value-type="boolean" office:boolean-value="true">
            <text:p>TRUE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9]);[.A139];[.M139])" office:value-type="boolean" office:boolean-value="true">
            <text:p>TRUE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0]);[.A140];[.M140])" office:value-type="boolean" office:boolean-value="true">
            <text:p>TRUE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1]);[.A141];[.M141])" office:value-type="boolean" office:boolean-value="false">
            <text:p>FALSE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2]);[.A142];[.M142])" office:value-type="boolean" office:boolean-value="false">
            <text:p>FALSE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44])" office:value-type="float" office:value="0.936752127533145">
            <text:p>0.93675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style-name="ce10"/>
          <table:table-cell/>
          <table:table-cell/>
          <table:table-cell table:style-name="Default" table:formula="of:=IF(ISBLANK([.M144]);[.A144];[.M144])" office:value-type="float" office:value="0.936752127533145">
            <text:p>0.93675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f:=COS([.C145])" office:value-type="float" office:value="-0.999999999973015">
            <text:p>-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5]);[.A145];[.M145])" office:value-type="float" office:value="-0.999999999973015">
            <text:p>-1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f:=COS([.C146])" office:value-type="float" office:value="-0.999999999996479">
            <text:p>-1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6]);[.A146];[.M146])" office:value-type="float" office:value="-0.999999999996479">
            <text:p>-1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.995</text:p>
          </table:table-cell>
          <table:table-cell table:formula="of:=COS([.C147])" office:value-type="float" office:value="0.995004165278026">
            <text:p>0.995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7]);[.A147];[.M147])" office:value-type="float" office:value="0.995004165278026">
            <text:p>0.995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f:=COS([.C148])" office:value-type="float" office:value="0.999999500000042">
            <text:p>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8]);[.A148];[.M148])" office:value-type="float" office:value="0.999999500000042">
            <text:p>1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([.C14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9]);[.A149];[.M149])" office:value-type="float" office:value="1">
            <text:p>1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f:=COS([.C150])" office:value-type="float" office:value="0.999999500000042">
            <text:p>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0]);[.A150];[.M150])" office:value-type="float" office:value="0.999999500000042">
            <text:p>1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.995</text:p>
          </table:table-cell>
          <table:table-cell table:formula="of:=COS([.C151])" office:value-type="float" office:value="0.995004165278026">
            <text:p>0.995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1]);[.A151];[.M151])" office:value-type="float" office:value="0.995004165278026">
            <text:p>0.995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f:=COS([.C152])" office:value-type="float" office:value="-0.999999999996479">
            <text:p>-1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2]);[.A152];[.M152])" office:value-type="float" office:value="-0.999999999996479">
            <text:p>-1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f:=COS([.C153])" office:value-type="float" office:value="-0.999999999973015">
            <text:p>-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3]);[.A153];[.M153])" office:value-type="float" office:value="-0.999999999973015">
            <text:p>-1</text:p>
          </table:table-cell>
          <table:table-cell table:style-name="Default" table:formula="of:=IF(ISBLANK([.O153]);IF(ISERROR([.B153]);&quot;Err:&quot;&amp;ORG.OPENOFFICE.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54])" office:value-type="float" office:value="0.936752127533145">
            <text:p>0.93675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4]);[.A154];[.M154])" office:value-type="float" office:value="0.936752127533145">
            <text:p>0.93675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H([.C15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style-name="ce10"/>
          <table:table-cell/>
          <table:table-cell/>
          <table:table-cell table:style-name="Default" table:formula="of:=IF(ISBLANK([.M156]);[.A156];[.M156])" office:value-type="float" office:value="1">
            <text:p>1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4308063481524">
            <text:p>1.54308</text:p>
          </table:table-cell>
          <table:table-cell table:formula="of:=COSH([.C157])" office:value-type="float" office:value="1.54308063481524">
            <text:p>1.543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7]);[.A157];[.M157])" office:value-type="float" office:value="1.54308063481524">
            <text:p>1.54308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.7622</text:p>
          </table:table-cell>
          <table:table-cell table:formula="of:=COSH([.C158])" office:value-type="float" office:value="3.76219569108363">
            <text:p>3.762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8]);[.A158];[.M158])" office:value-type="float" office:value="3.76219569108363">
            <text:p>3.7622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.7622</text:p>
          </table:table-cell>
          <table:table-cell table:formula="of:=COSH([.C159])" office:value-type="float" office:value="3.76219569108363">
            <text:p>3.762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9]);[.A159];[.M159])" office:value-type="float" office:value="3.76219569108363">
            <text:p>3.7622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COSH([.C160])" office:value-type="float" office:value="1.34405857090807E+043">
            <text:p>1.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0]);[.A160];[.M160])" office:value-type="float" office:value="1.34405857090807E+043">
            <text:p>1.34406E+043</text:p>
          </table:table-cell>
          <table:table-cell table:style-name="Default" table:formula="of:=IF(ISBLANK([.O160]);IF(ISERROR([.B160]);&quot;Err:&quot;&amp;ORG.OPENOFFICE.ERRORTYPE([.B160])=[.M160];OR([.P160]=[.B160];AND(ISNUMBER([.P160]);ISNUMBER([.B160]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1])" office:value-type="float" office:value="1.88651015046497E+260">
            <text:p>1.88651E+260</text:p>
          </table:table-cell>
          <table:table-cell table:style-name="ce7" office:value-type="float" office:value="600">
            <text:p>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1]);[.A161];[.M161])" office:value-type="float" office:value="1.88651015046497E+260">
            <text:p>1.88651E+260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2])" office:value-type="float" office:value="1.88651015046497E+260">
            <text:p>1.88651E+260</text:p>
          </table:table-cell>
          <table:table-cell table:style-name="ce7" office:value-type="float" office:value="-600">
            <text:p>-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2]);[.A162];[.M162])" office:value-type="float" office:value="1.88651015046497E+260">
            <text:p>1.88651E+260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GN([.C16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style-name="ce10"/>
          <table:table-cell/>
          <table:table-cell/>
          <table:table-cell table:style-name="Default" table:formula="of:=IF(ISBLANK([.M164]);[.A164];[.M164])" office:value-type="float" office:value="0">
            <text:p>0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5]);[.A165];[.M165])" office:value-type="float" office:value="1">
            <text:p>1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6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6]);[.A166];[.M166])" office:value-type="float" office:value="1">
            <text:p>1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7]);[.A167];[.M167])" office:value-type="float" office:value="-1">
            <text:p>-1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8])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8]);[.A168];[.M168])" office:value-type="float" office:value="-1">
            <text:p>-1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9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9]);[.A169];[.M169])" office:value-type="float" office:value="1">
            <text:p>1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70])" office:value-type="float" office:value="-1">
            <text:p>-1</text:p>
          </table:table-cell>
          <table:table-cell table:style-name="ce7" office:value-type="float" office:value="-10000">
            <text:p>-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0]);[.A170];[.M170])" office:value-type="float" office:value="-1">
            <text:p>-1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49993502171292">
            <text:p>0.34999</text:p>
          </table:table-cell>
          <table:table-cell table:formula="of:=SIN([.C172])" office:value-type="float" office:value="0.349993502171292">
            <text:p>0.34999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style-name="ce10"/>
          <table:table-cell/>
          <table:table-cell/>
          <table:table-cell table:style-name="Default" table:formula="of:=IF(ISBLANK([.M172]);[.A172];[.M172])" office:value-type="float" office:value="0.349993502171292">
            <text:p>0.34999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64359">
            <text:p>0.00001</text:p>
          </table:table-cell>
          <table:table-cell table:formula="of:=SIN([.C173])" office:value-type="float" office:value="0.00000734641020664359">
            <text:p>0.0000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3]);[.A173];[.M173])" office:value-type="float" office:value="0.00000734641020664359">
            <text:p>0.00001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5273">
            <text:p>0</text:p>
          </table:table-cell>
          <table:table-cell table:formula="of:=SIN([.C174])" office:value-type="float" office:value="-0.00000265358979335273">
            <text:p>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4]);[.A174];[.M174])" office:value-type="float" office:value="-0.00000265358979335273">
            <text:p>0</text:p>
          </table:table-cell>
          <table:table-cell table:style-name="Default" table:formula="of:=IF(ISBLANK([.O174]);IF(ISERROR([.B174]);&quot;Err:&quot;&amp;ORG.OPENOFFICE.ERRORTYPE([.B174])=[.M174];OR([.P174]=[.B174];AND(ISNUMBER([.P174]);ISNUMBER([.B174]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998334166468282">
            <text:p>-0.09983</text:p>
          </table:table-cell>
          <table:table-cell table:formula="of:=SIN([.C175])" office:value-type="float" office:value="-0.0998334166468282">
            <text:p>-0.09983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5]);[.A175];[.M175])" office:value-type="float" office:value="-0.0998334166468282">
            <text:p>-0.09983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833333342">
            <text:p>-0.001</text:p>
          </table:table-cell>
          <table:table-cell table:formula="of:=SIN([.C176])" office:value-type="float" office:value="-0.000999999833333342">
            <text:p>-0.00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6]);[.A176];[.M176])" office:value-type="float" office:value="-0.000999999833333342">
            <text:p>-0.001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([.C17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7]);[.A177];[.M177])" office:value-type="float" office:value="0">
            <text:p>0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833333342">
            <text:p>0.001</text:p>
          </table:table-cell>
          <table:table-cell table:formula="of:=SIN([.C178])" office:value-type="float" office:value="0.000999999833333342">
            <text:p>0.00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8]);[.A178];[.M178])" office:value-type="float" office:value="0.000999999833333342">
            <text:p>0.001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98334166468282">
            <text:p>0.09983</text:p>
          </table:table-cell>
          <table:table-cell table:formula="of:=SIN([.C179])" office:value-type="float" office:value="0.0998334166468282">
            <text:p>0.09983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9]);[.A179];[.M179])" office:value-type="float" office:value="0.0998334166468282">
            <text:p>0.09983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5273">
            <text:p>0</text:p>
          </table:table-cell>
          <table:table-cell table:formula="of:=SIN([.C180])" office:value-type="float" office:value="0.00000265358979335273">
            <text:p>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0]);[.A180];[.M180])" office:value-type="float" office:value="0.00000265358979335273">
            <text:p>0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64359">
            <text:p>-0.00001</text:p>
          </table:table-cell>
          <table:table-cell table:formula="of:=SIN([.C181])" office:value-type="float" office:value="-0.00000734641020664359">
            <text:p>-0.0000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1]);[.A181];[.M181])" office:value-type="float" office:value="-0.00000734641020664359">
            <text:p>-0.00001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49993502171292">
            <text:p>-0.34999</text:p>
          </table:table-cell>
          <table:table-cell table:formula="of:=SIN([.C182])" office:value-type="float" office:value="-0.349993502171292">
            <text:p>-0.34999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2]);[.A182];[.M182])" office:value-type="float" office:value="-0.349993502171292">
            <text:p>-0.34999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H([.C18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style-name="ce10"/>
          <table:table-cell/>
          <table:table-cell/>
          <table:table-cell table:style-name="Default" table:formula="of:=IF(ISBLANK([.M184]);[.A184];[.M184])" office:value-type="float" office:value="0">
            <text:p>0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1752011936438">
            <text:p>1.1752</text:p>
          </table:table-cell>
          <table:table-cell table:formula="of:=SINH([.C185])" office:value-type="float" office:value="1.1752011936438">
            <text:p>1.175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5]);[.A185];[.M185])" office:value-type="float" office:value="1.1752011936438">
            <text:p>1.1752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.5302920304101">
            <text:p>11.53029</text:p>
          </table:table-cell>
          <table:table-cell table:formula="of:=SINH([.C186])" office:value-type="float" office:value="11.5302920304101">
            <text:p>11.53029</text:p>
          </table:table-cell>
          <table:table-cell table:style-name="ce7" office:value-type="float" office:value="3.14">
            <text:p>3.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6]);[.A186];[.M186])" office:value-type="float" office:value="11.5302920304101">
            <text:p>11.53029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1752011936438">
            <text:p>-1.1752</text:p>
          </table:table-cell>
          <table:table-cell table:formula="of:=SINH([.C187])" office:value-type="float" office:value="-1.1752011936438">
            <text:p>-1.175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7]);[.A187];[.M187])" office:value-type="float" office:value="-1.1752011936438">
            <text:p>-1.1752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74.2032105777888">
            <text:p>-74.20321</text:p>
          </table:table-cell>
          <table:table-cell table:formula="of:=SINH([.C188])" office:value-type="float" office:value="-74.2032105777888">
            <text:p>-74.20321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8]);[.A188];[.M188])" office:value-type="float" office:value="-74.2032105777888">
            <text:p>-74.20321</text:p>
          </table:table-cell>
          <table:table-cell table:style-name="Default" table:formula="of:=IF(ISBLANK([.O188]);IF(ISERROR([.B188]);&quot;Err:&quot;&amp;ORG.OPENOFFICE.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SINH([.C189])" office:value-type="float" office:value="1.34405857090807E+043">
            <text:p>1.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9]);[.A189];[.M189])" office:value-type="float" office:value="1.34405857090807E+043">
            <text:p>1.34406E+043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61298688406287E+086">
            <text:p>3.61299E+086</text:p>
          </table:table-cell>
          <table:table-cell table:formula="of:=SINH([.C190])" office:value-type="float" office:value="3.61298688406287E+086">
            <text:p>3.61299E+086</text:p>
          </table:table-cell>
          <table:table-cell table:style-name="ce7" office:value-type="float" office:value="200">
            <text:p>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0]);[.A190];[.M190])" office:value-type="float" office:value="3.61298688406287E+086">
            <text:p>3.61299E+086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61298688406287E+086">
            <text:p>-3.61299E+086</text:p>
          </table:table-cell>
          <table:table-cell table:formula="of:=SINH([.C191])" office:value-type="float" office:value="-3.61298688406287E+086">
            <text:p>-3.61299E+086</text:p>
          </table:table-cell>
          <table:table-cell table:style-name="ce7" office:value-type="float" office:value="-200">
            <text:p>-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1]);[.A191];[.M191])" office:value-type="float" office:value="-3.61298688406287E+086">
            <text:p>-3.61299E+086</text:p>
          </table:table-cell>
          <table:table-cell table:style-name="Default" table:formula="of:=IF(ISBLANK([.O191]);IF(ISERROR([.B191]);&quot;Err:&quot;&amp;ORG.OPENOFFICE.ERRORTYPE([.B191])=[.M191];OR([.P191]=[.B191];AND(ISNUMBER([.P191]);ISNUMBER([.B191]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1997489868089E+043">
            <text:p>1.51997E+043</text:p>
          </table:table-cell>
          <table:table-cell table:formula="of:=SINH([.C192])" office:value-type="float" office:value="1.51997489868089E+043">
            <text:p>1.51997E+043</text:p>
          </table:table-cell>
          <table:table-cell table:style-name="ce7" office:value-type="float" office:value="100.123">
            <text:p>100.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2]);[.A192];[.M192])" office:value-type="float" office:value="1.51997489868089E+043">
            <text:p>1.51997E+043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10920373077749E+307">
            <text:p>4.10920E+307</text:p>
          </table:table-cell>
          <table:table-cell table:formula="of:=SINH([.C193])" office:value-type="float" office:value="4.10920373077749E+307">
            <text:p>4.10920E+307</text:p>
          </table:table-cell>
          <table:table-cell table:style-name="ce7" office:value-type="float" office:value="709">
            <text:p>70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3]);[.A193];[.M193])" office:value-type="float" office:value="4.10920373077749E+307">
            <text:p>4.10920E+307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float" office:value="1.11699738308086E+308">
            <text:p>1.12E+308</text:p>
          </table:table-cell>
          <table:table-cell table:formula="of:=SINH([.C194])" office:value-type="float" office:value="1.11699738308086E+308">
            <text:p>1.11700E+308</text:p>
          </table:table-cell>
          <table:table-cell table:style-name="ce7" office:value-type="float" office:value="710">
            <text:p>7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4]);[.A194];[.M194])" office:value-type="float" office:value="1.11699738308086E+308">
            <text:p>1.12E+308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73624453987598">
            <text:p>0.37362</text:p>
          </table:table-cell>
          <table:table-cell table:formula="of:=TAN([.C196])" office:value-type="float" office:value="0.373624453987598">
            <text:p>0.3736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style-name="ce10"/>
          <table:table-cell/>
          <table:table-cell/>
          <table:table-cell table:style-name="Default" table:formula="of:=IF(ISBLANK([.M196]);[.A196];[.M196])" office:value-type="float" office:value="0.373624453987598">
            <text:p>0.37362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84183">
            <text:p>-0.00001</text:p>
          </table:table-cell>
          <table:table-cell table:formula="of:=TAN([.C197])" office:value-type="float" office:value="-0.00000734641020684183">
            <text:p>-0.0000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7]);[.A197];[.M197])" office:value-type="float" office:value="-0.00000734641020684183">
            <text:p>-0.00001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6207">
            <text:p>0</text:p>
          </table:table-cell>
          <table:table-cell table:formula="of:=TAN([.C198])" office:value-type="float" office:value="0.00000265358979336207">
            <text:p>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8]);[.A198];[.M198])" office:value-type="float" office:value="0.00000265358979336207">
            <text:p>0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4672085451">
            <text:p>-0.10033</text:p>
          </table:table-cell>
          <table:table-cell table:formula="of:=TAN([.C199])" office:value-type="float" office:value="-0.100334672085451">
            <text:p>-0.10033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9]);[.A199];[.M199])" office:value-type="float" office:value="-0.100334672085451">
            <text:p>-0.10033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100000033333347">
            <text:p>-0.001</text:p>
          </table:table-cell>
          <table:table-cell table:formula="of:=TAN([.C200])" office:value-type="float" office:value="-0.00100000033333347">
            <text:p>-0.00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0]);[.A200];[.M200])" office:value-type="float" office:value="-0.00100000033333347">
            <text:p>-0.001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([.C20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1]);[.A201];[.M201])" office:value-type="float" office:value="0">
            <text:p>0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00000033333347">
            <text:p>0.001</text:p>
          </table:table-cell>
          <table:table-cell table:formula="of:=TAN([.C202])" office:value-type="float" office:value="0.00100000033333347">
            <text:p>0.00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2]);[.A202];[.M202])" office:value-type="float" office:value="0.00100000033333347">
            <text:p>0.001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4672085451">
            <text:p>0.10033</text:p>
          </table:table-cell>
          <table:table-cell table:formula="of:=TAN([.C203])" office:value-type="float" office:value="0.100334672085451">
            <text:p>0.10033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3]);[.A203];[.M203])" office:value-type="float" office:value="0.100334672085451">
            <text:p>0.10033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6207">
            <text:p>0</text:p>
          </table:table-cell>
          <table:table-cell table:formula="of:=TAN([.C204])" office:value-type="float" office:value="-0.00000265358979336207">
            <text:p>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4]);[.A204];[.M204])" office:value-type="float" office:value="-0.00000265358979336207">
            <text:p>0</text:p>
          </table:table-cell>
          <table:table-cell table:style-name="Default" table:formula="of:=IF(ISBLANK([.O204]);IF(ISERROR([.B204]);&quot;Err:&quot;&amp;ORG.OPENOFFICE.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84183">
            <text:p>0.00001</text:p>
          </table:table-cell>
          <table:table-cell table:formula="of:=TAN([.C205])" office:value-type="float" office:value="0.00000734641020684183">
            <text:p>0.0000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5]);[.A205];[.M205])" office:value-type="float" office:value="0.00000734641020684183">
            <text:p>0.00001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73624453987598">
            <text:p>-0.37362</text:p>
          </table:table-cell>
          <table:table-cell table:formula="of:=TAN([.C206])" office:value-type="float" office:value="-0.373624453987598">
            <text:p>-0.3736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6]);[.A206];[.M206])" office:value-type="float" office:value="-0.373624453987598">
            <text:p>-0.37362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H([.C20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style-name="ce10"/>
          <table:table-cell/>
          <table:table-cell/>
          <table:table-cell table:style-name="Default" table:formula="of:=IF(ISBLANK([.M208]);[.A208];[.M208])" office:value-type="float" office:value="0">
            <text:p>0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61594155955765">
            <text:p>0.76159</text:p>
          </table:table-cell>
          <table:table-cell table:formula="of:=TANH([.C209])" office:value-type="float" office:value="0.761594155955765">
            <text:p>0.76159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9]);[.A209];[.M209])" office:value-type="float" office:value="0.761594155955765">
            <text:p>0.76159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61594155955765">
            <text:p>-0.76159</text:p>
          </table:table-cell>
          <table:table-cell table:formula="of:=TANH([.C210])" office:value-type="float" office:value="-0.761594155955765">
            <text:p>-0.76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0]);[.A210];[.M210])" office:value-type="float" office:value="-0.761594155955765">
            <text:p>-0.76159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5877693">
            <text:p>1</text:p>
          </table:table-cell>
          <table:table-cell table:formula="of:=TANH([.C211])" office:value-type="float" office:value="0.999999995877693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1]);[.A211];[.M211])" office:value-type="float" office:value="0.999999995877693">
            <text:p>1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5877693">
            <text:p>-1</text:p>
          </table:table-cell>
          <table:table-cell table:formula="of:=TANH([.C212])" office:value-type="float" office:value="-0.999999995877693">
            <text:p>-1</text:p>
          </table:table-cell>
          <table:table-cell table:style-name="ce7" office:value-type="float" office:value="-10">
            <text:p>-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2]);[.A212];[.M212])" office:value-type="float" office:value="-0.999999995877693">
            <text:p>-1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3]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3]);[.A213];[.M213])" office:value-type="float" office:value="1">
            <text:p>1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4])" office:value-type="float" office:value="-1">
            <text:p>-1</text:p>
          </table:table-cell>
          <table:table-cell table:style-name="ce7" office:value-type="float" office:value="-100">
            <text:p>-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4]);[.A214];[.M214])" office:value-type="float" office:value="-1">
            <text:p>-1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5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5]);[.A215];[.M215])" office:value-type="float" office:value="1">
            <text:p>1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6])" office:value-type="float" office:value="-1">
            <text:p>-1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6]);[.A216];[.M216])" office:value-type="float" office:value="-1">
            <text:p>-1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7282960099142">
            <text:p>0.99728</text:p>
          </table:table-cell>
          <table:table-cell table:formula="of:=TANH([.C217])" office:value-type="float" office:value="0.997282960099142">
            <text:p>0.99728</text:p>
          </table:table-cell>
          <table:table-cell table:style-name="ce7" office:value-type="float" office:value="3.3">
            <text:p>3.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7]);[.A217];[.M217])" office:value-type="float" office:value="0.997282960099142">
            <text:p>0.99728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7282960099142">
            <text:p>-0.99728</text:p>
          </table:table-cell>
          <table:table-cell table:formula="of:=TANH([.C218])" office:value-type="float" office:value="-0.997282960099142">
            <text:p>-0.99728</text:p>
          </table:table-cell>
          <table:table-cell table:style-name="ce7" office:value-type="float" office:value="-3.3">
            <text:p>-3.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8]);[.A218];[.M218])" office:value-type="float" office:value="-0.997282960099142">
            <text:p>-0.99728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57295779.5130823">
            <text:p>-57295779.51308</text:p>
          </table:table-cell>
          <table:table-cell table:formula="of:=DEGREES([.C220])" office:value-type="float" office:value="-57295779.5130823">
            <text:p>-57295779.51308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style-name="ce10"/>
          <table:table-cell/>
          <table:table-cell/>
          <table:table-cell table:style-name="Default" table:formula="of:=IF(ISBLANK([.M220]);[.A220];[.M220])" office:value-type="float" office:value="-57295779.5130823">
            <text:p>-57295779.51308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80.000420918299">
            <text:p>-180.00042</text:p>
          </table:table-cell>
          <table:table-cell table:formula="of:=DEGREES([.C221])" office:value-type="float" office:value="-180.000420918299">
            <text:p>-180.00042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1]);[.A221];[.M221])" office:value-type="float" office:value="-180.000420918299">
            <text:p>-180.00042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79.994691340348">
            <text:p>-179.99469</text:p>
          </table:table-cell>
          <table:table-cell table:formula="of:=DEGREES([.C222])" office:value-type="float" office:value="-179.994691340348">
            <text:p>-179.99469</text:p>
          </table:table-cell>
          <table:table-cell table:style-name="ce7" office:value-type="float" office:value="-3.1415">
            <text:p>-3.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2]);[.A222];[.M222])" office:value-type="float" office:value="-179.994691340348">
            <text:p>-179.99469</text:p>
          </table:table-cell>
          <table:table-cell table:style-name="Default" table:formula="of:=IF(ISBLANK([.O222]);IF(ISERROR([.B222]);&quot;Err:&quot;&amp;ORG.OPENOFFICE.ERRORTYPE([.B222])=[.M222];OR([.P222]=[.B222];AND(ISNUMBER([.P222]);ISNUMBER([.B222]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72957795130823">
            <text:p>-5.72958</text:p>
          </table:table-cell>
          <table:table-cell table:formula="of:=DEGREES([.C223])" office:value-type="float" office:value="-5.72957795130823">
            <text:p>-5.72958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3]);[.A223];[.M223])" office:value-type="float" office:value="-5.72957795130823">
            <text:p>-5.72958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572957795130823">
            <text:p>-0.0573</text:p>
          </table:table-cell>
          <table:table-cell table:formula="of:=DEGREES([.C224])" office:value-type="float" office:value="-0.0572957795130823">
            <text:p>-0.0573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4]);[.A224];[.M224])" office:value-type="float" office:value="-0.0572957795130823">
            <text:p>-0.0573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GREES([.C2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5]);[.A225];[.M225])" office:value-type="float" office:value="0">
            <text:p>0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72957795130823">
            <text:p>0.0573</text:p>
          </table:table-cell>
          <table:table-cell table:formula="of:=DEGREES([.C226])" office:value-type="float" office:value="0.0572957795130823">
            <text:p>0.057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6]);[.A226];[.M226])" office:value-type="float" office:value="0.0572957795130823">
            <text:p>0.0573</text:p>
          </table:table-cell>
          <table:table-cell table:style-name="Default" table:formula="of:=IF(ISBLANK([.O226]);IF(ISERROR([.B226]);&quot;Err:&quot;&amp;ORG.OPENOFFICE.ERRORTYPE([.B226])=[.M226];OR([.P226]=[.B226];AND(ISNUMBER([.P226]);ISNUMBER([.B226]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72957795130823">
            <text:p>5.72958</text:p>
          </table:table-cell>
          <table:table-cell table:formula="of:=DEGREES([.C227])" office:value-type="float" office:value="5.72957795130823">
            <text:p>5.72958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7]);[.A227];[.M227])" office:value-type="float" office:value="5.72957795130823">
            <text:p>5.72958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9.994691340348">
            <text:p>179.99469</text:p>
          </table:table-cell>
          <table:table-cell table:formula="of:=DEGREES([.C228])" office:value-type="float" office:value="179.994691340348">
            <text:p>179.99469</text:p>
          </table:table-cell>
          <table:table-cell table:style-name="ce7" office:value-type="float" office:value="3.1415">
            <text:p>3.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8]);[.A228];[.M228])" office:value-type="float" office:value="179.994691340348">
            <text:p>179.99469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80.000420918299">
            <text:p>180.00042</text:p>
          </table:table-cell>
          <table:table-cell table:formula="of:=DEGREES([.C229])" office:value-type="float" office:value="180.000420918299">
            <text:p>180.00042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9]);[.A229];[.M229])" office:value-type="float" office:value="180.000420918299">
            <text:p>180.00042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7295779.5130823">
            <text:p>57295779.51308</text:p>
          </table:table-cell>
          <table:table-cell table:formula="of:=DEGREES([.C230])" office:value-type="float" office:value="57295779.5130823">
            <text:p>57295779.51308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0]);[.A230];[.M230])" office:value-type="float" office:value="57295779.5130823">
            <text:p>57295779.51308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7453.2925199433">
            <text:p>-17453.29252</text:p>
          </table:table-cell>
          <table:table-cell table:formula="of:=RADIANS([.C232])" office:value-type="float" office:value="-17453.2925199433">
            <text:p>-17453.2925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style-name="ce10"/>
          <table:table-cell/>
          <table:table-cell/>
          <table:table-cell table:style-name="Default" table:formula="of:=IF(ISBLANK([.M232]);[.A232];[.M232])" office:value-type="float" office:value="-17453.2925199433">
            <text:p>-17453.29252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6.28318530717959">
            <text:p>-6.28319</text:p>
          </table:table-cell>
          <table:table-cell table:formula="of:=RADIANS([.C233])" office:value-type="float" office:value="-6.28318530717959">
            <text:p>-6.28319</text:p>
          </table:table-cell>
          <table:table-cell table:style-name="ce7" office:value-type="float" office:value="-360">
            <text:p>-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3]);[.A233];[.M233])" office:value-type="float" office:value="-6.28318530717959">
            <text:p>-6.28319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9265358979">
            <text:p>-3.14159</text:p>
          </table:table-cell>
          <table:table-cell table:formula="of:=RADIANS([.C234])" office:value-type="float" office:value="-3.14159265358979">
            <text:p>-3.14159</text:p>
          </table:table-cell>
          <table:table-cell table:style-name="ce7" office:value-type="float" office:value="-180">
            <text:p>-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4]);[.A234];[.M234])" office:value-type="float" office:value="-3.14159265358979">
            <text:p>-3.14159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.5236</text:p>
          </table:table-cell>
          <table:table-cell table:formula="of:=RADIANS([.C235])" office:value-type="float" office:value="-0.523598775598299">
            <text:p>-0.5236</text:p>
          </table:table-cell>
          <table:table-cell table:style-name="ce7" office:value-type="float" office:value="-30">
            <text:p>-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5]);[.A235];[.M235])" office:value-type="float" office:value="-0.523598775598299">
            <text:p>-0.5236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174532925199433">
            <text:p>-0.00175</text:p>
          </table:table-cell>
          <table:table-cell table:formula="of:=RADIANS([.C236])" office:value-type="float" office:value="-0.00174532925199433">
            <text:p>-0.00175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6]);[.A236];[.M236])" office:value-type="float" office:value="-0.00174532925199433">
            <text:p>-0.00175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ADIANS([.C23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7]);[.A237];[.M237])" office:value-type="float" office:value="0">
            <text:p>0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74532925199433">
            <text:p>0.00175</text:p>
          </table:table-cell>
          <table:table-cell table:formula="of:=RADIANS([.C238])" office:value-type="float" office:value="0.00174532925199433">
            <text:p>0.00175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8]);[.A238];[.M238])" office:value-type="float" office:value="0.00174532925199433">
            <text:p>0.00175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.5236</text:p>
          </table:table-cell>
          <table:table-cell table:formula="of:=RADIANS([.C239])" office:value-type="float" office:value="0.523598775598299">
            <text:p>0.5236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9]);[.A239];[.M239])" office:value-type="float" office:value="0.523598775598299">
            <text:p>0.5236</text:p>
          </table:table-cell>
          <table:table-cell table:style-name="Default" table:formula="of:=IF(ISBLANK([.O239]);IF(ISERROR([.B239]);&quot;Err:&quot;&amp;ORG.OPENOFFICE.ERRORTYPE([.B239])=[.M239];OR([.P239]=[.B239];AND(ISNUMBER([.P239]);ISNUMBER([.B239]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RADIANS([.C240])" office:value-type="float" office:value="3.14159265358979">
            <text:p>3.14159</text:p>
          </table:table-cell>
          <table:table-cell table:style-name="ce7" office:value-type="float" office:value="180">
            <text:p>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0]);[.A240];[.M240])" office:value-type="float" office:value="3.14159265358979">
            <text:p>3.14159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.28318530717959">
            <text:p>6.28319</text:p>
          </table:table-cell>
          <table:table-cell table:formula="of:=RADIANS([.C241])" office:value-type="float" office:value="6.28318530717959">
            <text:p>6.28319</text:p>
          </table:table-cell>
          <table:table-cell table:style-name="ce7" office:value-type="float" office:value="360">
            <text:p>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1]);[.A241];[.M241])" office:value-type="float" office:value="6.28318530717959">
            <text:p>6.28319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453.2925199433">
            <text:p>17453.29252</text:p>
          </table:table-cell>
          <table:table-cell table:formula="of:=RADIANS([.C242])" office:value-type="float" office:value="17453.2925199433">
            <text:p>17453.2925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2]);[.A242];[.M242])" office:value-type="float" office:value="17453.2925199433">
            <text:p>17453.29252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PI()" office:value-type="float" office:value="3.14159265358979">
            <text:p>3.14159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style-name="ce10"/>
          <table:table-cell/>
          <table:table-cell/>
          <table:table-cell table:style-name="Default" table:formula="of:=IF(ISBLANK([.M244]);[.A244];[.M244])" office:value-type="float" office:value="3.14159265358979">
            <text:p>3.14159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46];[.D24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style-name="ce10"/>
          <table:table-cell/>
          <table:table-cell/>
          <table:table-cell table:style-name="Default" table:formula="of:=IF(ISBLANK([.M246]);[.A246];[.M246])" office:value-type="float" office:value="0">
            <text:p>0</text:p>
          </table:table-cell>
          <table:table-cell table:style-name="Default" table:formula="of:=IF(ISBLANK([.O246]);IF(ISERROR([.B246]);&quot;Err:&quot;&amp;ORG.OPENOFFICE.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CEILING([.C247];[.D247])" office:value-type="float" office:value="0.03">
            <text:p>0.03</text:p>
          </table:table-cell>
          <table:table-cell table:style-name="ce7" office:value-type="float" office:value="0.02999">
            <text:p>0.02999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7]);[.A247];[.M247])" office:value-type="float" office:value="0.03">
            <text:p>0.03</text:p>
          </table:table-cell>
          <table:table-cell table:style-name="Default" table:formula="of:=IF(ISBLANK([.O247]);IF(ISERROR([.B247]);&quot;Err:&quot;&amp;ORG.OPENOFFICE.ERRORTYPE([.B247])=[.M247];OR([.P247]=[.B247];AND(ISNUMBER([.P247]);ISNUMBER([.B247]);OR(AND([.P247]=0;ABS([.B247])&lt;1E-307);&quot;&quot;&amp;[.B247]=&quot;&quot;&amp;[.P247]))));[.O2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CEILING([.C248];[.D248])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8]);[.A248];[.M248])" office:value-type="float" office:value="0.03">
            <text:p>0.03</text:p>
          </table:table-cell>
          <table:table-cell table:style-name="Default" table:formula="of:=IF(ISBLANK([.O248]);IF(ISERROR([.B248]);&quot;Err:&quot;&amp;ORG.OPENOFFICE.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">
            <text:p>0.06</text:p>
          </table:table-cell>
          <table:table-cell table:formula="of:=CEILING([.C249];[.D249])" office:value-type="float" office:value="0.06">
            <text:p>0.06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9]);[.A249];[.M249])" office:value-type="float" office:value="0.06">
            <text:p>0.06</text:p>
          </table:table-cell>
          <table:table-cell table:style-name="Default" table:formula="of:=IF(ISBLANK([.O249]);IF(ISERROR([.B249]);&quot;Err:&quot;&amp;ORG.OPENOFFICE.ERRORTYPE([.B249])=[.M249];OR([.P249]=[.B249];AND(ISNUMBER([.P249]);ISNUMBER([.B249]);OR(AND([.P249]=0;ABS([.B249])&lt;1E-307);&quot;&quot;&amp;[.B249]=&quot;&quot;&amp;[.P249]))));[.O2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40000">
            <text:p>640000</text:p>
          </table:table-cell>
          <table:table-cell table:formula="of:=CEILING([.C250];[.D250])" office:value-type="float" office:value="640000">
            <text:p>640000</text:p>
          </table:table-cell>
          <table:table-cell table:style-name="ce7" office:value-type="float" office:value="512000.1">
            <text:p>512000.1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0]);[.A250];[.M250])" office:value-type="float" office:value="640000">
            <text:p>640000</text:p>
          </table:table-cell>
          <table:table-cell table:style-name="Default" table:formula="of:=IF(ISBLANK([.O250]);IF(ISERROR([.B250]);&quot;Err:&quot;&amp;ORG.OPENOFFICE.ERRORTYPE([.B250])=[.M250];OR([.P250]=[.B250];AND(ISNUMBER([.P250]);ISNUMBER([.B250]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1];[.D25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AND(ISNUMBER([.P251]);ISNUMBER([.B251]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2];[.D252])" office:value-type="float" office:value="-0">
            <text:p>0</text:p>
          </table:table-cell>
          <table:table-cell table:style-name="ce7" office:value-type="float" office:value="-0.02999">
            <text:p>-0.02999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2]);[.A252];[.M252])" office:value-type="float" office:value="0">
            <text:p>0</text:p>
          </table:table-cell>
          <table:table-cell table:style-name="Default" table:formula="of:=IF(ISBLANK([.O252]);IF(ISERROR([.B252]);&quot;Err:&quot;&amp;ORG.OPENOFFICE.ERRORTYPE([.B252])=[.M252];OR([.P252]=[.B252];AND(ISNUMBER([.P252]);ISNUMBER([.B252]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CEILING([.C253];[.D253])" office:value-type="float" office:value="-0.03">
            <text:p>-0.03</text:p>
          </table:table-cell>
          <table:table-cell table:style-name="ce7" office:value-type="float" office:value="-0.03001">
            <text:p>-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3]);[.A253];[.M253])" office:value-type="float" office:value="-0.03">
            <text:p>-0.03</text:p>
          </table:table-cell>
          <table:table-cell table:style-name="Default" table:formula="of:=IF(ISBLANK([.O253]);IF(ISERROR([.B253]);&quot;Err:&quot;&amp;ORG.OPENOFFICE.ERRORTYPE([.B253])=[.M253];OR([.P253]=[.B253];AND(ISNUMBER([.P253]);ISNUMBER([.B253]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EILING([.C254];[.D254])" office:value-type="float" office:value="0">
            <text:p>Err:502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254]);[.A254];[.M254])" office:value-type="string" office:string-value="Err:502">
            <text:p>Err:502</text:p>
          </table:table-cell>
          <table:table-cell table:style-name="Default" table:formula="of:=IF(ISBLANK([.O254]);IF(ISERROR([.B254]);&quot;Err:&quot;&amp;ORG.OPENOFFICE.ERRORTYPE([.B254])=[.M254];OR([.P254]=[.B254];AND(ISNUMBER([.P254]);ISNUMBER([.B254]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6];[.D25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style-name="ce10"/>
          <table:table-cell/>
          <table:table-cell/>
          <table:table-cell table:style-name="Default" table:formula="of:=IF(ISBLANK([.M256]);[.A256];[.M256])" office:value-type="float" office:value="0">
            <text:p>0</text:p>
          </table:table-cell>
          <table:table-cell table:style-name="Default" table:formula="of:=IF(ISBLANK([.O256]);IF(ISERROR([.B256]);&quot;Err:&quot;&amp;ORG.OPENOFFICE.ERRORTYPE([.B256])=[.M256];OR([.P256]=[.B256];AND(ISNUMBER([.P256]);ISNUMBER([.B256]);OR(AND([.P256]=0;ABS([.B256])&lt;1E-307);&quot;&quot;&amp;[.B256]=&quot;&quot;&amp;[.P256]))));[.O2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7];[.D257])" office:value-type="float" office:value="0">
            <text:p>0</text:p>
          </table:table-cell>
          <table:table-cell table:style-name="ce7" office:value-type="float" office:value="0.02999">
            <text:p>0.02999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7]);[.A257];[.M257])" office:value-type="float" office:value="0">
            <text:p>0</text:p>
          </table:table-cell>
          <table:table-cell table:style-name="Default" table:formula="of:=IF(ISBLANK([.O257]);IF(ISERROR([.B257]);&quot;Err:&quot;&amp;ORG.OPENOFFICE.ERRORTYPE([.B257])=[.M257];OR([.P257]=[.B257];AND(ISNUMBER([.P257]);ISNUMBER([.B257]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FLOOR([.C258];[.D258])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8]);[.A258];[.M258])" office:value-type="float" office:value="0.03">
            <text:p>0.03</text:p>
          </table:table-cell>
          <table:table-cell table:style-name="Default" table:formula="of:=IF(ISBLANK([.O258]);IF(ISERROR([.B258]);&quot;Err:&quot;&amp;ORG.OPENOFFICE.ERRORTYPE([.B258])=[.M258];OR([.P258]=[.B258];AND(ISNUMBER([.P258]);ISNUMBER([.B258]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FLOOR([.C259];[.D259])" office:value-type="float" office:value="0.03">
            <text:p>0.03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9]);[.A259];[.M259])" office:value-type="float" office:value="0.03">
            <text:p>0.03</text:p>
          </table:table-cell>
          <table:table-cell table:style-name="Default" table:formula="of:=IF(ISBLANK([.O259]);IF(ISERROR([.B259]);&quot;Err:&quot;&amp;ORG.OPENOFFICE.ERRORTYPE([.B259])=[.M259];OR([.P259]=[.B259];AND(ISNUMBER([.P259]);ISNUMBER([.B259]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12000">
            <text:p>512000</text:p>
          </table:table-cell>
          <table:table-cell table:formula="of:=FLOOR([.C260];[.D260])" office:value-type="float" office:value="512000">
            <text:p>512000</text:p>
          </table:table-cell>
          <table:table-cell table:style-name="ce7" office:value-type="float" office:value="639999.9">
            <text:p>639999.9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0]);[.A260];[.M260])" office:value-type="float" office:value="512000">
            <text:p>512000</text:p>
          </table:table-cell>
          <table:table-cell table:style-name="Default" table:formula="of:=IF(ISBLANK([.O260]);IF(ISERROR([.B260]);&quot;Err:&quot;&amp;ORG.OPENOFFICE.ERRORTYPE([.B260])=[.M260];OR([.P260]=[.B260];AND(ISNUMBER([.P260]);ISNUMBER([.B260]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61];[.D26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1]);[.A261];[.M261])" office:value-type="float" office:value="0">
            <text:p>0</text:p>
          </table:table-cell>
          <table:table-cell table:style-name="Default" table:formula="of:=IF(ISBLANK([.O261]);IF(ISERROR([.B261]);&quot;Err:&quot;&amp;ORG.OPENOFFICE.ERRORTYPE([.B261])=[.M261];OR([.P261]=[.B261];AND(ISNUMBER([.P261]);ISNUMBER([.B261]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FLOOR([.C262];[.D262])" office:value-type="float" office:value="-0.03">
            <text:p>-0.03</text:p>
          </table:table-cell>
          <table:table-cell table:style-name="ce7" office:value-type="float" office:value="-0.02999">
            <text:p>-0.02999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2]);[.A262];[.M262])" office:value-type="float" office:value="-0.03">
            <text:p>-0.03</text:p>
          </table:table-cell>
          <table:table-cell table:style-name="Default" table:formula="of:=IF(ISBLANK([.O262]);IF(ISERROR([.B262]);&quot;Err:&quot;&amp;ORG.OPENOFFICE.ERRORTYPE([.B262])=[.M262];OR([.P262]=[.B262];AND(ISNUMBER([.P262]);ISNUMBER([.B262]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6">
            <text:p>-0.06</text:p>
          </table:table-cell>
          <table:table-cell table:formula="of:=FLOOR([.C263];[.D263])" office:value-type="float" office:value="-0.06">
            <text:p>-0.06</text:p>
          </table:table-cell>
          <table:table-cell table:style-name="ce7" office:value-type="float" office:value="-0.03001">
            <text:p>-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3]);[.A263];[.M263])" office:value-type="float" office:value="-0.06">
            <text:p>-0.06</text:p>
          </table:table-cell>
          <table:table-cell table:style-name="Default" table:formula="of:=IF(ISBLANK([.O263]);IF(ISERROR([.B263]);&quot;Err:&quot;&amp;ORG.OPENOFFICE.ERRORTYPE([.B263])=[.M263];OR([.P263]=[.B263];AND(ISNUMBER([.P263]);ISNUMBER([.B263]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LOOR([.C264];[.D264])" office:value-type="float" office:value="0">
            <text:p>Err:502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264]);[.A264];[.M264])" office:value-type="string" office:string-value="Err:502">
            <text:p>Err:502</text:p>
          </table:table-cell>
          <table:table-cell table:style-name="Default" table:formula="of:=IF(ISBLANK([.O264]);IF(ISERROR([.B264]);&quot;Err:&quot;&amp;ORG.OPENOFFICE.ERRORTYPE([.B264])=[.M264];OR([.P264]=[.B264];AND(ISNUMBER([.P264]);ISNUMBER([.B264]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6];[.D266])" office:value-type="float" office:value="12">
            <text:p>12</text:p>
          </table:table-cell>
          <table:table-cell table:style-name="ce7" office:value-type="float" office:value="12.0049">
            <text:p>12.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style-name="ce10"/>
          <table:table-cell/>
          <table:table-cell/>
          <table:table-cell table:style-name="Default" table:formula="of:=IF(ISBLANK([.M266]);[.A266];[.M266])" office:value-type="float" office:value="12">
            <text:p>12</text:p>
          </table:table-cell>
          <table:table-cell table:style-name="Default" table:formula="of:=IF(ISBLANK([.O266]);IF(ISERROR([.B266]);&quot;Err:&quot;&amp;ORG.OPENOFFICE.ERRORTYPE([.B266])=[.M266];OR([.P266]=[.B266];AND(ISNUMBER([.P266]);ISNUMBER([.B266]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ROUND([.C267];[.D267])" office:value-type="float" office:value="12.01">
            <text:p>12.01</text:p>
          </table:table-cell>
          <table:table-cell table:style-name="ce7" office:value-type="float" office:value="12.005">
            <text:p>12.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7]);[.A267];[.M267])" office:value-type="float" office:value="12.01">
            <text:p>12.01</text:p>
          </table:table-cell>
          <table:table-cell table:style-name="Default" table:formula="of:=IF(ISBLANK([.O267]);IF(ISERROR([.B267]);&quot;Err:&quot;&amp;ORG.OPENOFFICE.ERRORTYPE([.B267])=[.M267];OR([.P267]=[.B267];AND(ISNUMBER([.P267]);ISNUMBER([.B267]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ROUND([.C268];[.D268])" office:value-type="float" office:value="13">
            <text:p>13</text:p>
          </table:table-cell>
          <table:table-cell table:style-name="ce7" office:value-type="float" office:value="12.999">
            <text:p>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8]);[.A268];[.M268])" office:value-type="float" office:value="13">
            <text:p>13</text:p>
          </table:table-cell>
          <table:table-cell table:style-name="Default" table:formula="of:=IF(ISBLANK([.O268]);IF(ISERROR([.B268]);&quot;Err:&quot;&amp;ORG.OPENOFFICE.ERRORTYPE([.B268])=[.M268];OR([.P268]=[.B268];AND(ISNUMBER([.P268]);ISNUMBER([.B268]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9];[.D269])" office:value-type="float" office:value="12">
            <text:p>12</text:p>
          </table:table-cell>
          <table:table-cell table:style-name="ce7" office:value-type="float" office:value="12.0001">
            <text:p>12.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9]);[.A269];[.M269])" office:value-type="float" office:value="12">
            <text:p>12</text:p>
          </table:table-cell>
          <table:table-cell table:style-name="Default" table:formula="of:=IF(ISBLANK([.O269]);IF(ISERROR([.B269]);&quot;Err:&quot;&amp;ORG.OPENOFFICE.ERRORTYPE([.B269])=[.M269];OR([.P269]=[.B269];AND(ISNUMBER([.P269]);ISNUMBER([.B269]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ROUND([.C270];[.D270])" office:value-type="float" office:value="-12">
            <text:p>-12</text:p>
          </table:table-cell>
          <table:table-cell table:style-name="ce7" office:value-type="float" office:value="-12.0049">
            <text:p>-12.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0]);[.A270];[.M270])" office:value-type="float" office:value="-12">
            <text:p>-12</text:p>
          </table:table-cell>
          <table:table-cell table:style-name="Default" table:formula="of:=IF(ISBLANK([.O270]);IF(ISERROR([.B270]);&quot;Err:&quot;&amp;ORG.OPENOFFICE.ERRORTYPE([.B270])=[.M270];OR([.P270]=[.B270];AND(ISNUMBER([.P270]);ISNUMBER([.B270]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.01">
            <text:p>-12.01</text:p>
          </table:table-cell>
          <table:table-cell table:formula="of:=ROUND([.C271];[.D271])" office:value-type="float" office:value="-12.01">
            <text:p>-12.01</text:p>
          </table:table-cell>
          <table:table-cell table:style-name="ce7" office:value-type="float" office:value="-12.005">
            <text:p>-12.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1]);[.A271];[.M271])" office:value-type="float" office:value="-12.01">
            <text:p>-12.01</text:p>
          </table:table-cell>
          <table:table-cell table:style-name="Default" table:formula="of:=IF(ISBLANK([.O271]);IF(ISERROR([.B271]);&quot;Err:&quot;&amp;ORG.OPENOFFICE.ERRORTYPE([.B271])=[.M271];OR([.P271]=[.B271];AND(ISNUMBER([.P271]);ISNUMBER([.B271]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3">
            <text:p>-13</text:p>
          </table:table-cell>
          <table:table-cell table:formula="of:=ROUND([.C272];[.D272])" office:value-type="float" office:value="-13">
            <text:p>-13</text:p>
          </table:table-cell>
          <table:table-cell table:style-name="ce7" office:value-type="float" office:value="-12.999">
            <text:p>-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2]);[.A272];[.M272])" office:value-type="float" office:value="-13">
            <text:p>-13</text:p>
          </table:table-cell>
          <table:table-cell table:style-name="Default" table:formula="of:=IF(ISBLANK([.O272]);IF(ISERROR([.B272]);&quot;Err:&quot;&amp;ORG.OPENOFFICE.ERRORTYPE([.B272])=[.M272];OR([.P272]=[.B272];AND(ISNUMBER([.P272]);ISNUMBER([.B272]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ROUND([.C273];[.D273])" office:value-type="float" office:value="-12">
            <text:p>-12</text:p>
          </table:table-cell>
          <table:table-cell table:style-name="ce7" office:value-type="float" office:value="-12.0001">
            <text:p>-12.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3]);[.A273];[.M273])" office:value-type="float" office:value="-12">
            <text:p>-12</text:p>
          </table:table-cell>
          <table:table-cell table:style-name="Default" table:formula="of:=IF(ISBLANK([.O273]);IF(ISERROR([.B273]);&quot;Err:&quot;&amp;ORG.OPENOFFICE.ERRORTYPE([.B273])=[.M273];OR([.P273]=[.B273];AND(ISNUMBER([.P273]);ISNUMBER([.B273]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00">
            <text:p>12300</text:p>
          </table:table-cell>
          <table:table-cell table:formula="of:=ROUND([.C274];[.D274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/>
          <table:table-cell table:style-name="ce10"/>
          <table:table-cell/>
          <table:table-cell/>
          <table:table-cell table:style-name="Default" table:formula="of:=IF(ISBLANK([.M274]);[.A274];[.M274])" office:value-type="float" office:value="12300">
            <text:p>12300</text:p>
          </table:table-cell>
          <table:table-cell table:style-name="Default" table:formula="of:=IF(ISBLANK([.O274]);IF(ISERROR([.B274]);&quot;Err:&quot;&amp;ORG.OPENOFFICE.ERRORTYPE([.B274])=[.M274];OR([.P274]=[.B274];AND(ISNUMBER([.P274]);ISNUMBER([.B274]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ROUND([.C275];[.D275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5]);[.A275];[.M275])" office:value-type="float" office:value="10000">
            <text:p>10000</text:p>
          </table:table-cell>
          <table:table-cell table:style-name="Default" table:formula="of:=IF(ISBLANK([.O275]);IF(ISERROR([.B275]);&quot;Err:&quot;&amp;ORG.OPENOFFICE.ERRORTYPE([.B275])=[.M275];OR([.P275]=[.B275];AND(ISNUMBER([.P275]);ISNUMBER([.B275]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OUNDDOWN([.C277];[.D277])" office:value-type="float" office:value="3">
            <text:p>3</text:p>
          </table:table-cell>
          <table:table-cell table:style-name="ce7" office:value-type="float" office:value="3.2">
            <text:p>3.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style-name="ce10"/>
          <table:table-cell/>
          <table:table-cell/>
          <table:table-cell table:style-name="Default" table:formula="of:=IF(ISBLANK([.M277]);[.A277];[.M277])" office:value-type="float" office:value="3">
            <text:p>3</text:p>
          </table:table-cell>
          <table:table-cell table:style-name="Default" table:formula="of:=IF(ISBLANK([.O277]);IF(ISERROR([.B277]);&quot;Err:&quot;&amp;ORG.OPENOFFICE.ERRORTYPE([.B277])=[.M277];OR([.P277]=[.B277];AND(ISNUMBER([.P277]);ISNUMBER([.B277]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ROUNDDOWN([.C278];[.D278])" office:value-type="float" office:value="120">
            <text:p>120</text:p>
          </table:table-cell>
          <table:table-cell table:style-name="ce7" office:value-type="float" office:value="123.456">
            <text:p>123.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8]);[.A278];[.M278])" office:value-type="float" office:value="120">
            <text:p>120</text:p>
          </table:table-cell>
          <table:table-cell table:style-name="Default" table:formula="of:=IF(ISBLANK([.O278]);IF(ISERROR([.B278]);&quot;Err:&quot;&amp;ORG.OPENOFFICE.ERRORTYPE([.B278])=[.M278];OR([.P278]=[.B278];AND(ISNUMBER([.P278]);ISNUMBER([.B278]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">
            <text:p>3.141</text:p>
          </table:table-cell>
          <table:table-cell table:formula="of:=ROUNDDOWN([.C279];[.D279])" office:value-type="float" office:value="3.141">
            <text:p>3.141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9]);[.A279];[.M279])" office:value-type="float" office:value="3.141">
            <text:p>3.141</text:p>
          </table:table-cell>
          <table:table-cell table:style-name="Default" table:formula="of:=IF(ISBLANK([.O279]);IF(ISERROR([.B279]);&quot;Err:&quot;&amp;ORG.OPENOFFICE.ERRORTYPE([.B279])=[.M279];OR([.P279]=[.B279];AND(ISNUMBER([.P279]);ISNUMBER([.B279]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">
            <text:p>3.1415</text:p>
          </table:table-cell>
          <table:table-cell table:formula="of:=ROUNDDOWN([.C280];[.D280])" office:value-type="float" office:value="3.1415">
            <text:p>3.1415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0]);[.A280];[.M280])" office:value-type="float" office:value="3.1415">
            <text:p>3.1415</text:p>
          </table:table-cell>
          <table:table-cell table:style-name="Default" table:formula="of:=IF(ISBLANK([.O280]);IF(ISERROR([.B280]);&quot;Err:&quot;&amp;ORG.OPENOFFICE.ERRORTYPE([.B280])=[.M280];OR([.P280]=[.B280];AND(ISNUMBER([.P280]);ISNUMBER([.B280]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1">
            <text:p>-3.141</text:p>
          </table:table-cell>
          <table:table-cell table:formula="of:=ROUNDDOWN([.C281];[.D281])" office:value-type="float" office:value="-3.141">
            <text:p>-3.141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1]);[.A281];[.M281])" office:value-type="float" office:value="-3.141">
            <text:p>-3.141</text:p>
          </table:table-cell>
          <table:table-cell table:style-name="Default" table:formula="of:=IF(ISBLANK([.O281]);IF(ISERROR([.B281]);&quot;Err:&quot;&amp;ORG.OPENOFFICE.ERRORTYPE([.B281])=[.M281];OR([.P281]=[.B281];AND(ISNUMBER([.P281]);ISNUMBER([.B281]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">
            <text:p>-3.1415</text:p>
          </table:table-cell>
          <table:table-cell table:formula="of:=ROUNDDOWN([.C282];[.D282])" office:value-type="float" office:value="-3.1415">
            <text:p>-3.1415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2]);[.A282];[.M282])" office:value-type="float" office:value="-3.1415">
            <text:p>-3.1415</text:p>
          </table:table-cell>
          <table:table-cell table:style-name="Default" table:formula="of:=IF(ISBLANK([.O282]);IF(ISERROR([.B282]);&quot;Err:&quot;&amp;ORG.OPENOFFICE.ERRORTYPE([.B282])=[.M282];OR([.P282]=[.B282];AND(ISNUMBER([.P282]);ISNUMBER([.B282]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OUNDUP([.C284];[.D284])" office:value-type="float" office:value="4">
            <text:p>4</text:p>
          </table:table-cell>
          <table:table-cell table:style-name="ce7" office:value-type="float" office:value="3.2">
            <text:p>3.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style-name="ce10"/>
          <table:table-cell/>
          <table:table-cell/>
          <table:table-cell table:style-name="Default" table:formula="of:=IF(ISBLANK([.M284]);[.A284];[.M284])" office:value-type="float" office:value="4">
            <text:p>4</text:p>
          </table:table-cell>
          <table:table-cell table:style-name="Default" table:formula="of:=IF(ISBLANK([.O284]);IF(ISERROR([.B284]);&quot;Err:&quot;&amp;ORG.OPENOFFICE.ERRORTYPE([.B284])=[.M284];OR([.P284]=[.B284];AND(ISNUMBER([.P284]);ISNUMBER([.B284]);OR(AND([.P284]=0;ABS([.B284])&lt;1E-307);&quot;&quot;&amp;[.B284]=&quot;&quot;&amp;[.P284]))));[.O2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0">
            <text:p>130</text:p>
          </table:table-cell>
          <table:table-cell table:formula="of:=ROUNDUP([.C285];[.D285])" office:value-type="float" office:value="130">
            <text:p>130</text:p>
          </table:table-cell>
          <table:table-cell table:style-name="ce7" office:value-type="float" office:value="123.456">
            <text:p>123.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5]);[.A285];[.M285])" office:value-type="float" office:value="130">
            <text:p>130</text:p>
          </table:table-cell>
          <table:table-cell table:style-name="Default" table:formula="of:=IF(ISBLANK([.O285]);IF(ISERROR([.B285]);&quot;Err:&quot;&amp;ORG.OPENOFFICE.ERRORTYPE([.B285])=[.M285];OR([.P285]=[.B285];AND(ISNUMBER([.P285]);ISNUMBER([.B285]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2">
            <text:p>3.142</text:p>
          </table:table-cell>
          <table:table-cell table:formula="of:=ROUNDUP([.C286];[.D286])" office:value-type="float" office:value="3.142">
            <text:p>3.142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6]);[.A286];[.M286])" office:value-type="float" office:value="3.142">
            <text:p>3.142</text:p>
          </table:table-cell>
          <table:table-cell table:style-name="Default" table:formula="of:=IF(ISBLANK([.O286]);IF(ISERROR([.B286]);&quot;Err:&quot;&amp;ORG.OPENOFFICE.ERRORTYPE([.B286])=[.M286];OR([.P286]=[.B286];AND(ISNUMBER([.P286]);ISNUMBER([.B286]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6">
            <text:p>3.1416</text:p>
          </table:table-cell>
          <table:table-cell table:formula="of:=ROUNDUP([.C287];[.D287])" office:value-type="float" office:value="3.1416">
            <text:p>3.1416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7]);[.A287];[.M287])" office:value-type="float" office:value="3.1416">
            <text:p>3.1416</text:p>
          </table:table-cell>
          <table:table-cell table:style-name="Default" table:formula="of:=IF(ISBLANK([.O287]);IF(ISERROR([.B287]);&quot;Err:&quot;&amp;ORG.OPENOFFICE.ERRORTYPE([.B287])=[.M287];OR([.P287]=[.B287];AND(ISNUMBER([.P287]);ISNUMBER([.B287]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2">
            <text:p>-3.142</text:p>
          </table:table-cell>
          <table:table-cell table:formula="of:=ROUNDUP([.C288];[.D288])" office:value-type="float" office:value="-3.142">
            <text:p>-3.142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8]);[.A288];[.M288])" office:value-type="float" office:value="-3.142">
            <text:p>-3.142</text:p>
          </table:table-cell>
          <table:table-cell table:style-name="Default" table:formula="of:=IF(ISBLANK([.O288]);IF(ISERROR([.B288]);&quot;Err:&quot;&amp;ORG.OPENOFFICE.ERRORTYPE([.B288])=[.M288];OR([.P288]=[.B288];AND(ISNUMBER([.P288]);ISNUMBER([.B288]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16">
            <text:p>-3.1416</text:p>
          </table:table-cell>
          <table:table-cell table:formula="of:=ROUNDUP([.C289];[.D289])" office:value-type="float" office:value="-3.1416">
            <text:p>-3.1416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9]);[.A289];[.M289])" office:value-type="float" office:value="-3.1416">
            <text:p>-3.1416</text:p>
          </table:table-cell>
          <table:table-cell table:style-name="Default" table:formula="of:=IF(ISBLANK([.O289]);IF(ISERROR([.B289]);&quot;Err:&quot;&amp;ORG.OPENOFFICE.ERRORTYPE([.B289])=[.M289];OR([.P289]=[.B289];AND(ISNUMBER([.P289]);ISNUMBER([.B289]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1])" office:value-type="float" office:value="12">
            <text:p>12</text:p>
          </table:table-cell>
          <table:table-cell table:style-name="ce7" office:value-type="float" office:value="12.999">
            <text:p>12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style-name="ce10"/>
          <table:table-cell/>
          <table:table-cell/>
          <table:table-cell table:style-name="Default" table:formula="of:=IF(ISBLANK([.M291]);[.A291];[.M291])" office:value-type="float" office:value="12">
            <text:p>12</text:p>
          </table:table-cell>
          <table:table-cell table:style-name="Default" table:formula="of:=IF(ISBLANK([.O291]);IF(ISERROR([.B291]);&quot;Err:&quot;&amp;ORG.OPENOFFICE.ERRORTYPE([.B291])=[.M291];OR([.P291]=[.B291];AND(ISNUMBER([.P291]);ISNUMBER([.B291]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2]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2]);[.A292];[.M292])" office:value-type="float" office:value="12">
            <text:p>12</text:p>
          </table:table-cell>
          <table:table-cell table:style-name="Default" table:formula="of:=IF(ISBLANK([.O292]);IF(ISERROR([.B292]);&quot;Err:&quot;&amp;ORG.OPENOFFICE.ERRORTYPE([.B292])=[.M292];OR([.P292]=[.B292];AND(ISNUMBER([.P292]);ISNUMBER([.B292]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293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3]);[.A293];[.M293])" office:value-type="float" office:value="-12">
            <text:p>-12</text:p>
          </table:table-cell>
          <table:table-cell table:style-name="Default" table:formula="of:=IF(ISBLANK([.O293]);IF(ISERROR([.B293]);&quot;Err:&quot;&amp;ORG.OPENOFFICE.ERRORTYPE([.B293])=[.M293];OR([.P293]=[.B293];AND(ISNUMBER([.P293]);ISNUMBER([.B293]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TRUNC([.C294])" office:value-type="float" office:value="-12">
            <text:p>-12</text:p>
          </table:table-cell>
          <table:table-cell table:style-name="ce7" office:value-type="float" office:value="-12.999">
            <text:p>-12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4]);[.A294];[.M294])" office:value-type="float" office:value="-12">
            <text:p>-12</text:p>
          </table:table-cell>
          <table:table-cell table:style-name="Default" table:formula="of:=IF(ISBLANK([.O294]);IF(ISERROR([.B294]);&quot;Err:&quot;&amp;ORG.OPENOFFICE.ERRORTYPE([.B294])=[.M294];OR([.P294]=[.B294];AND(ISNUMBER([.P294]);ISNUMBER([.B294]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5]);[.A295];[.M295])" office:value-type="float" office:value="0">
            <text:p>0</text:p>
          </table:table-cell>
          <table:table-cell table:style-name="Default" table:formula="of:=IF(ISBLANK([.O295]);IF(ISERROR([.B295]);&quot;Err:&quot;&amp;ORG.OPENOFFICE.ERRORTYPE([.B295])=[.M295];OR([.P295]=[.B295];AND(ISNUMBER([.P295]);ISNUMBER([.B295]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6])" office:value-type="float" office:value="0">
            <text:p>0</text:p>
          </table:table-cell>
          <table:table-cell table:style-name="ce7" office:value-type="float" office:value="0.999">
            <text:p>0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6]);[.A296];[.M296])" office:value-type="float" office:value="0">
            <text:p>0</text:p>
          </table:table-cell>
          <table:table-cell table:style-name="Default" table:formula="of:=IF(ISBLANK([.O296]);IF(ISERROR([.B296]);&quot;Err:&quot;&amp;ORG.OPENOFFICE.ERRORTYPE([.B296])=[.M296];OR([.P296]=[.B296];AND(ISNUMBER([.P296]);ISNUMBER([.B296]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7])" office:value-type="float" office:value="-0">
            <text:p>0</text:p>
          </table:table-cell>
          <table:table-cell table:style-name="ce7" office:value-type="float" office:value="-0.999">
            <text:p>-0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7]);[.A297];[.M297])" office:value-type="float" office:value="0">
            <text:p>0</text:p>
          </table:table-cell>
          <table:table-cell table:style-name="Default" table:formula="of:=IF(ISBLANK([.O297]);IF(ISERROR([.B297]);&quot;Err:&quot;&amp;ORG.OPENOFFICE.ERRORTYPE([.B297])=[.M297];OR([.P297]=[.B297];AND(ISNUMBER([.P297]);ISNUMBER([.B297]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8];[.D298])" office:value-type="float" office:value="12">
            <text:p>12</text:p>
          </table:table-cell>
          <table:table-cell table:style-name="ce7" office:value-type="float" office:value="12.009">
            <text:p>12.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8]);[.A298];[.M298])" office:value-type="float" office:value="12">
            <text:p>12</text:p>
          </table:table-cell>
          <table:table-cell table:style-name="Default" table:formula="of:=IF(ISBLANK([.O298]);IF(ISERROR([.B298]);&quot;Err:&quot;&amp;ORG.OPENOFFICE.ERRORTYPE([.B298])=[.M298];OR([.P298]=[.B298];AND(ISNUMBER([.P298]);ISNUMBER([.B298]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TRUNC([.C299];[.D299])" office:value-type="float" office:value="12.01">
            <text:p>12.01</text:p>
          </table:table-cell>
          <table:table-cell table:style-name="ce7" office:value-type="float" office:value="12.01">
            <text:p>12.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9]);[.A299];[.M299])" office:value-type="float" office:value="12.01">
            <text:p>12.01</text:p>
          </table:table-cell>
          <table:table-cell table:style-name="Default" table:formula="of:=IF(ISBLANK([.O299]);IF(ISERROR([.B299]);&quot;Err:&quot;&amp;ORG.OPENOFFICE.ERRORTYPE([.B299])=[.M299];OR([.P299]=[.B299];AND(ISNUMBER([.P299]);ISNUMBER([.B299]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99">
            <text:p>12.99</text:p>
          </table:table-cell>
          <table:table-cell table:formula="of:=TRUNC([.C300];[.D300])" office:value-type="float" office:value="12.99">
            <text:p>12.99</text:p>
          </table:table-cell>
          <table:table-cell table:style-name="ce7" office:value-type="float" office:value="12.999">
            <text:p>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0]);[.A300];[.M300])" office:value-type="float" office:value="12.99">
            <text:p>12.99</text:p>
          </table:table-cell>
          <table:table-cell table:style-name="Default" table:formula="of:=IF(ISBLANK([.O300]);IF(ISERROR([.B300]);&quot;Err:&quot;&amp;ORG.OPENOFFICE.ERRORTYPE([.B300])=[.M300];OR([.P300]=[.B300];AND(ISNUMBER([.P300]);ISNUMBER([.B300]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301];[.D301])" office:value-type="float" office:value="12">
            <text:p>12</text:p>
          </table:table-cell>
          <table:table-cell table:style-name="ce7" office:value-type="float" office:value="12.001">
            <text:p>12.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1]);[.A301];[.M301])" office:value-type="float" office:value="12">
            <text:p>12</text:p>
          </table:table-cell>
          <table:table-cell table:style-name="Default" table:formula="of:=IF(ISBLANK([.O301]);IF(ISERROR([.B301]);&quot;Err:&quot;&amp;ORG.OPENOFFICE.ERRORTYPE([.B301])=[.M301];OR([.P301]=[.B301];AND(ISNUMBER([.P301]);ISNUMBER([.B301]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2];[.D302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2]);[.A302];[.M302])" office:value-type="float" office:value="-12">
            <text:p>-12</text:p>
          </table:table-cell>
          <table:table-cell table:style-name="Default" table:formula="of:=IF(ISBLANK([.O302]);IF(ISERROR([.B302]);&quot;Err:&quot;&amp;ORG.OPENOFFICE.ERRORTYPE([.B302])=[.M302];OR([.P302]=[.B302];AND(ISNUMBER([.P302]);ISNUMBER([.B302]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3];[.D303])" office:value-type="float" office:value="-12">
            <text:p>-12</text:p>
          </table:table-cell>
          <table:table-cell table:style-name="ce7" office:value-type="float" office:value="-12.009">
            <text:p>-12.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3]);[.A303];[.M303])" office:value-type="float" office:value="-12">
            <text:p>-12</text:p>
          </table:table-cell>
          <table:table-cell table:style-name="Default" table:formula="of:=IF(ISBLANK([.O303]);IF(ISERROR([.B303]);&quot;Err:&quot;&amp;ORG.OPENOFFICE.ERRORTYPE([.B303])=[.M303];OR([.P303]=[.B303];AND(ISNUMBER([.P303]);ISNUMBER([.B303]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.01">
            <text:p>-12.01</text:p>
          </table:table-cell>
          <table:table-cell table:formula="of:=TRUNC([.C304];[.D304])" office:value-type="float" office:value="-12.01">
            <text:p>-12.01</text:p>
          </table:table-cell>
          <table:table-cell table:style-name="ce7" office:value-type="float" office:value="-12.01">
            <text:p>-12.01</text:p>
          </table:table-cell>
          <table:table-cell table:style-name="ce7" office:value-type="float" office:value="2.9">
            <text:p>2.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4]);[.A304];[.M304])" office:value-type="float" office:value="-12.01">
            <text:p>-12.01</text:p>
          </table:table-cell>
          <table:table-cell table:style-name="Default" table:formula="of:=IF(ISBLANK([.O304]);IF(ISERROR([.B304]);&quot;Err:&quot;&amp;ORG.OPENOFFICE.ERRORTYPE([.B304])=[.M304];OR([.P304]=[.B304];AND(ISNUMBER([.P304]);ISNUMBER([.B304]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5];[.D305])" office:value-type="float" office:value="-12">
            <text:p>-12</text:p>
          </table:table-cell>
          <table:table-cell table:style-name="ce7" office:value-type="float" office:value="-12.001">
            <text:p>-12.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5]);[.A305];[.M305])" office:value-type="float" office:value="-12">
            <text:p>-12</text:p>
          </table:table-cell>
          <table:table-cell table:style-name="Default" table:formula="of:=IF(ISBLANK([.O305]);IF(ISERROR([.B305]);&quot;Err:&quot;&amp;ORG.OPENOFFICE.ERRORTYPE([.B305])=[.M305];OR([.P305]=[.B305];AND(ISNUMBER([.P305]);ISNUMBER([.B305]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12300">
            <text:p>12300</text:p>
          </table:table-cell>
          <table:table-cell table:formula="of:=TRUNC([.C306];[.D306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6]);[.A306];[.M306])" office:value-type="float" office:value="12300">
            <text:p>12300</text:p>
          </table:table-cell>
          <table:table-cell table:style-name="Default" table:formula="of:=IF(ISBLANK([.O306]);IF(ISERROR([.B306]);&quot;Err:&quot;&amp;ORG.OPENOFFICE.ERRORTYPE([.B306])=[.M306];OR([.P306]=[.B306];AND(ISNUMBER([.P306]);ISNUMBER([.B306]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TRUNC([.C307];[.D307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7]);[.A307];[.M307])" office:value-type="float" office:value="10000">
            <text:p>10000</text:p>
          </table:table-cell>
          <table:table-cell table:style-name="Default" table:formula="of:=IF(ISBLANK([.O307]);IF(ISERROR([.B307]);&quot;Err:&quot;&amp;ORG.OPENOFFICE.ERRORTYPE([.B307])=[.M307];OR([.P307]=[.B307];AND(ISNUMBER([.P307]);ISNUMBER([.B307]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09])" office:value-type="float" office:value="-4">
            <text:p>-4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style-name="ce10"/>
          <table:table-cell/>
          <table:table-cell/>
          <table:table-cell table:style-name="Default" table:formula="of:=IF(ISBLANK([.M309]);[.A309];[.M309])" office:value-type="float" office:value="-4">
            <text:p>-4</text:p>
          </table:table-cell>
          <table:table-cell table:style-name="Default" table:formula="of:=IF(ISBLANK([.O309]);IF(ISERROR([.B309]);&quot;Err:&quot;&amp;ORG.OPENOFFICE.ERRORTYPE([.B309])=[.M309];OR([.P309]=[.B309];AND(ISNUMBER([.P309]);ISNUMBER([.B309]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10])" office:value-type="float" office:value="-4">
            <text:p>-4</text:p>
          </table:table-cell>
          <table:table-cell table:style-name="ce7" office:value-type="float" office:value="-2.001">
            <text:p>-2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0]);[.A310];[.M310])" office:value-type="float" office:value="-4">
            <text:p>-4</text:p>
          </table:table-cell>
          <table:table-cell table:style-name="Default" table:formula="of:=IF(ISBLANK([.O310]);IF(ISERROR([.B310]);&quot;Err:&quot;&amp;ORG.OPENOFFICE.ERRORTYPE([.B310])=[.M310];OR([.P310]=[.B310];AND(ISNUMBER([.P310]);ISNUMBER([.B310]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1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1]);[.A311];[.M311])" office:value-type="float" office:value="-2">
            <text:p>-2</text:p>
          </table:table-cell>
          <table:table-cell table:style-name="Default" table:formula="of:=IF(ISBLANK([.O311]);IF(ISERROR([.B311]);&quot;Err:&quot;&amp;ORG.OPENOFFICE.ERRORTYPE([.B311])=[.M311];OR([.P311]=[.B311];AND(ISNUMBER([.P311]);ISNUMBER([.B311]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2])" office:value-type="float" office:value="-2">
            <text:p>-2</text:p>
          </table:table-cell>
          <table:table-cell table:style-name="ce7" office:value-type="float" office:value="-1.001">
            <text:p>-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2]);[.A312];[.M312])" office:value-type="float" office:value="-2">
            <text:p>-2</text:p>
          </table:table-cell>
          <table:table-cell table:style-name="Default" table:formula="of:=IF(ISBLANK([.O312]);IF(ISERROR([.B312]);&quot;Err:&quot;&amp;ORG.OPENOFFICE.ERRORTYPE([.B312])=[.M312];OR([.P312]=[.B312];AND(ISNUMBER([.P312]);ISNUMBER([.B312]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3])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3]);[.A313];[.M313])" office:value-type="float" office:value="-2">
            <text:p>-2</text:p>
          </table:table-cell>
          <table:table-cell table:style-name="Default" table:formula="of:=IF(ISBLANK([.O313]);IF(ISERROR([.B313]);&quot;Err:&quot;&amp;ORG.OPENOFFICE.ERRORTYPE([.B313])=[.M313];OR([.P313]=[.B313];AND(ISNUMBER([.P313]);ISNUMBER([.B313]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EVEN([.C31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4]);[.A314];[.M314])" office:value-type="float" office:value="0">
            <text:p>0</text:p>
          </table:table-cell>
          <table:table-cell table:style-name="Default" table:formula="of:=IF(ISBLANK([.O314]);IF(ISERROR([.B314]);&quot;Err:&quot;&amp;ORG.OPENOFFICE.ERRORTYPE([.B314])=[.M314];OR([.P314]=[.B314];AND(ISNUMBER([.P314]);ISNUMBER([.B314]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5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5]);[.A315];[.M315])" office:value-type="float" office:value="2">
            <text:p>2</text:p>
          </table:table-cell>
          <table:table-cell table:style-name="Default" table:formula="of:=IF(ISBLANK([.O315]);IF(ISERROR([.B315]);&quot;Err:&quot;&amp;ORG.OPENOFFICE.ERRORTYPE([.B315])=[.M315];OR([.P315]=[.B315];AND(ISNUMBER([.P315]);ISNUMBER([.B315]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6])" office:value-type="float" office:value="2">
            <text:p>2</text:p>
          </table:table-cell>
          <table:table-cell table:style-name="ce7" office:value-type="float" office:value="1.001">
            <text:p>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6]);[.A316];[.M316])" office:value-type="float" office:value="2">
            <text:p>2</text:p>
          </table:table-cell>
          <table:table-cell table:style-name="Default" table:formula="of:=IF(ISBLANK([.O316]);IF(ISERROR([.B316]);&quot;Err:&quot;&amp;ORG.OPENOFFICE.ERRORTYPE([.B316])=[.M316];OR([.P316]=[.B316];AND(ISNUMBER([.P316]);ISNUMBER([.B316]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7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7]);[.A317];[.M317])" office:value-type="float" office:value="2">
            <text:p>2</text:p>
          </table:table-cell>
          <table:table-cell table:style-name="Default" table:formula="of:=IF(ISBLANK([.O317]);IF(ISERROR([.B317]);&quot;Err:&quot;&amp;ORG.OPENOFFICE.ERRORTYPE([.B317])=[.M317];OR([.P317]=[.B317];AND(ISNUMBER([.P317]);ISNUMBER([.B317]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8])" office:value-type="float" office:value="4">
            <text:p>4</text:p>
          </table:table-cell>
          <table:table-cell table:style-name="ce7" office:value-type="float" office:value="2.001">
            <text:p>2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8]);[.A318];[.M318])" office:value-type="float" office:value="4">
            <text:p>4</text:p>
          </table:table-cell>
          <table:table-cell table:style-name="Default" table:formula="of:=IF(ISBLANK([.O318]);IF(ISERROR([.B318]);&quot;Err:&quot;&amp;ORG.OPENOFFICE.ERRORTYPE([.B318])=[.M318];OR([.P318]=[.B318];AND(ISNUMBER([.P318]);ISNUMBER([.B318]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9])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9]);[.A319];[.M319])" office:value-type="float" office:value="4">
            <text:p>4</text:p>
          </table:table-cell>
          <table:table-cell table:style-name="Default" table:formula="of:=IF(ISBLANK([.O319]);IF(ISERROR([.B319]);&quot;Err:&quot;&amp;ORG.OPENOFFICE.ERRORTYPE([.B319])=[.M319];OR([.P319]=[.B319];AND(ISNUMBER([.P319]);ISNUMBER([.B319]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1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style-name="ce10"/>
          <table:table-cell/>
          <table:table-cell/>
          <table:table-cell table:style-name="Default" table:formula="of:=IF(ISBLANK([.M321]);[.A321];[.M321])" office:value-type="float" office:value="-3">
            <text:p>-3</text:p>
          </table:table-cell>
          <table:table-cell table:style-name="Default" table:formula="of:=IF(ISBLANK([.O321]);IF(ISERROR([.B321]);&quot;Err:&quot;&amp;ORG.OPENOFFICE.ERRORTYPE([.B321])=[.M321];OR([.P321]=[.B321];AND(ISNUMBER([.P321]);ISNUMBER([.B321]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2])" office:value-type="float" office:value="-3">
            <text:p>-3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2]);[.A322];[.M322])" office:value-type="float" office:value="-3">
            <text:p>-3</text:p>
          </table:table-cell>
          <table:table-cell table:style-name="Default" table:formula="of:=IF(ISBLANK([.O322]);IF(ISERROR([.B322]);&quot;Err:&quot;&amp;ORG.OPENOFFICE.ERRORTYPE([.B322])=[.M322];OR([.P322]=[.B322];AND(ISNUMBER([.P322]);ISNUMBER([.B322]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">
            <text:p>-3</text:p>
          </table:table-cell>
          <table:table-cell table:formula="of:=ODD([.C323])" office:value-type="float" office:value="-3">
            <text:p>-3</text:p>
          </table:table-cell>
          <table:table-cell table:style-name="ce7" office:value-type="float" office:value="-1.001">
            <text:p>-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3]);[.A323];[.M323])" office:value-type="float" office:value="-3">
            <text:p>-3</text:p>
          </table:table-cell>
          <table:table-cell table:style-name="Default" table:formula="of:=IF(ISBLANK([.O323]);IF(ISERROR([.B323]);&quot;Err:&quot;&amp;ORG.OPENOFFICE.ERRORTYPE([.B323])=[.M323];OR([.P323]=[.B323];AND(ISNUMBER([.P323]);ISNUMBER([.B323]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4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4]);[.A324];[.M324])" office:value-type="float" office:value="-1">
            <text:p>-1</text:p>
          </table:table-cell>
          <table:table-cell table:style-name="Default" table:formula="of:=IF(ISBLANK([.O324]);IF(ISERROR([.B324]);&quot;Err:&quot;&amp;ORG.OPENOFFICE.ERRORTYPE([.B324])=[.M324];OR([.P324]=[.B324];AND(ISNUMBER([.P324]);ISNUMBER([.B324]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5])" office:value-type="float" office:value="-1">
            <text:p>-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5]);[.A325];[.M325])" office:value-type="float" office:value="-1">
            <text:p>-1</text:p>
          </table:table-cell>
          <table:table-cell table:style-name="Default" table:formula="of:=IF(ISBLANK([.O325]);IF(ISERROR([.B325]);&quot;Err:&quot;&amp;ORG.OPENOFFICE.ERRORTYPE([.B325])=[.M325];OR([.P325]=[.B325];AND(ISNUMBER([.P325]);ISNUMBER([.B325]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6]);[.A326];[.M326])" office:value-type="float" office:value="1">
            <text:p>1</text:p>
          </table:table-cell>
          <table:table-cell table:style-name="Default" table:formula="of:=IF(ISBLANK([.O326]);IF(ISERROR([.B326]);&quot;Err:&quot;&amp;ORG.OPENOFFICE.ERRORTYPE([.B326])=[.M326];OR([.P326]=[.B326];AND(ISNUMBER([.P326]);ISNUMBER([.B326]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7])" office:value-type="float" office:value="1">
            <text:p>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7]);[.A327];[.M327])" office:value-type="float" office:value="1">
            <text:p>1</text:p>
          </table:table-cell>
          <table:table-cell table:style-name="Default" table:formula="of:=IF(ISBLANK([.O327]);IF(ISERROR([.B327]);&quot;Err:&quot;&amp;ORG.OPENOFFICE.ERRORTYPE([.B327])=[.M327];OR([.P327]=[.B327];AND(ISNUMBER([.P327]);ISNUMBER([.B327]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AND(ISNUMBER([.P328]);ISNUMBER([.B328]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29])" office:value-type="float" office:value="3">
            <text:p>3</text:p>
          </table:table-cell>
          <table:table-cell table:style-name="ce7" office:value-type="float" office:value="1.001">
            <text:p>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9]);[.A329];[.M329])" office:value-type="float" office:value="3">
            <text:p>3</text:p>
          </table:table-cell>
          <table:table-cell table:style-name="Default" table:formula="of:=IF(ISBLANK([.O329]);IF(ISERROR([.B329]);&quot;Err:&quot;&amp;ORG.OPENOFFICE.ERRORTYPE([.B329])=[.M329];OR([.P329]=[.B329];AND(ISNUMBER([.P329]);ISNUMBER([.B329]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0])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0]);[.A330];[.M330])" office:value-type="float" office:value="3">
            <text:p>3</text:p>
          </table:table-cell>
          <table:table-cell table:style-name="Default" table:formula="of:=IF(ISBLANK([.O330]);IF(ISERROR([.B330]);&quot;Err:&quot;&amp;ORG.OPENOFFICE.ERRORTYPE([.B330])=[.M330];OR([.P330]=[.B330];AND(ISNUMBER([.P330]);ISNUMBER([.B330]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1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1]);[.A331];[.M331])" office:value-type="float" office:value="3">
            <text:p>3</text:p>
          </table:table-cell>
          <table:table-cell table:style-name="Default" table:formula="of:=IF(ISBLANK([.O331]);IF(ISERROR([.B331]);&quot;Err:&quot;&amp;ORG.OPENOFFICE.ERRORTYPE([.B331])=[.M331];OR([.P331]=[.B331];AND(ISNUMBER([.P331]);ISNUMBER([.B331]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3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style-name="ce10"/>
          <table:table-cell/>
          <table:table-cell/>
          <table:table-cell table:style-name="Default" table:formula="of:=IF(ISBLANK([.M333]);[.A333];[.M333])" office:value-type="float" office:value="-3">
            <text:p>-3</text:p>
          </table:table-cell>
          <table:table-cell table:style-name="Default" table:formula="of:=IF(ISBLANK([.O333]);IF(ISERROR([.B333]);&quot;Err:&quot;&amp;ORG.OPENOFFICE.ERRORTYPE([.B333])=[.M333];OR([.P333]=[.B333];AND(ISNUMBER([.P333]);ISNUMBER([.B333]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4])" office:value-type="float" office:value="-3">
            <text:p>-3</text:p>
          </table:table-cell>
          <table:table-cell table:style-name="ce7" office:value-type="float" office:value="-2.5">
            <text:p>-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4]);[.A334];[.M334])" office:value-type="float" office:value="-3">
            <text:p>-3</text:p>
          </table:table-cell>
          <table:table-cell table:style-name="Default" table:formula="of:=IF(ISBLANK([.O334]);IF(ISERROR([.B334]);&quot;Err:&quot;&amp;ORG.OPENOFFICE.ERRORTYPE([.B334])=[.M334];OR([.P334]=[.B334];AND(ISNUMBER([.P334]);ISNUMBER([.B334]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5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5]);[.A335];[.M335])" office:value-type="float" office:value="-2">
            <text:p>-2</text:p>
          </table:table-cell>
          <table:table-cell table:style-name="Default" table:formula="of:=IF(ISBLANK([.O335]);IF(ISERROR([.B335]);&quot;Err:&quot;&amp;ORG.OPENOFFICE.ERRORTYPE([.B335])=[.M335];OR([.P335]=[.B335];AND(ISNUMBER([.P335]);ISNUMBER([.B335]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6])" office:value-type="float" office:value="-2">
            <text:p>-2</text:p>
          </table:table-cell>
          <table:table-cell table:style-name="ce7" office:value-type="float" office:value="-1.5">
            <text:p>-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6]);[.A336];[.M336])" office:value-type="float" office:value="-2">
            <text:p>-2</text:p>
          </table:table-cell>
          <table:table-cell table:style-name="Default" table:formula="of:=IF(ISBLANK([.O336]);IF(ISERROR([.B336]);&quot;Err:&quot;&amp;ORG.OPENOFFICE.ERRORTYPE([.B336])=[.M336];OR([.P336]=[.B336];AND(ISNUMBER([.P336]);ISNUMBER([.B336]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INT([.C33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7]);[.A337];[.M337])" office:value-type="float" office:value="-1">
            <text:p>-1</text:p>
          </table:table-cell>
          <table:table-cell table:style-name="Default" table:formula="of:=IF(ISBLANK([.O337]);IF(ISERROR([.B337]);&quot;Err:&quot;&amp;ORG.OPENOFFICE.ERRORTYPE([.B337])=[.M337];OR([.P337]=[.B337];AND(ISNUMBER([.P337]);ISNUMBER([.B337]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T([.C33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8]);[.A338];[.M338])" office:value-type="float" office:value="0">
            <text:p>0</text:p>
          </table:table-cell>
          <table:table-cell table:style-name="Default" table:formula="of:=IF(ISBLANK([.O338]);IF(ISERROR([.B338]);&quot;Err:&quot;&amp;ORG.OPENOFFICE.ERRORTYPE([.B338])=[.M338];OR([.P338]=[.B338];AND(ISNUMBER([.P338]);ISNUMBER([.B338]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39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9]);[.A339];[.M339])" office:value-type="float" office:value="1">
            <text:p>1</text:p>
          </table:table-cell>
          <table:table-cell table:style-name="Default" table:formula="of:=IF(ISBLANK([.O339]);IF(ISERROR([.B339]);&quot;Err:&quot;&amp;ORG.OPENOFFICE.ERRORTYPE([.B339])=[.M339];OR([.P339]=[.B339];AND(ISNUMBER([.P339]);ISNUMBER([.B339]);OR(AND([.P339]=0;ABS([.B339])&lt;1E-307);&quot;&quot;&amp;[.B339]=&quot;&quot;&amp;[.P339]))));[.O3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40])" office:value-type="float" office:value="1">
            <text:p>1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AND(ISNUMBER([.P340]);ISNUMBER([.B340]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INT([.C34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1]);[.A341];[.M341])" office:value-type="float" office:value="2">
            <text:p>2</text:p>
          </table:table-cell>
          <table:table-cell table:style-name="Default" table:formula="of:=IF(ISBLANK([.O341]);IF(ISERROR([.B341]);&quot;Err:&quot;&amp;ORG.OPENOFFICE.ERRORTYPE([.B341])=[.M341];OR([.P341]=[.B341];AND(ISNUMBER([.P341]);ISNUMBER([.B341]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2">
            <text:p>2</text:p>
          </table:table-cell>
          <table:table-cell table:formula="of:=INT([.C342])" office:value-type="float" office:value="2">
            <text:p>2</text:p>
          </table:table-cell>
          <table:table-cell table:style-name="ce7" office:value-type="float" office:value="2.5">
            <text:p>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2]);[.A342];[.M342])" office:value-type="float" office:value="2">
            <text:p>2</text:p>
          </table:table-cell>
          <table:table-cell table:style-name="Default" table:formula="of:=IF(ISBLANK([.O342]);IF(ISERROR([.B342]);&quot;Err:&quot;&amp;ORG.OPENOFFICE.ERRORTYPE([.B342])=[.M342];OR([.P342]=[.B342];AND(ISNUMBER([.P342]);ISNUMBER([.B342]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([.C343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3]);[.A343];[.M343])" office:value-type="float" office:value="3">
            <text:p>3</text:p>
          </table:table-cell>
          <table:table-cell table:style-name="Default" table:formula="of:=IF(ISBLANK([.O343]);IF(ISERROR([.B343]);&quot;Err:&quot;&amp;ORG.OPENOFFICE.ERRORTYPE([.B343])=[.M343];OR([.P343]=[.B343];AND(ISNUMBER([.P343]);ISNUMBER([.B343]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49787068367864">
            <text:p>0.04979</text:p>
          </table:table-cell>
          <table:table-cell table:formula="of:=EXP([.C345])" office:value-type="float" office:value="0.049787068367864">
            <text:p>0.04979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style-name="ce10"/>
          <table:table-cell/>
          <table:table-cell/>
          <table:table-cell table:style-name="Default" table:formula="of:=IF(ISBLANK([.M345]);[.A345];[.M345])" office:value-type="float" office:value="0.049787068367864">
            <text:p>0.04979</text:p>
          </table:table-cell>
          <table:table-cell table:style-name="Default" table:formula="of:=IF(ISBLANK([.O345]);IF(ISERROR([.B345]);&quot;Err:&quot;&amp;ORG.OPENOFFICE.ERRORTYPE([.B345])=[.M345];OR([.P345]=[.B345];AND(ISNUMBER([.P345]);ISNUMBER([.B345]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20849986238988">
            <text:p>0.08208</text:p>
          </table:table-cell>
          <table:table-cell table:formula="of:=EXP([.C346])" office:value-type="float" office:value="0.0820849986238988">
            <text:p>0.08208</text:p>
          </table:table-cell>
          <table:table-cell table:style-name="ce7" office:value-type="float" office:value="-2.5">
            <text:p>-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6]);[.A346];[.M346])" office:value-type="float" office:value="0.0820849986238988">
            <text:p>0.08208</text:p>
          </table:table-cell>
          <table:table-cell table:style-name="Default" table:formula="of:=IF(ISBLANK([.O346]);IF(ISERROR([.B346]);&quot;Err:&quot;&amp;ORG.OPENOFFICE.ERRORTYPE([.B346])=[.M346];OR([.P346]=[.B346];AND(ISNUMBER([.P346]);ISNUMBER([.B346]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EXP([.C347])" office:value-type="float" office:value="0.135335283236613">
            <text:p>0.135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7]);[.A347];[.M347])" office:value-type="float" office:value="0.135335283236613">
            <text:p>0.13534</text:p>
          </table:table-cell>
          <table:table-cell table:style-name="Default" table:formula="of:=IF(ISBLANK([.O347]);IF(ISERROR([.B347]);&quot;Err:&quot;&amp;ORG.OPENOFFICE.ERRORTYPE([.B347])=[.M347];OR([.P347]=[.B347];AND(ISNUMBER([.P347]);ISNUMBER([.B347]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2313016014843">
            <text:p>0.22313</text:p>
          </table:table-cell>
          <table:table-cell table:formula="of:=EXP([.C348])" office:value-type="float" office:value="0.22313016014843">
            <text:p>0.22313</text:p>
          </table:table-cell>
          <table:table-cell table:style-name="ce7" office:value-type="float" office:value="-1.5">
            <text:p>-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8]);[.A348];[.M348])" office:value-type="float" office:value="0.22313016014843">
            <text:p>0.22313</text:p>
          </table:table-cell>
          <table:table-cell table:style-name="Default" table:formula="of:=IF(ISBLANK([.O348]);IF(ISERROR([.B348]);&quot;Err:&quot;&amp;ORG.OPENOFFICE.ERRORTYPE([.B348])=[.M348];OR([.P348]=[.B348];AND(ISNUMBER([.P348]);ISNUMBER([.B348]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EXP([.C349])" office:value-type="float" office:value="0.367879441171442">
            <text:p>0.3678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9]);[.A349];[.M349])" office:value-type="float" office:value="0.367879441171442">
            <text:p>0.36788</text:p>
          </table:table-cell>
          <table:table-cell table:style-name="Default" table:formula="of:=IF(ISBLANK([.O349]);IF(ISERROR([.B349]);&quot;Err:&quot;&amp;ORG.OPENOFFICE.ERRORTYPE([.B349])=[.M349];OR([.P349]=[.B349];AND(ISNUMBER([.P349]);ISNUMBER([.B349]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EXP([.C35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0]);[.A350];[.M350])" office:value-type="float" office:value="1">
            <text:p>1</text:p>
          </table:table-cell>
          <table:table-cell table:style-name="Default" table:formula="of:=IF(ISBLANK([.O350]);IF(ISERROR([.B350]);&quot;Err:&quot;&amp;ORG.OPENOFFICE.ERRORTYPE([.B350])=[.M350];OR([.P350]=[.B350];AND(ISNUMBER([.P350]);ISNUMBER([.B350]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71828182845905">
            <text:p>2.71828</text:p>
          </table:table-cell>
          <table:table-cell table:formula="of:=EXP([.C351])" office:value-type="float" office:value="2.71828182845904">
            <text:p>2.7182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1]);[.A351];[.M351])" office:value-type="float" office:value="2.71828182845905">
            <text:p>2.71828</text:p>
          </table:table-cell>
          <table:table-cell table:style-name="Default" table:formula="of:=IF(ISBLANK([.O351]);IF(ISERROR([.B351]);&quot;Err:&quot;&amp;ORG.OPENOFFICE.ERRORTYPE([.B351])=[.M351];OR([.P351]=[.B351];AND(ISNUMBER([.P351]);ISNUMBER([.B351]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EXP([.C352])" office:value-type="float" office:value="4.48168907033806">
            <text:p>4.48169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2]);[.A352];[.M352])" office:value-type="float" office:value="4.48168907033806">
            <text:p>4.48169</text:p>
          </table:table-cell>
          <table:table-cell table:style-name="Default" table:formula="of:=IF(ISBLANK([.O352]);IF(ISERROR([.B352]);&quot;Err:&quot;&amp;ORG.OPENOFFICE.ERRORTYPE([.B352])=[.M352];OR([.P352]=[.B352];AND(ISNUMBER([.P352]);ISNUMBER([.B352]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38905609893065">
            <text:p>7.38906</text:p>
          </table:table-cell>
          <table:table-cell table:formula="of:=EXP([.C353])" office:value-type="float" office:value="7.38905609893065">
            <text:p>7.3890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3]);[.A353];[.M353])" office:value-type="float" office:value="7.38905609893065">
            <text:p>7.38906</text:p>
          </table:table-cell>
          <table:table-cell table:style-name="Default" table:formula="of:=IF(ISBLANK([.O353]);IF(ISERROR([.B353]);&quot;Err:&quot;&amp;ORG.OPENOFFICE.ERRORTYPE([.B353])=[.M353];OR([.P353]=[.B353];AND(ISNUMBER([.P353]);ISNUMBER([.B353]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239"/>
        </table:table-row>
        <table:table-row table:style-name="ro5">
          <table:table-cell table:style-name="ce2" office:value-type="float" office:value="12.1824939607035">
            <text:p>12.18249</text:p>
          </table:table-cell>
          <table:table-cell table:formula="of:=EXP([.C354])" office:value-type="float" office:value="12.1824939607035">
            <text:p>12.18249</text:p>
          </table:table-cell>
          <table:table-cell table:style-name="ce7" office:value-type="float" office:value="2.5">
            <text:p>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4]);[.A354];[.M354])" office:value-type="float" office:value="12.1824939607035">
            <text:p>12.18249</text:p>
          </table:table-cell>
          <table:table-cell table:style-name="Default" table:formula="of:=IF(ISBLANK([.O354]);IF(ISERROR([.B354]);&quot;Err:&quot;&amp;ORG.OPENOFFICE.ERRORTYPE([.B354])=[.M354];OR([.P354]=[.B354];AND(ISNUMBER([.P354]);ISNUMBER([.B354]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.0855369231877">
            <text:p>20.08554</text:p>
          </table:table-cell>
          <table:table-cell table:formula="of:=EXP([.C355])" office:value-type="float" office:value="20.0855369231877">
            <text:p>20.0855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5]);[.A355];[.M355])" office:value-type="float" office:value="20.0855369231877">
            <text:p>20.08554</text:p>
          </table:table-cell>
          <table:table-cell table:style-name="Default" table:formula="of:=IF(ISBLANK([.O355]);IF(ISERROR([.B355]);&quot;Err:&quot;&amp;ORG.OPENOFFICE.ERRORTYPE([.B355])=[.M355];OR([.P355]=[.B355];AND(ISNUMBER([.P355]);ISNUMBER([.B355]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5536">
            <text:p>65536</text:p>
          </table:table-cell>
          <table:table-cell table:formula="of:=POWER([.C357];[.D357])" office:value-type="float" office:value="65536">
            <text:p>6553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style-name="ce10"/>
          <table:table-cell/>
          <table:table-cell/>
          <table:table-cell table:style-name="Default" table:formula="of:=IF(ISBLANK([.M357]);[.A357];[.M357])" office:value-type="float" office:value="65536">
            <text:p>65536</text:p>
          </table:table-cell>
          <table:table-cell table:style-name="Default" table:formula="of:=IF(ISBLANK([.O357]);IF(ISERROR([.B357]);&quot;Err:&quot;&amp;ORG.OPENOFFICE.ERRORTYPE([.B357])=[.M357];OR([.P357]=[.B357];AND(ISNUMBER([.P357]);ISNUMBER([.B357]);OR(AND([.P357]=0;ABS([.B357])&lt;1E-307);&quot;&quot;&amp;[.B357]=&quot;&quot;&amp;[.P357]))));[.O3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84528125">
            <text:p>-184528125</text:p>
          </table:table-cell>
          <table:table-cell table:formula="of:=POWER([.C358];[.D358])" office:value-type="float" office:value="-184528125">
            <text:p>-184528125</text:p>
          </table:table-cell>
          <table:table-cell table:style-name="ce7" office:value-type="float" office:value="-45">
            <text:p>-45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8]);[.A358];[.M358])" office:value-type="float" office:value="-184528125">
            <text:p>-184528125</text:p>
          </table:table-cell>
          <table:table-cell table:style-name="Default" table:formula="of:=IF(ISBLANK([.O358]);IF(ISERROR([.B358]);&quot;Err:&quot;&amp;ORG.OPENOFFICE.ERRORTYPE([.B358])=[.M358];OR([.P358]=[.B358];AND(ISNUMBER([.P358]);ISNUMBER([.B358]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959.1556378139">
            <text:p>20959.15564</text:p>
          </table:table-cell>
          <table:table-cell table:formula="of:=POWER([.C359];[.D359])" office:value-type="float" office:value="20959.1556378138">
            <text:p>20959.15564</text:p>
          </table:table-cell>
          <table:table-cell table:style-name="ce7" office:value-type="float" office:value="1.01">
            <text:p>1.01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9]);[.A359];[.M359])" office:value-type="float" office:value="20959.1556378139">
            <text:p>20959.15564</text:p>
          </table:table-cell>
          <table:table-cell table:style-name="Default" table:formula="of:=IF(ISBLANK([.O359]);IF(ISERROR([.B359]);&quot;Err:&quot;&amp;ORG.OPENOFFICE.ERRORTYPE([.B359])=[.M359];OR([.P359]=[.B359];AND(ISNUMBER([.P359]);ISNUMBER([.B359]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f:=POWER([.C360];[.D360])" office:value-type="float" office:value="16">
            <text:p>1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0]);[.A360];[.M360])" office:value-type="float" office:value="16">
            <text:p>16</text:p>
          </table:table-cell>
          <table:table-cell table:style-name="Default" table:formula="of:=IF(ISBLANK([.O360]);IF(ISERROR([.B360]);&quot;Err:&quot;&amp;ORG.OPENOFFICE.ERRORTYPE([.B360])=[.M360];OR([.P360]=[.B360];AND(ISNUMBER([.P360]);ISNUMBER([.B360]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.3154038546584">
            <text:p>40.3154</text:p>
          </table:table-cell>
          <table:table-cell table:formula="of:=POWER([.C361];[.D361])" office:value-type="float" office:value="40.3154038546584">
            <text:p>40.315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.234">
            <text:p>1.2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1]);[.A361];[.M361])" office:value-type="float" office:value="40.3154038546584">
            <text:p>40.3154</text:p>
          </table:table-cell>
          <table:table-cell table:style-name="Default" table:formula="of:=IF(ISBLANK([.O361]);IF(ISERROR([.B361]);&quot;Err:&quot;&amp;ORG.OPENOFFICE.ERRORTYPE([.B361])=[.M361];OR([.P361]=[.B361];AND(ISNUMBER([.P361]);ISNUMBER([.B361]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1145.1690984912">
            <text:p>21145.1691</text:p>
          </table:table-cell>
          <table:table-cell table:formula="of:=POWER([.C362];[.D362])" office:value-type="float" office:value="21145.1690984912">
            <text:p>21145.1691</text:p>
          </table:table-cell>
          <table:table-cell table:style-name="ce7" office:value-type="float" office:value="1.01">
            <text:p>1.01</text:p>
          </table:table-cell>
          <table:table-cell table:style-name="ce7" office:value-type="float" office:value="1000.888">
            <text:p>1000.88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2]);[.A362];[.M362])" office:value-type="float" office:value="21145.1690984912">
            <text:p>21145.1691</text:p>
          </table:table-cell>
          <table:table-cell table:style-name="Default" table:formula="of:=IF(ISBLANK([.O362]);IF(ISERROR([.B362]);&quot;Err:&quot;&amp;ORG.OPENOFFICE.ERRORTYPE([.B362])=[.M362];OR([.P362]=[.B362];AND(ISNUMBER([.P362]);ISNUMBER([.B362]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09090909090909">
            <text:p>0.09091</text:p>
          </table:table-cell>
          <table:table-cell table:formula="of:=POWER([.C363];[.D363])" office:value-type="float" office:value="0.0909090909090909">
            <text:p>0.0909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3]);[.A363];[.M363])" office:value-type="float" office:value="0.0909090909090909">
            <text:p>0.09091</text:p>
          </table:table-cell>
          <table:table-cell table:style-name="Default" table:formula="of:=IF(ISBLANK([.O363]);IF(ISERROR([.B363]);&quot;Err:&quot;&amp;ORG.OPENOFFICE.ERRORTYPE([.B363])=[.M363];OR([.P363]=[.B363];AND(ISNUMBER([.P363]);ISNUMBER([.B363]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44444444444444">
            <text:p>0.44444</text:p>
          </table:table-cell>
          <table:table-cell table:formula="of:=POWER([.C364];[.D364])" office:value-type="float" office:value="0.444444444444444">
            <text:p>0.44444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4]);[.A364];[.M364])" office:value-type="float" office:value="0.444444444444444">
            <text:p>0.44444</text:p>
          </table:table-cell>
          <table:table-cell table:style-name="Default" table:formula="of:=IF(ISBLANK([.O364]);IF(ISERROR([.B364]);&quot;Err:&quot;&amp;ORG.OPENOFFICE.ERRORTYPE([.B364])=[.M364];OR([.P364]=[.B364];AND(ISNUMBER([.P364]);ISNUMBER([.B364]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508336662282005">
            <text:p>0.00508</text:p>
          </table:table-cell>
          <table:table-cell table:formula="of:=POWER([.C365];[.D365])" office:value-type="float" office:value="0.00508336662282005">
            <text:p>0.005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7.62">
            <text:p>-7.6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5]);[.A365];[.M365])" office:value-type="float" office:value="0.00508336662282005">
            <text:p>0.00508</text:p>
          </table:table-cell>
          <table:table-cell table:style-name="Default" table:formula="of:=IF(ISBLANK([.O365]);IF(ISERROR([.B365]);&quot;Err:&quot;&amp;ORG.OPENOFFICE.ERRORTYPE([.B365])=[.M365];OR([.P365]=[.B365];AND(ISNUMBER([.P365]);ISNUMBER([.B365]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WER([.C366];[.D36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6]);[.A366];[.M366])" office:value-type="float" office:value="1">
            <text:p>1</text:p>
          </table:table-cell>
          <table:table-cell table:style-name="Default" table:formula="of:=IF(ISBLANK([.O366]);IF(ISERROR([.B366]);&quot;Err:&quot;&amp;ORG.OPENOFFICE.ERRORTYPE([.B366])=[.M366];OR([.P366]=[.B366];AND(ISNUMBER([.P366]);ISNUMBER([.B366]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POWER([.C367];[.D367])" office:value-type="float" office:value="0">
            <text:p>#VALUE!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367]);[.A367];[.M367])" office:value-type="string" office:string-value="Err:519">
            <text:p>Err:519</text:p>
          </table:table-cell>
          <table:table-cell table:style-name="Default" table:formula="of:=IF(ISBLANK([.O367]);IF(ISERROR([.B367]);&quot;Err:&quot;&amp;ORG.OPENOFFICE.ERRORTYPE([.B367])=[.M367];OR([.P367]=[.B367];AND(ISNUMBER([.P367]);ISNUMBER([.B367]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6.90775527898214">
            <text:p>-6.90776</text:p>
          </table:table-cell>
          <table:table-cell table:formula="of:=LN([.C369])" office:value-type="float" office:value="-6.90775527898214">
            <text:p>-6.90776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style-name="ce10"/>
          <table:table-cell/>
          <table:table-cell/>
          <table:table-cell table:style-name="Default" table:formula="of:=IF(ISBLANK([.M369]);[.A369];[.M369])" office:value-type="float" office:value="-6.90775527898214">
            <text:p>-6.90776</text:p>
          </table:table-cell>
          <table:table-cell table:style-name="Default" table:formula="of:=IF(ISBLANK([.O369]);IF(ISERROR([.B369]);&quot;Err:&quot;&amp;ORG.OPENOFFICE.ERRORTYPE([.B369])=[.M369];OR([.P369]=[.B369];AND(ISNUMBER([.P369]);ISNUMBER([.B369]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30258509299405">
            <text:p>-2.30259</text:p>
          </table:table-cell>
          <table:table-cell table:formula="of:=LN([.C370])" office:value-type="float" office:value="-2.30258509299405">
            <text:p>-2.30259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0]);[.A370];[.M370])" office:value-type="float" office:value="-2.30258509299405">
            <text:p>-2.30259</text:p>
          </table:table-cell>
          <table:table-cell table:style-name="Default" table:formula="of:=IF(ISBLANK([.O370]);IF(ISERROR([.B370]);&quot;Err:&quot;&amp;ORG.OPENOFFICE.ERRORTYPE([.B370])=[.M370];OR([.P370]=[.B370];AND(ISNUMBER([.P370]);ISNUMBER([.B370]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N([.C371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1]);[.A371];[.M371])" office:value-type="float" office:value="0">
            <text:p>0</text:p>
          </table:table-cell>
          <table:table-cell table:style-name="Default" table:formula="of:=IF(ISBLANK([.O371]);IF(ISERROR([.B371]);&quot;Err:&quot;&amp;ORG.OPENOFFICE.ERRORTYPE([.B371])=[.M371];OR([.P371]=[.B371];AND(ISNUMBER([.P371]);ISNUMBER([.B371]);OR(AND([.P371]=0;ABS([.B371])&lt;1E-307);&quot;&quot;&amp;[.B371]=&quot;&quot;&amp;[.P371]))));[.O3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95033085316809">
            <text:p>0.00995</text:p>
          </table:table-cell>
          <table:table-cell table:formula="of:=LN([.C372])" office:value-type="float" office:value="0.00995033085316809">
            <text:p>0.00995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2]);[.A372];[.M372])" office:value-type="float" office:value="0.00995033085316809">
            <text:p>0.00995</text:p>
          </table:table-cell>
          <table:table-cell table:style-name="Default" table:formula="of:=IF(ISBLANK([.O372]);IF(ISERROR([.B372]);&quot;Err:&quot;&amp;ORG.OPENOFFICE.ERRORTYPE([.B372])=[.M372];OR([.P372]=[.B372];AND(ISNUMBER([.P372]);ISNUMBER([.B372]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96315728952">
            <text:p>0.9999</text:p>
          </table:table-cell>
          <table:table-cell table:formula="of:=LN([.C373])" office:value-type="float" office:value="0.999896315728952">
            <text:p>0.9999</text:p>
          </table:table-cell>
          <table:table-cell table:style-name="ce7" office:value-type="float" office:value="2.718">
            <text:p>2.71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3]);[.A373];[.M373])" office:value-type="float" office:value="0.999896315728952">
            <text:p>0.9999</text:p>
          </table:table-cell>
          <table:table-cell table:style-name="Default" table:formula="of:=IF(ISBLANK([.O373]);IF(ISERROR([.B373]);&quot;Err:&quot;&amp;ORG.OPENOFFICE.ERRORTYPE([.B373])=[.M373];OR([.P373]=[.B373];AND(ISNUMBER([.P373]);ISNUMBER([.B373]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026416565033">
            <text:p>1.00026</text:p>
          </table:table-cell>
          <table:table-cell table:formula="of:=LN([.C374])" office:value-type="float" office:value="1.00026416565033">
            <text:p>1.00026</text:p>
          </table:table-cell>
          <table:table-cell table:style-name="ce7" office:value-type="float" office:value="2.719">
            <text:p>2.71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4]);[.A374];[.M374])" office:value-type="float" office:value="1.00026416565033">
            <text:p>1.00026</text:p>
          </table:table-cell>
          <table:table-cell table:style-name="Default" table:formula="of:=IF(ISBLANK([.O374]);IF(ISERROR([.B374]);&quot;Err:&quot;&amp;ORG.OPENOFFICE.ERRORTYPE([.B374])=[.M374];OR([.P374]=[.B374];AND(ISNUMBER([.P374]);ISNUMBER([.B374]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239"/>
        </table:table-row>
        <table:table-row table:style-name="ro5">
          <table:table-cell table:style-name="ce2" office:value-type="float" office:value="20.7232658369464">
            <text:p>20.72327</text:p>
          </table:table-cell>
          <table:table-cell table:formula="of:=LN([.C375])" office:value-type="float" office:value="20.7232658369464">
            <text:p>20.72327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5]);[.A375];[.M375])" office:value-type="float" office:value="20.7232658369464">
            <text:p>20.72327</text:p>
          </table:table-cell>
          <table:table-cell table:style-name="Default" table:formula="of:=IF(ISBLANK([.O375]);IF(ISERROR([.B375]);&quot;Err:&quot;&amp;ORG.OPENOFFICE.ERRORTYPE([.B375])=[.M375];OR([.P375]=[.B375];AND(ISNUMBER([.P375]);ISNUMBER([.B375]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N([.C37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76]);[.A376];[.M376])" office:value-type="string" office:string-value="Err:502">
            <text:p>Err:502</text:p>
          </table:table-cell>
          <table:table-cell table:style-name="Default" table:formula="of:=IF(ISBLANK([.O376]);IF(ISERROR([.B376]);&quot;Err:&quot;&amp;ORG.OPENOFFICE.ERRORTYPE([.B376])=[.M376];OR([.P376]=[.B376];AND(ISNUMBER([.P376]);ISNUMBER([.B376]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N([.C377])" office:value-type="float" office:value="0">
            <text:p>Err:502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77]);[.A377];[.M377])" office:value-type="string" office:string-value="Err:502">
            <text:p>Err:502</text:p>
          </table:table-cell>
          <table:table-cell table:style-name="Default" table:formula="of:=IF(ISBLANK([.O377]);IF(ISERROR([.B377]);&quot;Err:&quot;&amp;ORG.OPENOFFICE.ERRORTYPE([.B377])=[.M377];OR([.P377]=[.B377];AND(ISNUMBER([.P377]);ISNUMBER([.B377]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([.C379];10)" office:value-type="float" office:value="-3">
            <text:p>-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style-name="ce10"/>
          <table:table-cell/>
          <table:table-cell/>
          <table:table-cell table:style-name="Default" table:formula="of:=IF(ISBLANK([.M379]);[.A379];[.M379])" office:value-type="float" office:value="-3">
            <text:p>-3</text:p>
          </table:table-cell>
          <table:table-cell table:style-name="Default" table:formula="of:=IF(ISBLANK([.O379]);IF(ISERROR([.B379]);&quot;Err:&quot;&amp;ORG.OPENOFFICE.ERRORTYPE([.B379])=[.M379];OR([.P379]=[.B379];AND(ISNUMBER([.P379]);ISNUMBER([.B379]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0];10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0]);[.A380];[.M380])" office:value-type="float" office:value="0">
            <text:p>0</text:p>
          </table:table-cell>
          <table:table-cell table:style-name="Default" table:formula="of:=IF(ISBLANK([.O380]);IF(ISERROR([.B380]);&quot;Err:&quot;&amp;ORG.OPENOFFICE.ERRORTYPE([.B380])=[.M380];OR([.P380]=[.B380];AND(ISNUMBER([.P380]);ISNUMBER([.B380]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([.C381];10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1]);[.A381];[.M381])" office:value-type="float" office:value="1">
            <text:p>1</text:p>
          </table:table-cell>
          <table:table-cell table:style-name="Default" table:formula="of:=IF(ISBLANK([.O381]);IF(ISERROR([.B381]);&quot;Err:&quot;&amp;ORG.OPENOFFICE.ERRORTYPE([.B381])=[.M381];OR([.P381]=[.B381];AND(ISNUMBER([.P381]);ISNUMBER([.B381]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4139268515823">
            <text:p>1.04139</text:p>
          </table:table-cell>
          <table:table-cell table:formula="of:=LOG([.C382];10)" office:value-type="float" office:value="1.04139268515823">
            <text:p>1.04139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2]);[.A382];[.M382])" office:value-type="float" office:value="1.04139268515823">
            <text:p>1.04139</text:p>
          </table:table-cell>
          <table:table-cell table:style-name="Default" table:formula="of:=IF(ISBLANK([.O382]);IF(ISERROR([.B382]);&quot;Err:&quot;&amp;ORG.OPENOFFICE.ERRORTYPE([.B382])=[.M382];OR([.P382]=[.B382];AND(ISNUMBER([.P382]);ISNUMBER([.B382]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09590327428938">
            <text:p>-2.0959</text:p>
          </table:table-cell>
          <table:table-cell table:formula="of:=LOG([.C383];[.D383])" office:value-type="float" office:value="-2.09590327428938">
            <text:p>-2.0959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3]);[.A383];[.M383])" office:value-type="float" office:value="-2.09590327428938">
            <text:p>-2.0959</text:p>
          </table:table-cell>
          <table:table-cell table:style-name="Default" table:formula="of:=IF(ISBLANK([.O383]);IF(ISERROR([.B383]);&quot;Err:&quot;&amp;ORG.OPENOFFICE.ERRORTYPE([.B383])=[.M383];OR([.P383]=[.B383];AND(ISNUMBER([.P383]);ISNUMBER([.B383]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4];[.D38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4]);[.A384];[.M384])" office:value-type="float" office:value="0">
            <text:p>0</text:p>
          </table:table-cell>
          <table:table-cell table:style-name="Default" table:formula="of:=IF(ISBLANK([.O384]);IF(ISERROR([.B384]);&quot;Err:&quot;&amp;ORG.OPENOFFICE.ERRORTYPE([.B384])=[.M384];OR([.P384]=[.B384];AND(ISNUMBER([.P384]);ISNUMBER([.B384]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9590327428938">
            <text:p>2.0959</text:p>
          </table:table-cell>
          <table:table-cell table:formula="of:=LOG([.C385];[.D385])" office:value-type="float" office:value="2.09590327428938">
            <text:p>2.095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5]);[.A385];[.M385])" office:value-type="float" office:value="2.09590327428938">
            <text:p>2.0959</text:p>
          </table:table-cell>
          <table:table-cell table:style-name="Default" table:formula="of:=IF(ISBLANK([.O385]);IF(ISERROR([.B385]);&quot;Err:&quot;&amp;ORG.OPENOFFICE.ERRORTYPE([.B385])=[.M385];OR([.P385]=[.B385];AND(ISNUMBER([.P385]);ISNUMBER([.B385]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1632558304921">
            <text:p>-0.91633</text:p>
          </table:table-cell>
          <table:table-cell table:formula="of:=LOG([.C386];[.D386])" office:value-type="float" office:value="-0.91632558304921">
            <text:p>-0.91633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12.34">
            <text:p>12.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6]);[.A386];[.M386])" office:value-type="float" office:value="-0.91632558304921">
            <text:p>-0.91633</text:p>
          </table:table-cell>
          <table:table-cell table:style-name="Default" table:formula="of:=IF(ISBLANK([.O386]);IF(ISERROR([.B386]);&quot;Err:&quot;&amp;ORG.OPENOFFICE.ERRORTYPE([.B386])=[.M386];OR([.P386]=[.B386];AND(ISNUMBER([.P386]);ISNUMBER([.B386]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6325583049211">
            <text:p>0.91633</text:p>
          </table:table-cell>
          <table:table-cell table:formula="of:=LOG([.C387];[.D387])" office:value-type="float" office:value="0.916325583049211">
            <text:p>0.9163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.34">
            <text:p>12.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7]);[.A387];[.M387])" office:value-type="float" office:value="0.916325583049211">
            <text:p>0.91633</text:p>
          </table:table-cell>
          <table:table-cell table:style-name="Default" table:formula="of:=IF(ISBLANK([.O387]);IF(ISERROR([.B387]);&quot;Err:&quot;&amp;ORG.OPENOFFICE.ERRORTYPE([.B387])=[.M387];OR([.P387]=[.B387];AND(ISNUMBER([.P387]);ISNUMBER([.B387]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56651097862631">
            <text:p>0.65665</text:p>
          </table:table-cell>
          <table:table-cell table:formula="of:=LOG([.C388];[.D388])" office:value-type="float" office:value="0.656651097862631">
            <text:p>0.65665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8]);[.A388];[.M388])" office:value-type="float" office:value="0.656651097862631">
            <text:p>0.65665</text:p>
          </table:table-cell>
          <table:table-cell table:style-name="Default" table:formula="of:=IF(ISBLANK([.O388]);IF(ISERROR([.B388]);&quot;Err:&quot;&amp;ORG.OPENOFFICE.ERRORTYPE([.B388])=[.M388];OR([.P388]=[.B388];AND(ISNUMBER([.P388]);ISNUMBER([.B388]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56651097862631">
            <text:p>-0.65665</text:p>
          </table:table-cell>
          <table:table-cell table:formula="of:=LOG([.C389];[.D389])" office:value-type="float" office:value="-0.656651097862631">
            <text:p>-0.6566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9]);[.A389];[.M389])" office:value-type="float" office:value="-0.656651097862631">
            <text:p>-0.65665</text:p>
          </table:table-cell>
          <table:table-cell table:style-name="Default" table:formula="of:=IF(ISBLANK([.O389]);IF(ISERROR([.B389]);&quot;Err:&quot;&amp;ORG.OPENOFFICE.ERRORTYPE([.B389])=[.M389];OR([.P389]=[.B389];AND(ISNUMBER([.P389]);ISNUMBER([.B389]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0];10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0]);[.A390];[.M390])" office:value-type="string" office:string-value="Err:502">
            <text:p>Err:502</text:p>
          </table:table-cell>
          <table:table-cell table:style-name="Default" table:formula="of:=IF(ISBLANK([.O390]);IF(ISERROR([.B390]);&quot;Err:&quot;&amp;ORG.OPENOFFICE.ERRORTYPE([.B390])=[.M390];OR([.P390]=[.B390];AND(ISNUMBER([.P390]);ISNUMBER([.B390]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1];10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1]);[.A391];[.M391])" office:value-type="string" office:string-value="Err:502">
            <text:p>Err:502</text:p>
          </table:table-cell>
          <table:table-cell table:style-name="Default" table:formula="of:=IF(ISBLANK([.O391]);IF(ISERROR([.B391]);&quot;Err:&quot;&amp;ORG.OPENOFFICE.ERRORTYPE([.B391])=[.M391];OR([.P391]=[.B391];AND(ISNUMBER([.P391]);ISNUMBER([.B391]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92];[.D392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2]);[.A392];[.M392])" office:value-type="string" office:string-value="Err:502">
            <text:p>Err:502</text:p>
          </table:table-cell>
          <table:table-cell table:style-name="Default" table:formula="of:=IF(ISBLANK([.O392]);IF(ISERROR([.B392]);&quot;Err:&quot;&amp;ORG.OPENOFFICE.ERRORTYPE([.B392])=[.M392];OR([.P392]=[.B392];AND(ISNUMBER([.P392]);ISNUMBER([.B392]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3];[.D393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3]);[.A393];[.M393])" office:value-type="string" office:string-value="Err:502">
            <text:p>Err:502</text:p>
          </table:table-cell>
          <table:table-cell table:style-name="Default" table:formula="of:=IF(ISBLANK([.O393]);IF(ISERROR([.B393]);&quot;Err:&quot;&amp;ORG.OPENOFFICE.ERRORTYPE([.B393])=[.M393];OR([.P393]=[.B393];AND(ISNUMBER([.P393]);ISNUMBER([.B393]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4];[.D394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4]);[.A394];[.M394])" office:value-type="string" office:string-value="Err:502">
            <text:p>Err:502</text:p>
          </table:table-cell>
          <table:table-cell table:style-name="Default" table:formula="of:=IF(ISBLANK([.O394]);IF(ISERROR([.B394]);&quot;Err:&quot;&amp;ORG.OPENOFFICE.ERRORTYPE([.B394])=[.M394];OR([.P394]=[.B394];AND(ISNUMBER([.P394]);ISNUMBER([.B394]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5];[.D39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5]);[.A395];[.M395])" office:value-type="string" office:string-value="Err:502">
            <text:p>Err:502</text:p>
          </table:table-cell>
          <table:table-cell table:style-name="Default" table:formula="of:=IF(ISBLANK([.O395]);IF(ISERROR([.B395]);&quot;Err:&quot;&amp;ORG.OPENOFFICE.ERRORTYPE([.B395])=[.M395];OR([.P395]=[.B395];AND(ISNUMBER([.P395]);ISNUMBER([.B395]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f:=LOG([.C396];[.D39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6]);[.A396];[.M396])" office:value-type="string" office:string-value="Err:502">
            <text:p>Err:502</text:p>
          </table:table-cell>
          <table:table-cell table:style-name="Default" table:formula="of:=IF(ISBLANK([.O396]);IF(ISERROR([.B396]);&quot;Err:&quot;&amp;ORG.OPENOFFICE.ERRORTYPE([.B396])=[.M396];OR([.P396]=[.B396];AND(ISNUMBER([.P396]);ISNUMBER([.B396]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10([.C398])" office:value-type="float" office:value="-3">
            <text:p>-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style-name="ce10"/>
          <table:table-cell/>
          <table:table-cell/>
          <table:table-cell table:style-name="Default" table:formula="of:=IF(ISBLANK([.M398]);[.A398];[.M398])" office:value-type="float" office:value="-3">
            <text:p>-3</text:p>
          </table:table-cell>
          <table:table-cell table:style-name="Default" table:formula="of:=IF(ISBLANK([.O398]);IF(ISERROR([.B398]);&quot;Err:&quot;&amp;ORG.OPENOFFICE.ERRORTYPE([.B398])=[.M398];OR([.P398]=[.B398];AND(ISNUMBER([.P398]);ISNUMBER([.B398]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98970004336019">
            <text:p>-0.69897</text:p>
          </table:table-cell>
          <table:table-cell table:formula="of:=LOG10([.C399])" office:value-type="float" office:value="-0.698970004336019">
            <text:p>-0.69897</text:p>
          </table:table-cell>
          <table:table-cell table:style-name="ce7" office:value-type="float" office:value="0.2">
            <text:p>0.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99]);[.A399];[.M399])" office:value-type="float" office:value="-0.698970004336019">
            <text:p>-0.69897</text:p>
          </table:table-cell>
          <table:table-cell table:style-name="Default" table:formula="of:=IF(ISBLANK([.O399]);IF(ISERROR([.B399]);&quot;Err:&quot;&amp;ORG.OPENOFFICE.ERRORTYPE([.B399])=[.M399];OR([.P399]=[.B399];AND(ISNUMBER([.P399]);ISNUMBER([.B399]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10([.C40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0]);[.A400];[.M400])" office:value-type="float" office:value="0">
            <text:p>0</text:p>
          </table:table-cell>
          <table:table-cell table:style-name="Default" table:formula="of:=IF(ISBLANK([.O400]);IF(ISERROR([.B400]);&quot;Err:&quot;&amp;ORG.OPENOFFICE.ERRORTYPE([.B400])=[.M400];OR([.P400]=[.B400];AND(ISNUMBER([.P400]);ISNUMBER([.B400]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432137378264258">
            <text:p>0.00432</text:p>
          </table:table-cell>
          <table:table-cell table:formula="of:=LOG10([.C401])" office:value-type="float" office:value="0.00432137378264258">
            <text:p>0.00432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1]);[.A401];[.M401])" office:value-type="float" office:value="0.00432137378264258">
            <text:p>0.00432</text:p>
          </table:table-cell>
          <table:table-cell table:style-name="Default" table:formula="of:=IF(ISBLANK([.O401]);IF(ISERROR([.B401]);&quot;Err:&quot;&amp;ORG.OPENOFFICE.ERRORTYPE([.B401])=[.M401];OR([.P401]=[.B401];AND(ISNUMBER([.P401]);ISNUMBER([.B401]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10([.C402]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2]);[.A402];[.M402])" office:value-type="float" office:value="1">
            <text:p>1</text:p>
          </table:table-cell>
          <table:table-cell table:style-name="Default" table:formula="of:=IF(ISBLANK([.O402]);IF(ISERROR([.B402]);&quot;Err:&quot;&amp;ORG.OPENOFFICE.ERRORTYPE([.B402])=[.M402];OR([.P402]=[.B402];AND(ISNUMBER([.P402]);ISNUMBER([.B402]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043407747932">
            <text:p>1.00043</text:p>
          </table:table-cell>
          <table:table-cell table:formula="of:=LOG10([.C403])" office:value-type="float" office:value="1.00043407747932">
            <text:p>1.00043</text:p>
          </table:table-cell>
          <table:table-cell table:style-name="ce7" office:value-type="float" office:value="10.01">
            <text:p>10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3]);[.A403];[.M403])" office:value-type="float" office:value="1.00043407747932">
            <text:p>1.00043</text:p>
          </table:table-cell>
          <table:table-cell table:style-name="Default" table:formula="of:=IF(ISBLANK([.O403]);IF(ISERROR([.B403]);&quot;Err:&quot;&amp;ORG.OPENOFFICE.ERRORTYPE([.B403])=[.M403];OR([.P403]=[.B403];AND(ISNUMBER([.P403]);ISNUMBER([.B403]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LOG10([.C404])" office:value-type="float" office:value="9">
            <text:p>9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4]);[.A404];[.M404])" office:value-type="float" office:value="9">
            <text:p>9</text:p>
          </table:table-cell>
          <table:table-cell table:style-name="Default" table:formula="of:=IF(ISBLANK([.O404]);IF(ISERROR([.B404]);&quot;Err:&quot;&amp;ORG.OPENOFFICE.ERRORTYPE([.B404])=[.M404];OR([.P404]=[.B404];AND(ISNUMBER([.P404]);ISNUMBER([.B404]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10([.C405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05]);[.A405];[.M405])" office:value-type="string" office:string-value="Err:502">
            <text:p>Err:502</text:p>
          </table:table-cell>
          <table:table-cell table:style-name="Default" table:formula="of:=IF(ISBLANK([.O405]);IF(ISERROR([.B405]);&quot;Err:&quot;&amp;ORG.OPENOFFICE.ERRORTYPE([.B405])=[.M405];OR([.P405]=[.B405];AND(ISNUMBER([.P405]);ISNUMBER([.B405]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10([.C406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AND(ISNUMBER([.P406]);ISNUMBER([.B406]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OD([.C408];[.D408])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style-name="ce10"/>
          <table:table-cell/>
          <table:table-cell/>
          <table:table-cell table:style-name="Default" table:formula="of:=IF(ISBLANK([.M408]);[.A408];[.M408])" office:value-type="float" office:value="0">
            <text:p>0</text:p>
          </table:table-cell>
          <table:table-cell table:style-name="Default" table:formula="of:=IF(ISBLANK([.O408]);IF(ISERROR([.B408]);&quot;Err:&quot;&amp;ORG.OPENOFFICE.ERRORTYPE([.B408])=[.M408];OR([.P408]=[.B408];AND(ISNUMBER([.P408]);ISNUMBER([.B408]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([.C409];[.D409])"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9]);[.A409];[.M409])" office:value-type="float" office:value="2">
            <text:p>2</text:p>
          </table:table-cell>
          <table:table-cell table:style-name="Default" table:formula="of:=IF(ISBLANK([.O409]);IF(ISERROR([.B409]);&quot;Err:&quot;&amp;ORG.OPENOFFICE.ERRORTYPE([.B409])=[.M409];OR([.P409]=[.B409];AND(ISNUMBER([.P409]);ISNUMBER([.B409]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MOD([.C410];[.D410])" office:value-type="float" office:value="-3">
            <text:p>-3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0]);[.A410];[.M410])" office:value-type="float" office:value="-3">
            <text:p>-3</text:p>
          </table:table-cell>
          <table:table-cell table:style-name="Default" table:formula="of:=IF(ISBLANK([.O410]);IF(ISERROR([.B410]);&quot;Err:&quot;&amp;ORG.OPENOFFICE.ERRORTYPE([.B410])=[.M410];OR([.P410]=[.B410];AND(ISNUMBER([.P410]);ISNUMBER([.B410]);OR(AND([.P410]=0;ABS([.B410])&lt;1E-307);&quot;&quot;&amp;[.B410]=&quot;&quot;&amp;[.P410]))));[.O4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([.C411];[.D411])" office:value-type="float" office:value="3">
            <text:p>3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1]);[.A411];[.M411])" office:value-type="float" office:value="3">
            <text:p>3</text:p>
          </table:table-cell>
          <table:table-cell table:style-name="Default" table:formula="of:=IF(ISBLANK([.O411]);IF(ISERROR([.B411]);&quot;Err:&quot;&amp;ORG.OPENOFFICE.ERRORTYPE([.B411])=[.M411];OR([.P411]=[.B411];AND(ISNUMBER([.P411]);ISNUMBER([.B411]);OR(AND([.P411]=0;ABS([.B411])&lt;1E-307);&quot;&quot;&amp;[.B411]=&quot;&quot;&amp;[.P411]))));[.O4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MOD([.C412];[.D412])" office:value-type="float" office:value="-2">
            <text:p>-2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2]);[.A412];[.M412])" office:value-type="float" office:value="-2">
            <text:p>-2</text:p>
          </table:table-cell>
          <table:table-cell table:style-name="Default" table:formula="of:=IF(ISBLANK([.O412]);IF(ISERROR([.B412]);&quot;Err:&quot;&amp;ORG.OPENOFFICE.ERRORTYPE([.B412])=[.M412];OR([.P412]=[.B412];AND(ISNUMBER([.P412]);ISNUMBER([.B412]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OD([.C413];[.D413])"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.5">
            <text:p>5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3]);[.A413];[.M413])" office:value-type="float" office:value="0.5">
            <text:p>0.5</text:p>
          </table:table-cell>
          <table:table-cell table:style-name="Default" table:formula="of:=IF(ISBLANK([.O413]);IF(ISERROR([.B413]);&quot;Err:&quot;&amp;ORG.OPENOFFICE.ERRORTYPE([.B413])=[.M413];OR([.P413]=[.B413];AND(ISNUMBER([.P413]);ISNUMBER([.B413]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4">
            <text:p>1.84</text:p>
          </table:table-cell>
          <table:table-cell table:formula="of:=MOD([.C414];[.D414])" office:value-type="float" office:value="1.84">
            <text:p>1.8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.01">
            <text:p>2.0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4]);[.A414];[.M414])" office:value-type="float" office:value="1.84">
            <text:p>1.84</text:p>
          </table:table-cell>
          <table:table-cell table:style-name="Default" table:formula="of:=IF(ISBLANK([.O414]);IF(ISERROR([.B414]);&quot;Err:&quot;&amp;ORG.OPENOFFICE.ERRORTYPE([.B414])=[.M414];OR([.P414]=[.B414];AND(ISNUMBER([.P414]);ISNUMBER([.B414]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MOD([.C415];[.D415])" office:value-type="float" office:value="0">
            <text:p>#VALUE!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15]);[.A415];[.M415])" office:value-type="string" office:string-value="Err:519">
            <text:p>Err:519</text:p>
          </table:table-cell>
          <table:table-cell table:style-name="Default" table:formula="of:=IF(ISBLANK([.O415]);IF(ISERROR([.B415]);&quot;Err:&quot;&amp;ORG.OPENOFFICE.ERRORTYPE([.B415])=[.M415];OR([.P415]=[.B415];AND(ISNUMBER([.P415]);ISNUMBER([.B415]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316227766016838">
            <text:p>0.03162</text:p>
          </table:table-cell>
          <table:table-cell table:formula="of:=SQRT([.C417])" office:value-type="float" office:value="0.0316227766016838">
            <text:p>0.03162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style-name="ce10"/>
          <table:table-cell/>
          <table:table-cell/>
          <table:table-cell table:style-name="Default" table:formula="of:=IF(ISBLANK([.M417]);[.A417];[.M417])" office:value-type="float" office:value="0.0316227766016838">
            <text:p>0.03162</text:p>
          </table:table-cell>
          <table:table-cell table:style-name="Default" table:formula="of:=IF(ISBLANK([.O417]);IF(ISERROR([.B417]);&quot;Err:&quot;&amp;ORG.OPENOFFICE.ERRORTYPE([.B417])=[.M417];OR([.P417]=[.B417];AND(ISNUMBER([.P417]);ISNUMBER([.B417]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SQRT([.C418])" office:value-type="float" office:value="0.1">
            <text:p>0.1</text:p>
          </table:table-cell>
          <table:table-cell table:style-name="ce7" office:value-type="float" office:value="0.01">
            <text:p>0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8]);[.A418];[.M418])" office:value-type="float" office:value="0.1">
            <text:p>0.1</text:p>
          </table:table-cell>
          <table:table-cell table:style-name="Default" table:formula="of:=IF(ISBLANK([.O418]);IF(ISERROR([.B418]);&quot;Err:&quot;&amp;ORG.OPENOFFICE.ERRORTYPE([.B418])=[.M418];OR([.P418]=[.B418];AND(ISNUMBER([.P418]);ISNUMBER([.B418]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498743710662">
            <text:p>0.99499</text:p>
          </table:table-cell>
          <table:table-cell table:formula="of:=SQRT([.C419])" office:value-type="float" office:value="0.99498743710662">
            <text:p>0.99499</text:p>
          </table:table-cell>
          <table:table-cell table:style-name="ce7" office:value-type="float" office:value="0.99">
            <text:p>0.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9]);[.A419];[.M419])" office:value-type="float" office:value="0.99498743710662">
            <text:p>0.99499</text:p>
          </table:table-cell>
          <table:table-cell table:style-name="Default" table:formula="of:=IF(ISBLANK([.O419]);IF(ISERROR([.B419]);&quot;Err:&quot;&amp;ORG.OPENOFFICE.ERRORTYPE([.B419])=[.M419];OR([.P419]=[.B419];AND(ISNUMBER([.P419]);ISNUMBER([.B419]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QRT([.C42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0]);[.A420];[.M420])" office:value-type="float" office:value="1">
            <text:p>1</text:p>
          </table:table-cell>
          <table:table-cell table:style-name="Default" table:formula="of:=IF(ISBLANK([.O420]);IF(ISERROR([.B420]);&quot;Err:&quot;&amp;ORG.OPENOFFICE.ERRORTYPE([.B420])=[.M420];OR([.P420]=[.B420];AND(ISNUMBER([.P420]);ISNUMBER([.B420]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498756211209">
            <text:p>1.00499</text:p>
          </table:table-cell>
          <table:table-cell table:formula="of:=SQRT([.C421])" office:value-type="float" office:value="1.00498756211209">
            <text:p>1.00499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1]);[.A421];[.M421])" office:value-type="float" office:value="1.00498756211209">
            <text:p>1.00499</text:p>
          </table:table-cell>
          <table:table-cell table:style-name="Default" table:formula="of:=IF(ISBLANK([.O421]);IF(ISERROR([.B421]);&quot;Err:&quot;&amp;ORG.OPENOFFICE.ERRORTYPE([.B421])=[.M421];OR([.P421]=[.B421];AND(ISNUMBER([.P421]);ISNUMBER([.B421]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6227766016838">
            <text:p>3.16228</text:p>
          </table:table-cell>
          <table:table-cell table:formula="of:=SQRT([.C422])" office:value-type="float" office:value="3.16227766016838">
            <text:p>3.16228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2]);[.A422];[.M422])" office:value-type="float" office:value="3.16227766016838">
            <text:p>3.16228</text:p>
          </table:table-cell>
          <table:table-cell table:style-name="Default" table:formula="of:=IF(ISBLANK([.O422]);IF(ISERROR([.B422]);&quot;Err:&quot;&amp;ORG.OPENOFFICE.ERRORTYPE([.B422])=[.M422];OR([.P422]=[.B422];AND(ISNUMBER([.P422]);ISNUMBER([.B422]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QRT([.C423])" office:value-type="float" office:value="10">
            <text:p>1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3]);[.A423];[.M423])" office:value-type="float" office:value="10">
            <text:p>10</text:p>
          </table:table-cell>
          <table:table-cell table:style-name="Default" table:formula="of:=IF(ISBLANK([.O423]);IF(ISERROR([.B423]);&quot;Err:&quot;&amp;ORG.OPENOFFICE.ERRORTYPE([.B423])=[.M423];OR([.P423]=[.B423];AND(ISNUMBER([.P423]);ISNUMBER([.B423]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6.227766016838">
            <text:p>316.22777</text:p>
          </table:table-cell>
          <table:table-cell table:formula="of:=SQRT([.C424])" office:value-type="float" office:value="316.227766016838">
            <text:p>316.2277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4]);[.A424];[.M424])" office:value-type="float" office:value="316.227766016838">
            <text:p>316.22777</text:p>
          </table:table-cell>
          <table:table-cell table:style-name="Default" table:formula="of:=IF(ISBLANK([.O424]);IF(ISERROR([.B424]);&quot;Err:&quot;&amp;ORG.OPENOFFICE.ERRORTYPE([.B424])=[.M424];OR([.P424]=[.B424];AND(ISNUMBER([.P424]);ISNUMBER([.B424]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QRT([.C4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5]);[.A425];[.M425])" office:value-type="float" office:value="0">
            <text:p>0</text:p>
          </table:table-cell>
          <table:table-cell table:style-name="Default" table:formula="of:=IF(ISBLANK([.O425]);IF(ISERROR([.B425]);&quot;Err:&quot;&amp;ORG.OPENOFFICE.ERRORTYPE([.B425])=[.M425];OR([.P425]=[.B425];AND(ISNUMBER([.P425]);ISNUMBER([.B425]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SQRT([.C42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26]);[.A426];[.M426])" office:value-type="string" office:string-value="Err:502">
            <text:p>Err:502</text:p>
          </table:table-cell>
          <table:table-cell table:style-name="Default" table:formula="of:=IF(ISBLANK([.O426]);IF(ISERROR([.B426]);&quot;Err:&quot;&amp;ORG.OPENOFFICE.ERRORTYPE([.B426])=[.M426];OR([.P426]=[.B426];AND(ISNUMBER([.P426]);ISNUMBER([.B426]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ACT([.C428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AND(ISNUMBER([.P428]);ISNUMBER([.B428]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2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9]);[.A429];[.M429])" office:value-type="float" office:value="1">
            <text:p>1</text:p>
          </table:table-cell>
          <table:table-cell table:style-name="Default" table:formula="of:=IF(ISBLANK([.O429]);IF(ISERROR([.B429]);&quot;Err:&quot;&amp;ORG.OPENOFFICE.ERRORTYPE([.B429])=[.M429];OR([.P429]=[.B429];AND(ISNUMBER([.P429]);ISNUMBER([.B429]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3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0]);[.A430];[.M430])" office:value-type="float" office:value="1">
            <text:p>1</text:p>
          </table:table-cell>
          <table:table-cell table:style-name="Default" table:formula="of:=IF(ISBLANK([.O430]);IF(ISERROR([.B430]);&quot;Err:&quot;&amp;ORG.OPENOFFICE.ERRORTYPE([.B430])=[.M430];OR([.P430]=[.B430];AND(ISNUMBER([.P430]);ISNUMBER([.B430]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3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1]);[.A431];[.M431])" office:value-type="float" office:value="2">
            <text:p>2</text:p>
          </table:table-cell>
          <table:table-cell table:style-name="Default" table:formula="of:=IF(ISBLANK([.O431]);IF(ISERROR([.B431]);&quot;Err:&quot;&amp;ORG.OPENOFFICE.ERRORTYPE([.B431])=[.M431];OR([.P431]=[.B431];AND(ISNUMBER([.P431]);ISNUMBER([.B431]);OR(AND([.P431]=0;ABS([.B431])&lt;1E-307);&quot;&quot;&amp;[.B431]=&quot;&quot;&amp;[.P431]))));[.O4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FACT([.C432])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2]);[.A432];[.M432])" office:value-type="float" office:value="6">
            <text:p>6</text:p>
          </table:table-cell>
          <table:table-cell table:style-name="Default" table:formula="of:=IF(ISBLANK([.O432]);IF(ISERROR([.B432]);&quot;Err:&quot;&amp;ORG.OPENOFFICE.ERRORTYPE([.B432])=[.M432];OR([.P432]=[.B432];AND(ISNUMBER([.P432]);ISNUMBER([.B432]);OR(AND([.P432]=0;ABS([.B432])&lt;1E-307);&quot;&quot;&amp;[.B432]=&quot;&quot;&amp;[.P432]))));[.O4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FACT([.C433])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3]);[.A433];[.M433])" office:value-type="float" office:value="24">
            <text:p>24</text:p>
          </table:table-cell>
          <table:table-cell table:style-name="Default" table:formula="of:=IF(ISBLANK([.O433]);IF(ISERROR([.B433]);&quot;Err:&quot;&amp;ORG.OPENOFFICE.ERRORTYPE([.B433])=[.M433];OR([.P433]=[.B433];AND(ISNUMBER([.P433]);ISNUMBER([.B433]);OR(AND([.P433]=0;ABS([.B433])&lt;1E-307);&quot;&quot;&amp;[.B433]=&quot;&quot;&amp;[.P433]))));[.O4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FACT([.C434])" office:value-type="float" office:value="120">
            <text:p>120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4]);[.A434];[.M434])" office:value-type="float" office:value="120">
            <text:p>120</text:p>
          </table:table-cell>
          <table:table-cell table:style-name="Default" table:formula="of:=IF(ISBLANK([.O434]);IF(ISERROR([.B434]);&quot;Err:&quot;&amp;ORG.OPENOFFICE.ERRORTYPE([.B434])=[.M434];OR([.P434]=[.B434];AND(ISNUMBER([.P434]);ISNUMBER([.B434]);OR(AND([.P434]=0;ABS([.B434])&lt;1E-307);&quot;&quot;&amp;[.B434]=&quot;&quot;&amp;[.P434]))));[.O4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f:=FACT([.C435])" office:value-type="float" office:value="720">
            <text:p>720</text:p>
          </table:table-cell>
          <table:table-cell table:style-name="ce7" office:value-type="float" office:value="6">
            <text:p>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5]);[.A435];[.M435])" office:value-type="float" office:value="720">
            <text:p>720</text:p>
          </table:table-cell>
          <table:table-cell table:style-name="Default" table:formula="of:=IF(ISBLANK([.O435]);IF(ISERROR([.B435]);&quot;Err:&quot;&amp;ORG.OPENOFFICE.ERRORTYPE([.B435])=[.M435];OR([.P435]=[.B435];AND(ISNUMBER([.P435]);ISNUMBER([.B435]);OR(AND([.P435]=0;ABS([.B435])&lt;1E-307);&quot;&quot;&amp;[.B435]=&quot;&quot;&amp;[.P435]))));[.O4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040">
            <text:p>5040</text:p>
          </table:table-cell>
          <table:table-cell table:formula="of:=FACT([.C436])" office:value-type="float" office:value="5040">
            <text:p>5040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6]);[.A436];[.M436])" office:value-type="float" office:value="5040">
            <text:p>5040</text:p>
          </table:table-cell>
          <table:table-cell table:style-name="Default" table:formula="of:=IF(ISBLANK([.O436]);IF(ISERROR([.B436]);&quot;Err:&quot;&amp;ORG.OPENOFFICE.ERRORTYPE([.B436])=[.M436];OR([.P436]=[.B436];AND(ISNUMBER([.P436]);ISNUMBER([.B436]);OR(AND([.P436]=0;ABS([.B436])&lt;1E-307);&quot;&quot;&amp;[.B436]=&quot;&quot;&amp;[.P436]))));[.O4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320">
            <text:p>40320</text:p>
          </table:table-cell>
          <table:table-cell table:formula="of:=FACT([.C437])" office:value-type="float" office:value="40320">
            <text:p>40320</text:p>
          </table:table-cell>
          <table:table-cell table:style-name="ce7" office:value-type="float" office:value="8">
            <text:p>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7]);[.A437];[.M437])" office:value-type="float" office:value="40320">
            <text:p>40320</text:p>
          </table:table-cell>
          <table:table-cell table:style-name="Default" table:formula="of:=IF(ISBLANK([.O437]);IF(ISERROR([.B437]);&quot;Err:&quot;&amp;ORG.OPENOFFICE.ERRORTYPE([.B437])=[.M437];OR([.P437]=[.B437];AND(ISNUMBER([.P437]);ISNUMBER([.B437]);OR(AND([.P437]=0;ABS([.B437])&lt;1E-307);&quot;&quot;&amp;[.B437]=&quot;&quot;&amp;[.P437]))));[.O4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2880">
            <text:p>362880</text:p>
          </table:table-cell>
          <table:table-cell table:formula="of:=FACT([.C438])" office:value-type="float" office:value="362880">
            <text:p>362880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8]);[.A438];[.M438])" office:value-type="float" office:value="362880">
            <text:p>362880</text:p>
          </table:table-cell>
          <table:table-cell table:style-name="Default" table:formula="of:=IF(ISBLANK([.O438]);IF(ISERROR([.B438]);&quot;Err:&quot;&amp;ORG.OPENOFFICE.ERRORTYPE([.B438])=[.M438];OR([.P438]=[.B438];AND(ISNUMBER([.P438]);ISNUMBER([.B438]);OR(AND([.P438]=0;ABS([.B438])&lt;1E-307);&quot;&quot;&amp;[.B438]=&quot;&quot;&amp;[.P438]))));[.O4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28800">
            <text:p>3628800</text:p>
          </table:table-cell>
          <table:table-cell table:formula="of:=FACT([.C439])" office:value-type="float" office:value="3628800">
            <text:p>362880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9]);[.A439];[.M439])" office:value-type="float" office:value="3628800">
            <text:p>3628800</text:p>
          </table:table-cell>
          <table:table-cell table:style-name="Default" table:formula="of:=IF(ISBLANK([.O439]);IF(ISERROR([.B439]);&quot;Err:&quot;&amp;ORG.OPENOFFICE.ERRORTYPE([.B439])=[.M439];OR([.P439]=[.B439];AND(ISNUMBER([.P439]);ISNUMBER([.B439]);OR(AND([.P439]=0;ABS([.B439])&lt;1E-307);&quot;&quot;&amp;[.B439]=&quot;&quot;&amp;[.P439]))));[.O4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9916800">
            <text:p>39916800</text:p>
          </table:table-cell>
          <table:table-cell table:formula="of:=FACT([.C440])" office:value-type="float" office:value="39916800">
            <text:p>3991680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0]);[.A440];[.M440])" office:value-type="float" office:value="39916800">
            <text:p>39916800</text:p>
          </table:table-cell>
          <table:table-cell table:style-name="Default" table:formula="of:=IF(ISBLANK([.O440]);IF(ISERROR([.B440]);&quot;Err:&quot;&amp;ORG.OPENOFFICE.ERRORTYPE([.B440])=[.M440];OR([.P440]=[.B440];AND(ISNUMBER([.P440]);ISNUMBER([.B440]);OR(AND([.P440]=0;ABS([.B440])&lt;1E-307);&quot;&quot;&amp;[.B440]=&quot;&quot;&amp;[.P440]))));[.O4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79001600">
            <text:p>479001600</text:p>
          </table:table-cell>
          <table:table-cell table:formula="of:=FACT([.C441])" office:value-type="float" office:value="479001600">
            <text:p>47900160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1]);[.A441];[.M441])" office:value-type="float" office:value="479001600">
            <text:p>479001600</text:p>
          </table:table-cell>
          <table:table-cell table:style-name="Default" table:formula="of:=IF(ISBLANK([.O441]);IF(ISERROR([.B441]);&quot;Err:&quot;&amp;ORG.OPENOFFICE.ERRORTYPE([.B441])=[.M441];OR([.P441]=[.B441];AND(ISNUMBER([.P441]);ISNUMBER([.B441]);OR(AND([.P441]=0;ABS([.B441])&lt;1E-307);&quot;&quot;&amp;[.B441]=&quot;&quot;&amp;[.P441]))));[.O4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227020800">
            <text:p>6227020800</text:p>
          </table:table-cell>
          <table:table-cell table:formula="of:=FACT([.C442])" office:value-type="float" office:value="6227020800">
            <text:p>622702080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2]);[.A442];[.M442])" office:value-type="float" office:value="6227020800">
            <text:p>6227020800</text:p>
          </table:table-cell>
          <table:table-cell table:style-name="Default" table:formula="of:=IF(ISBLANK([.O442]);IF(ISERROR([.B442]);&quot;Err:&quot;&amp;ORG.OPENOFFICE.ERRORTYPE([.B442])=[.M442];OR([.P442]=[.B442];AND(ISNUMBER([.P442]);ISNUMBER([.B442]);OR(AND([.P442]=0;ABS([.B442])&lt;1E-307);&quot;&quot;&amp;[.B442]=&quot;&quot;&amp;[.P442]))));[.O4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7178291200">
            <text:p>87178291200</text:p>
          </table:table-cell>
          <table:table-cell table:formula="of:=FACT([.C443])" office:value-type="float" office:value="87178291200">
            <text:p>87178291200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3]);[.A443];[.M443])" office:value-type="float" office:value="87178291200">
            <text:p>87178291200</text:p>
          </table:table-cell>
          <table:table-cell table:style-name="Default" table:formula="of:=IF(ISBLANK([.O443]);IF(ISERROR([.B443]);&quot;Err:&quot;&amp;ORG.OPENOFFICE.ERRORTYPE([.B443])=[.M443];OR([.P443]=[.B443];AND(ISNUMBER([.P443]);ISNUMBER([.B443]);OR(AND([.P443]=0;ABS([.B443])&lt;1E-307);&quot;&quot;&amp;[.B443]=&quot;&quot;&amp;[.P443]))));[.O4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07674368000">
            <text:p>1307674368000</text:p>
          </table:table-cell>
          <table:table-cell table:formula="of:=FACT([.C444])" office:value-type="float" office:value="1307674368000">
            <text:p>1307674368000</text:p>
          </table:table-cell>
          <table:table-cell table:style-name="ce7" office:value-type="float" office:value="15">
            <text:p>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4]);[.A444];[.M444])" office:value-type="float" office:value="1307674368000">
            <text:p>1307674368000</text:p>
          </table:table-cell>
          <table:table-cell table:style-name="Default" table:formula="of:=IF(ISBLANK([.O444]);IF(ISERROR([.B444]);&quot;Err:&quot;&amp;ORG.OPENOFFICE.ERRORTYPE([.B444])=[.M444];OR([.P444]=[.B444];AND(ISNUMBER([.P444]);ISNUMBER([.B444]);OR(AND([.P444]=0;ABS([.B444])&lt;1E-307);&quot;&quot;&amp;[.B444]=&quot;&quot;&amp;[.P444]))));[.O4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43290200817664E+018">
            <text:p>2.43290E+018</text:p>
          </table:table-cell>
          <table:table-cell table:formula="of:=FACT([.C445])" office:value-type="float" office:value="2.43290200817664E+018">
            <text:p>2.43290E+018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5]);[.A445];[.M445])" office:value-type="float" office:value="2.43290200817664E+018">
            <text:p>2.43290E+018</text:p>
          </table:table-cell>
          <table:table-cell table:style-name="Default" table:formula="of:=IF(ISBLANK([.O445]);IF(ISERROR([.B445]);&quot;Err:&quot;&amp;ORG.OPENOFFICE.ERRORTYPE([.B445])=[.M445];OR([.P445]=[.B445];AND(ISNUMBER([.P445]);ISNUMBER([.B445]);OR(AND([.P445]=0;ABS([.B445])&lt;1E-307);&quot;&quot;&amp;[.B445]=&quot;&quot;&amp;[.P445]))));[.O4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6])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6]);[.A446];[.M446])" office:value-type="float" office:value="1">
            <text:p>1</text:p>
          </table:table-cell>
          <table:table-cell table:style-name="Default" table:formula="of:=IF(ISBLANK([.O446]);IF(ISERROR([.B446]);&quot;Err:&quot;&amp;ORG.OPENOFFICE.ERRORTYPE([.B446])=[.M446];OR([.P446]=[.B446];AND(ISNUMBER([.P446]);ISNUMBER([.B446]);OR(AND([.P446]=0;ABS([.B446])&lt;1E-307);&quot;&quot;&amp;[.B446]=&quot;&quot;&amp;[.P446]))));[.O4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7])" office:value-type="float" office:value="1">
            <text:p>1</text:p>
          </table:table-cell>
          <table:table-cell table:style-name="ce7" office:value-type="float" office:value="1.9">
            <text:p>1.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7]);[.A447];[.M447])" office:value-type="float" office:value="1">
            <text:p>1</text:p>
          </table:table-cell>
          <table:table-cell table:style-name="Default" table:formula="of:=IF(ISBLANK([.O447]);IF(ISERROR([.B447]);&quot;Err:&quot;&amp;ORG.OPENOFFICE.ERRORTYPE([.B447])=[.M447];OR([.P447]=[.B447];AND(ISNUMBER([.P447]);ISNUMBER([.B447]);OR(AND([.P447]=0;ABS([.B447])&lt;1E-307);&quot;&quot;&amp;[.B447]=&quot;&quot;&amp;[.P447]))));[.O4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48])" office:value-type="float" office:value="2">
            <text:p>2</text:p>
          </table:table-cell>
          <table:table-cell table:style-name="ce7" office:value-type="float" office:value="2.1">
            <text:p>2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8]);[.A448];[.M448])" office:value-type="float" office:value="2">
            <text:p>2</text:p>
          </table:table-cell>
          <table:table-cell table:style-name="Default" table:formula="of:=IF(ISBLANK([.O448]);IF(ISERROR([.B448]);&quot;Err:&quot;&amp;ORG.OPENOFFICE.ERRORTYPE([.B448])=[.M448];OR([.P448]=[.B448];AND(ISNUMBER([.P448]);ISNUMBER([.B448]);OR(AND([.P448]=0;ABS([.B448])&lt;1E-307);&quot;&quot;&amp;[.B448]=&quot;&quot;&amp;[.P448]))));[.O4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0];[.D45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style-name="ce10"/>
          <table:table-cell/>
          <table:table-cell/>
          <table:table-cell table:style-name="Default" table:formula="of:=IF(ISBLANK([.M450]);[.A450];[.M450])" office:value-type="float" office:value="1">
            <text:p>1</text:p>
          </table:table-cell>
          <table:table-cell table:style-name="Default" table:formula="of:=IF(ISBLANK([.O450]);IF(ISERROR([.B450]);&quot;Err:&quot;&amp;ORG.OPENOFFICE.ERRORTYPE([.B450])=[.M450];OR([.P450]=[.B450];AND(ISNUMBER([.P450]);ISNUMBER([.B450]);OR(AND([.P450]=0;ABS([.B450])&lt;1E-307);&quot;&quot;&amp;[.B450]=&quot;&quot;&amp;[.P450]))));[.O4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1];[.D451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1]);[.A451];[.M451])" office:value-type="float" office:value="1">
            <text:p>1</text:p>
          </table:table-cell>
          <table:table-cell table:style-name="Default" table:formula="of:=IF(ISBLANK([.O451]);IF(ISERROR([.B451]);&quot;Err:&quot;&amp;ORG.OPENOFFICE.ERRORTYPE([.B451])=[.M451];OR([.P451]=[.B451];AND(ISNUMBER([.P451]);ISNUMBER([.B451]);OR(AND([.P451]=0;ABS([.B451])&lt;1E-307);&quot;&quot;&amp;[.B451]=&quot;&quot;&amp;[.P451]))));[.O4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2];[.D452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2]);[.A452];[.M452])" office:value-type="float" office:value="1">
            <text:p>1</text:p>
          </table:table-cell>
          <table:table-cell table:style-name="Default" table:formula="of:=IF(ISBLANK([.O452]);IF(ISERROR([.B452]);&quot;Err:&quot;&amp;ORG.OPENOFFICE.ERRORTYPE([.B452])=[.M452];OR([.P452]=[.B452];AND(ISNUMBER([.P452]);ISNUMBER([.B452]);OR(AND([.P452]=0;ABS([.B452])&lt;1E-307);&quot;&quot;&amp;[.B452]=&quot;&quot;&amp;[.P452]))));[.O4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3];[.D453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3]);[.A453];[.M453])" office:value-type="float" office:value="1">
            <text:p>1</text:p>
          </table:table-cell>
          <table:table-cell table:style-name="Default" table:formula="of:=IF(ISBLANK([.O453]);IF(ISERROR([.B453]);&quot;Err:&quot;&amp;ORG.OPENOFFICE.ERRORTYPE([.B453])=[.M453];OR([.P453]=[.B453];AND(ISNUMBER([.P453]);ISNUMBER([.B453]);OR(AND([.P453]=0;ABS([.B453])&lt;1E-307);&quot;&quot;&amp;[.B453]=&quot;&quot;&amp;[.P453]))));[.O4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MBIN([.C454];[.D45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4]);[.A454];[.M454])" office:value-type="float" office:value="2">
            <text:p>2</text:p>
          </table:table-cell>
          <table:table-cell table:style-name="Default" table:formula="of:=IF(ISBLANK([.O454]);IF(ISERROR([.B454]);&quot;Err:&quot;&amp;ORG.OPENOFFICE.ERRORTYPE([.B454])=[.M454];OR([.P454]=[.B454];AND(ISNUMBER([.P454]);ISNUMBER([.B454]);OR(AND([.P454]=0;ABS([.B454])&lt;1E-307);&quot;&quot;&amp;[.B454]=&quot;&quot;&amp;[.P454]))));[.O4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5];[.D455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5]);[.A455];[.M455])" office:value-type="float" office:value="1">
            <text:p>1</text:p>
          </table:table-cell>
          <table:table-cell table:style-name="Default" table:formula="of:=IF(ISBLANK([.O455]);IF(ISERROR([.B455]);&quot;Err:&quot;&amp;ORG.OPENOFFICE.ERRORTYPE([.B455])=[.M455];OR([.P455]=[.B455];AND(ISNUMBER([.P455]);ISNUMBER([.B455]);OR(AND([.P455]=0;ABS([.B455])&lt;1E-307);&quot;&quot;&amp;[.B455]=&quot;&quot;&amp;[.P455]))));[.O4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6];[.D456])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6]);[.A456];[.M456])" office:value-type="float" office:value="1">
            <text:p>1</text:p>
          </table:table-cell>
          <table:table-cell table:style-name="Default" table:formula="of:=IF(ISBLANK([.O456]);IF(ISERROR([.B456]);&quot;Err:&quot;&amp;ORG.OPENOFFICE.ERRORTYPE([.B456])=[.M456];OR([.P456]=[.B456];AND(ISNUMBER([.P456]);ISNUMBER([.B456]);OR(AND([.P456]=0;ABS([.B456])&lt;1E-307);&quot;&quot;&amp;[.B456]=&quot;&quot;&amp;[.P456]))));[.O4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7];[.D457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7]);[.A457];[.M457])" office:value-type="float" office:value="3">
            <text:p>3</text:p>
          </table:table-cell>
          <table:table-cell table:style-name="Default" table:formula="of:=IF(ISBLANK([.O457]);IF(ISERROR([.B457]);&quot;Err:&quot;&amp;ORG.OPENOFFICE.ERRORTYPE([.B457])=[.M457];OR([.P457]=[.B457];AND(ISNUMBER([.P457]);ISNUMBER([.B457]);OR(AND([.P457]=0;ABS([.B457])&lt;1E-307);&quot;&quot;&amp;[.B457]=&quot;&quot;&amp;[.P457]))));[.O4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8];[.D458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8]);[.A458];[.M458])" office:value-type="float" office:value="3">
            <text:p>3</text:p>
          </table:table-cell>
          <table:table-cell table:style-name="Default" table:formula="of:=IF(ISBLANK([.O458]);IF(ISERROR([.B458]);&quot;Err:&quot;&amp;ORG.OPENOFFICE.ERRORTYPE([.B458])=[.M458];OR([.P458]=[.B458];AND(ISNUMBER([.P458]);ISNUMBER([.B458]);OR(AND([.P458]=0;ABS([.B458])&lt;1E-307);&quot;&quot;&amp;[.B458]=&quot;&quot;&amp;[.P458]))));[.O4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9];[.D459])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9]);[.A459];[.M459])" office:value-type="float" office:value="1">
            <text:p>1</text:p>
          </table:table-cell>
          <table:table-cell table:style-name="Default" table:formula="of:=IF(ISBLANK([.O459]);IF(ISERROR([.B459]);&quot;Err:&quot;&amp;ORG.OPENOFFICE.ERRORTYPE([.B459])=[.M459];OR([.P459]=[.B459];AND(ISNUMBER([.P459]);ISNUMBER([.B459]);OR(AND([.P459]=0;ABS([.B459])&lt;1E-307);&quot;&quot;&amp;[.B459]=&quot;&quot;&amp;[.P459]))));[.O4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OMBIN([.C460];[.D460])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0]);[.A460];[.M460])" office:value-type="float" office:value="10">
            <text:p>10</text:p>
          </table:table-cell>
          <table:table-cell table:style-name="Default" table:formula="of:=IF(ISBLANK([.O460]);IF(ISERROR([.B460]);&quot;Err:&quot;&amp;ORG.OPENOFFICE.ERRORTYPE([.B460])=[.M460];OR([.P460]=[.B460];AND(ISNUMBER([.P460]);ISNUMBER([.B460]);OR(AND([.P460]=0;ABS([.B460])&lt;1E-307);&quot;&quot;&amp;[.B460]=&quot;&quot;&amp;[.P460]))));[.O4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52">
            <text:p>252</text:p>
          </table:table-cell>
          <table:table-cell table:formula="of:=COMBIN([.C461];[.D461])" office:value-type="float" office:value="252">
            <text:p>25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1]);[.A461];[.M461])" office:value-type="float" office:value="252">
            <text:p>252</text:p>
          </table:table-cell>
          <table:table-cell table:style-name="Default" table:formula="of:=IF(ISBLANK([.O461]);IF(ISERROR([.B461]);&quot;Err:&quot;&amp;ORG.OPENOFFICE.ERRORTYPE([.B461])=[.M461];OR([.P461]=[.B461];AND(ISNUMBER([.P461]);ISNUMBER([.B461]);OR(AND([.P461]=0;ABS([.B461])&lt;1E-307);&quot;&quot;&amp;[.B461]=&quot;&quot;&amp;[.P461]))));[.O4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COMBIN([.C462];[.D462])" office:value-type="float" office:value="120">
            <text:p>1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2]);[.A462];[.M462])" office:value-type="float" office:value="120">
            <text:p>120</text:p>
          </table:table-cell>
          <table:table-cell table:style-name="Default" table:formula="of:=IF(ISBLANK([.O462]);IF(ISERROR([.B462]);&quot;Err:&quot;&amp;ORG.OPENOFFICE.ERRORTYPE([.B462])=[.M462];OR([.P462]=[.B462];AND(ISNUMBER([.P462]);ISNUMBER([.B462]);OR(AND([.P462]=0;ABS([.B462])&lt;1E-307);&quot;&quot;&amp;[.B462]=&quot;&quot;&amp;[.P462]))));[.O4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3];[.D46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AND(ISNUMBER([.P463]);ISNUMBER([.B463]);OR(AND([.P463]=0;ABS([.B463])&lt;1E-307);&quot;&quot;&amp;[.B463]=&quot;&quot;&amp;[.P463]))));[.O4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4];[.D46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4]);[.A464];[.M464])" office:value-type="string" office:string-value="Err:502">
            <text:p>Err:502</text:p>
          </table:table-cell>
          <table:table-cell table:style-name="Default" table:formula="of:=IF(ISBLANK([.O464]);IF(ISERROR([.B464]);&quot;Err:&quot;&amp;ORG.OPENOFFICE.ERRORTYPE([.B464])=[.M464];OR([.P464]=[.B464];AND(ISNUMBER([.P464]);ISNUMBER([.B464]);OR(AND([.P464]=0;ABS([.B464])&lt;1E-307);&quot;&quot;&amp;[.B464]=&quot;&quot;&amp;[.P464]))));[.O4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5];[.D465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5]);[.A465];[.M465])" office:value-type="string" office:string-value="Err:502">
            <text:p>Err:502</text:p>
          </table:table-cell>
          <table:table-cell table:style-name="Default" table:formula="of:=IF(ISBLANK([.O465]);IF(ISERROR([.B465]);&quot;Err:&quot;&amp;ORG.OPENOFFICE.ERRORTYPE([.B465])=[.M465];OR([.P465]=[.B465];AND(ISNUMBER([.P465]);ISNUMBER([.B465]);OR(AND([.P465]=0;ABS([.B465])&lt;1E-307);&quot;&quot;&amp;[.B465]=&quot;&quot;&amp;[.P465]))));[.O465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535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р.</number:text>
    </number:number-style>
    <number:number-style style:name="N169">
      <number:text>-</number:text>
      <number:number number:decimal-places="0" number:min-integer-digits="1" number:grouping="true"/>
      <number:text>р.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р.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р.</number:text>
    </number:number-style>
    <number:number-style style:name="N172">
      <number:text>-</number:text>
      <number:number number:decimal-places="2" number:min-integer-digits="1" number:grouping="true"/>
      <number:text>р.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р.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р. </number:text>
    </number:number-style>
    <number:number-style style:name="N177P1" style:volatile="true">
      <number:text>-</number:text>
      <number:number number:decimal-places="0" number:min-integer-digits="1" number:grouping="true"/>
      <number:text>р. </number:text>
    </number:number-style>
    <number:number-style style:name="N177P2" style:volatile="true">
      <number:text> -р.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р. </number:text>
    </number:number-style>
    <number:number-style style:name="N185P1" style:volatile="true">
      <number:text>-</number:text>
      <number:number number:decimal-places="2" number:min-integer-digits="1" number:grouping="true"/>
      <number:text>р. </number:text>
    </number:number-style>
    <number:number-style style:name="N185P2" style:volatile="true">
      <number:text> -</number:text>
      <number:number number:decimal-places="0" number:min-integer-digits="0"/>
      <number:text>р.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</number:text>
    </number:number-style>
    <number:number-style style:name="N189P1" style:volatile="true">
      <number:text>-</number:text>
      <number:number number:decimal-places="2" number:min-integer-digits="1" number:grouping="true"/>
      <number:text>    </number:text>
    </number:number-style>
    <number:number-style style:name="N189P2" style:volatile="true">
      <number:text> -</number:text>
      <number:number number: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2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eter Arrenbrecht</meta:initial-creator>
    <meta:creation-date>2005-11-22T22:05:38</meta:creation-date>
    <dc:date>2010-08-02T12:44:23.47</dc:date>
    <meta:editing-cycles>8</meta:editing-cycles>
    <meta:editing-duration>PT00H46M09S</meta:editing-duration>
    <dc:creator>Boris Samsonov</dc:creator>
    <meta:document-statistic meta:table-count="1" meta:cell-count="3623" meta:object-count="0"/>
    <meta:user-defined meta:name="Info 1"/>
    <meta:user-defined meta:name="Info 2"/>
    <meta:user-defined meta:name="Info 3"/>
    <meta:user-defined meta:name="Info 4"/>
  </office:meta>
</office:document-meta>
</file>